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30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8.1mm"/>
    </style:style>
    <style:style style:name="co6" style:family="table-column">
      <style:table-column-properties fo:break-before="auto" style:column-width="14.08mm"/>
    </style:style>
    <style:style style:name="co7" style:family="table-column">
      <style:table-column-properties fo:break-before="auto" style:column-width="16.19mm"/>
    </style:style>
    <style:style style:name="co8" style:family="table-column">
      <style:table-column-properties fo:break-before="auto" style:column-width="7.13mm"/>
    </style:style>
    <style:style style:name="co9" style:family="table-column">
      <style:table-column-properties fo:break-before="auto" style:column-width="6.93mm"/>
    </style:style>
    <style:style style:name="co10" style:family="table-column">
      <style:table-column-properties fo:break-before="auto" style:column-width="71.19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9.1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0.3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ffcccc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5000b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101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Üniversite Adı/Fakülte</text:p>
          </table:table-cell>
          <table:table-cell table:style-name="ce1" office:value-type="string" calcext:value-type="string">
            <text:p>Bölüm Adı</text:p>
          </table:table-cell>
          <table:table-cell table:style-name="ce1" office:value-type="string" calcext:value-type="string">
            <text:p>Puan Türü</text:p>
          </table:table-cell>
          <table:table-cell table:style-name="ce1" office:value-type="string" calcext:value-type="string">
            <text:p>Kontenjan*</text:p>
            <text:p>2017</text:p>
            <text:p>2016</text:p>
            <text:p>2015</text:p>
            <text:p>2014</text:p>
          </table:table-cell>
          <table:table-cell table:style-name="ce1" office:value-type="string" calcext:value-type="string">
            <text:p>Yerleşen</text:p>
            <text:p>2017</text:p>
            <text:p>2016</text:p>
            <text:p>2015</text:p>
            <text:p>2014</text:p>
          </table:table-cell>
          <table:table-cell table:style-name="ce1" office:value-type="string" calcext:value-type="string">
            <text:p>Başarı Sırası (0.12)</text:p>
            <text:p>2017</text:p>
            <text:p>2016</text:p>
            <text:p>2015</text:p>
            <text:p>2014</text:p>
          </table:table-cell>
          <table:table-cell table:style-name="ce1" office:value-type="string" calcext:value-type="string">
            <text:p>Taban Puan</text:p>
            <text:p>2017</text:p>
            <text:p>2016</text:p>
            <text:p>2015</text:p>
            <text:p>2014</text:p>
          </table:table-cell>
          <table:table-cell office:value-type="string" calcext:value-type="string">
            <text:p>Ödenecek</text:p>
          </table:table-cell>
          <table:table-cell office:value-type="string" calcext:value-type="string">
            <text:p>burs</text:p>
          </table:table-cell>
          <table:table-cell office:value-type="string" calcext:value-type="string">
            <text:p>yıllık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AĞLIK BİLİMLERİ ÜNİVERSİTESİ</text:p>
            <text:p>Gülhane Tıp Fakültesi</text:p>
          </table:table-cell>
          <table:table-cell table:style-name="ce2" office:value-type="string" calcext:value-type="string">
            <text:p>Tıp (Gülhane)(Kız)(İçişleri Bakanlığı Adına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 + 1</text:p>
            <text:p>0 + 0</text:p>
            <text:p>0 + 0</text:p>
            <text:p>0 + 0</text:p>
          </table:table-cell>
          <table:table-cell table:style-name="ce2" office:value-type="string" calcext:value-type="string">
            <text:p>6</text:p>
            <text:p>0</text:p>
            <text:p>0</text:p>
            <text:p>0</text:p>
          </table:table-cell>
          <table:table-cell table:style-name="ce2" office:value-type="string" calcext:value-type="string">
            <text:p>16.498</text:p>
            <text:p>—</text:p>
            <text:p>—</text:p>
            <text:p>—</text:p>
          </table:table-cell>
          <table:table-cell table:style-name="ce2" office:value-type="string" calcext:value-type="string">
            <text:p>455,52331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ĞLIK BİLİMLERİ ÜNİVERSİTESİ</text:p>
            <text:p>Gülhane Tıp Fakültesi</text:p>
          </table:table-cell>
          <table:table-cell table:style-name="ce2" office:value-type="string" calcext:value-type="string">
            <text:p>Tıp</text:p>
            <text:p>(Gülhane)(Kız)(Milli Savunma Bakanlığı Adına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1</text:p>
            <text:p>0 + 0</text:p>
            <text:p>0 + 0</text:p>
            <text:p>0 + 0</text:p>
          </table:table-cell>
          <table:table-cell table:style-name="ce2" office:value-type="string" calcext:value-type="string">
            <text:p>21</text:p>
            <text:p>0</text:p>
            <text:p>0</text:p>
            <text:p>0</text:p>
          </table:table-cell>
          <table:table-cell table:style-name="ce2" office:value-type="string" calcext:value-type="string">
            <text:p>18.736</text:p>
            <text:p>—</text:p>
            <text:p>—</text:p>
            <text:p>—</text:p>
          </table:table-cell>
          <table:table-cell table:style-name="ce2" office:value-type="string" calcext:value-type="string">
            <text:p>450,80537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ĞLIK BİLİMLERİ ÜNİVERSİTESİ</text:p>
            <text:p>Gülhane Tıp Fakültesi</text:p>
          </table:table-cell>
          <table:table-cell table:style-name="ce2" office:value-type="string" calcext:value-type="string">
            <text:p>Tıp (Gülhane)(Erkek)(İçişleri Bakanlığı Adına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 + 1</text:p>
            <text:p>0 + 0</text:p>
            <text:p>0 + 0</text:p>
            <text:p>0 + 0</text:p>
          </table:table-cell>
          <table:table-cell table:style-name="ce2" office:value-type="string" calcext:value-type="string">
            <text:p>16</text:p>
            <text:p>0</text:p>
            <text:p>0</text:p>
            <text:p>0</text:p>
          </table:table-cell>
          <table:table-cell table:style-name="ce2" office:value-type="string" calcext:value-type="string">
            <text:p>21.438</text:p>
            <text:p>—</text:p>
            <text:p>—</text:p>
            <text:p>—</text:p>
          </table:table-cell>
          <table:table-cell table:style-name="ce2" office:value-type="string" calcext:value-type="string">
            <text:p>445,34510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ĞLIK BİLİMLERİ ÜNİVERSİTESİ</text:p>
            <text:p>Gülhane Tıp Fakültesi</text:p>
          </table:table-cell>
          <table:table-cell table:style-name="ce2" office:value-type="string" calcext:value-type="string">
            <text:p>Tıp (Gülhane)(Erkek)</text:p>
            <text:p>(Milli Savunma Bakanlığı Adına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0 + 2</text:p>
            <text:p>0 + 0</text:p>
            <text:p>0 + 0</text:p>
            <text:p>0 + 0</text:p>
          </table:table-cell>
          <table:table-cell table:style-name="ce2" office:value-type="string" calcext:value-type="string">
            <text:p>82</text:p>
            <text:p>0</text:p>
            <text:p>0</text:p>
            <text:p>0</text:p>
          </table:table-cell>
          <table:table-cell table:style-name="ce2" office:value-type="string" calcext:value-type="string">
            <text:p>23.612</text:p>
            <text:p>—</text:p>
            <text:p>—</text:p>
            <text:p>—</text:p>
          </table:table-cell>
          <table:table-cell table:style-name="ce2" office:value-type="string" calcext:value-type="string">
            <text:p>441,05242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ĞLIK BİLİMLERİ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0 + 2</text:p>
            <text:p>60 + 2</text:p>
            <text:p>0 + 0</text:p>
            <text:p>0 + 0</text:p>
          </table:table-cell>
          <table:table-cell table:style-name="ce2" office:value-type="string" calcext:value-type="string">
            <text:p>82</text:p>
            <text:p>62</text:p>
            <text:p>0</text:p>
            <text:p>0</text:p>
          </table:table-cell>
          <table:table-cell table:style-name="ce2" office:value-type="string" calcext:value-type="string">
            <text:p>6.016</text:p>
            <text:p>6.660</text:p>
            <text:p>—</text:p>
            <text:p>—</text:p>
          </table:table-cell>
          <table:table-cell table:style-name="ce2" office:value-type="string" calcext:value-type="string">
            <text:p>485,51393</text:p>
            <text:p>488,11240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ĞLIK BİLİMLERİ ÜNİVERSİTESİ</text:p>
            <text:p>Gülhane Tıp Fakültesi</text:p>
          </table:table-cell>
          <table:table-cell table:style-name="ce2" office:value-type="string" calcext:value-type="string">
            <text:p>Tıp (Gülhan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0 + 4</text:p>
            <text:p>0 + 0</text:p>
            <text:p>0 + 0</text:p>
            <text:p>0 + 0</text:p>
          </table:table-cell>
          <table:table-cell table:style-name="ce2" office:value-type="string" calcext:value-type="string">
            <text:p>154</text:p>
            <text:p>0</text:p>
            <text:p>0</text:p>
            <text:p>0</text:p>
          </table:table-cell>
          <table:table-cell table:style-name="ce2" office:value-type="string" calcext:value-type="string">
            <text:p>11.416</text:p>
            <text:p>—</text:p>
            <text:p>—</text:p>
            <text:p>—</text:p>
          </table:table-cell>
          <table:table-cell table:style-name="ce2" office:value-type="string" calcext:value-type="string">
            <text:p>467,99622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İTİ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25 + 1</text:p>
            <text:p>25 + 1</text:p>
            <text:p>25 + 1</text:p>
          </table:table-cell>
          <table:table-cell table:style-name="ce2" office:value-type="string" calcext:value-type="string">
            <text:p>62</text:p>
            <text:p>26</text:p>
            <text:p>26</text:p>
            <text:p>26</text:p>
          </table:table-cell>
          <table:table-cell table:style-name="ce2" office:value-type="string" calcext:value-type="string">
            <text:p>22.656</text:p>
            <text:p>6.580</text:p>
            <text:p>6.610</text:p>
            <text:p>7.270</text:p>
          </table:table-cell>
          <table:table-cell table:style-name="ce2" office:value-type="string" calcext:value-type="string">
            <text:p>442,80807</text:p>
            <text:p>488,38718</text:p>
            <text:p>469,78878</text:p>
            <text:p>476,80152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DIYAMAN ÜNİVERSİTESİ</text:p>
            <text:p>Tıp Fakültesi</text:p>
          </table:table-cell>
          <table:table-cell table:style-name="ce3" office:value-type="string" calcext:value-type="string">
            <text:p>Tıp</text:p>
          </table:table-cell>
          <table:table-cell table:style-name="ce3" office:value-type="string" calcext:value-type="string">
            <text:p>SAYISAL</text:p>
            <text:p>(2017:MF-3)</text:p>
          </table:table-cell>
          <table:table-cell table:style-name="ce3" office:value-type="string" calcext:value-type="string">
            <text:p>115 + 3</text:p>
            <text:p>100 + 3</text:p>
            <text:p>90 + 3</text:p>
            <text:p>60 + 2</text:p>
          </table:table-cell>
          <table:table-cell table:style-name="ce3" office:value-type="string" calcext:value-type="string">
            <text:p>118</text:p>
            <text:p>103</text:p>
            <text:p>93</text:p>
            <text:p>62</text:p>
          </table:table-cell>
          <table:table-cell table:style-name="ce3" office:value-type="string" calcext:value-type="string">
            <text:p>17.094</text:p>
            <text:p>15.900</text:p>
            <text:p>15.100</text:p>
            <text:p>14.800</text:p>
          </table:table-cell>
          <table:table-cell table:style-name="ce3" office:value-type="string" calcext:value-type="string">
            <text:p>454,24006</text:p>
            <text:p>461,67726</text:p>
            <text:p>442,17383</text:p>
            <text:p>452,26611</text:p>
          </table:table-cell>
          <table:table-cell table:style-name="ce5" table:number-columns-repeated="3"/>
          <table:table-cell table:style-name="ce6" table:number-columns-repeated="1014"/>
        </table:table-row>
        <table:table-row table:style-name="ro3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" table:number-columns-repeated="7"/>
          <table:table-cell table:number-columns-repeated="1017"/>
        </table:table-row>
        <table:table-row table:style-name="ro3">
          <table:table-cell table:style-name="ce2" office:value-type="string" calcext:value-type="string">
            <text:p>DOĞU AKDENİZ ÜNİVERSİTESİ</text:p>
            <text:p>Tıp Fakültesi(KKTC)</text:p>
          </table:table-cell>
          <table:table-cell table:style-name="ce2" office:value-type="string" calcext:value-type="string">
            <text:p>Tıp</text:p>
            <text:p>(İngilizce)(UOLP-Marmara Üniversitesi)(T.C. Vatandaşları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5 + 0</text:p>
            <text:p>5 + 0</text:p>
            <text:p>5 + 0</text:p>
          </table:table-cell>
          <table:table-cell table:style-name="ce2" office:value-type="string" calcext:value-type="string">
            <text:p>3</text:p>
            <text:p>5</text:p>
            <text:p>5</text:p>
            <text:p>5</text:p>
          </table:table-cell>
          <table:table-cell table:style-name="ce2" office:value-type="string" calcext:value-type="string">
            <text:p>11.107</text:p>
            <text:p>13.400</text:p>
            <text:p>13.700</text:p>
            <text:p>14.600</text:p>
          </table:table-cell>
          <table:table-cell table:style-name="ce2" office:value-type="string" calcext:value-type="string">
            <text:p>468,87640</text:p>
            <text:p>467,71556</text:p>
            <text:p>446,18151</text:p>
            <text:p>452,78941</text:p>
          </table:table-cell>
          <table:table-cell table:style-name="ce5" table:formula="of:=[.J16]-([.J16]*[.I16]/100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BİLİM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9 + 0</text:p>
            <text:p>10 + 0</text:p>
            <text:p>8 + 0</text:p>
            <text:p>8 + 0</text:p>
          </table:table-cell>
          <table:table-cell table:style-name="ce2" office:value-type="string" calcext:value-type="string">
            <text:p>9</text:p>
            <text:p>10</text:p>
            <text:p>8</text:p>
            <text:p>8</text:p>
          </table:table-cell>
          <table:table-cell table:style-name="ce2" office:value-type="string" calcext:value-type="string">
            <text:p>6.291</text:p>
            <text:p>4.700</text:p>
            <text:p>5.230</text:p>
            <text:p>4.480</text:p>
          </table:table-cell>
          <table:table-cell table:style-name="ce2" office:value-type="string" calcext:value-type="string">
            <text:p>484,37926</text:p>
            <text:p>496,12228</text:p>
            <text:p>475,89444</text:p>
            <text:p>489,69750</text:p>
          </table:table-cell>
          <table:table-cell table:style-name="ce5" table:formula="of:=[.J17]-([.J17]*[.I17]/100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OĞU AKDENİZ ÜNİVERSİTESİ</text:p>
            <text:p>Tıp Fakültesi(KKTC)</text:p>
          </table:table-cell>
          <table:table-cell table:style-name="ce2" office:value-type="string" calcext:value-type="string">
            <text:p>Tıp (İngilizce)(UOLP-Marmara Üniversitesi)(T.C. Vatandaşları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 + 0</text:p>
            <text:p>5 + 0</text:p>
            <text:p>5 + 0</text:p>
            <text:p>5 + 0</text:p>
          </table:table-cell>
          <table:table-cell table:style-name="ce2" office:value-type="string" calcext:value-type="string">
            <text:p>4</text:p>
            <text:p>5</text:p>
            <text:p>5</text:p>
            <text:p>5</text:p>
          </table:table-cell>
          <table:table-cell table:style-name="ce2" office:value-type="string" calcext:value-type="string">
            <text:p>18.249</text:p>
            <text:p>17.400</text:p>
            <text:p>17.000</text:p>
            <text:p>16.700</text:p>
          </table:table-cell>
          <table:table-cell table:style-name="ce2" office:value-type="string" calcext:value-type="string">
            <text:p>451,83673</text:p>
            <text:p>458,45529</text:p>
            <text:p>437,29343</text:p>
            <text:p>447,15231</text:p>
          </table:table-cell>
          <table:table-cell table:style-name="ce5" table:formula="of:=[.J18]-([.J18]*[.I18]/100)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 + 0</text:p>
            <text:p>2 + 0</text:p>
            <text:p>0 + 0</text:p>
            <text:p>0 + 0</text:p>
          </table:table-cell>
          <table:table-cell table:style-name="ce2" office:value-type="string" calcext:value-type="string">
            <text:p>7</text:p>
            <text:p>2</text:p>
            <text:p>0</text:p>
            <text:p>0</text:p>
          </table:table-cell>
          <table:table-cell table:style-name="ce2" office:value-type="string" calcext:value-type="string">
            <text:p>16.950</text:p>
            <text:p>14.000</text:p>
            <text:p>—</text:p>
            <text:p>—</text:p>
          </table:table-cell>
          <table:table-cell table:style-name="ce2" office:value-type="string" calcext:value-type="string">
            <text:p>454,56505</text:p>
            <text:p>466,16098</text:p>
            <text:p>—</text:p>
            <text:p>—</text:p>
          </table:table-cell>
          <table:table-cell table:style-name="ce5" table:formula="of:=[.J19]-([.J19]*[.I19]/100)" office:value-type="float" office:value="28.5" calcext:value-type="float">
            <text:p>28,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 + 0</text:p>
            <text:p>3 + 0</text:p>
            <text:p>0 + 0</text:p>
            <text:p>0 + 0</text:p>
          </table:table-cell>
          <table:table-cell table:style-name="ce2" office:value-type="string" calcext:value-type="string">
            <text:p>5</text:p>
            <text:p>3</text:p>
            <text:p>0</text:p>
            <text:p>0</text:p>
          </table:table-cell>
          <table:table-cell table:style-name="ce2" office:value-type="string" calcext:value-type="string">
            <text:p>17.183</text:p>
            <text:p>17.000</text:p>
            <text:p>—</text:p>
            <text:p>—</text:p>
          </table:table-cell>
          <table:table-cell table:style-name="ce2" office:value-type="string" calcext:value-type="string">
            <text:p>454,05784</text:p>
            <text:p>459,30555</text:p>
            <text:p>—</text:p>
            <text:p>—</text:p>
          </table:table-cell>
          <table:table-cell table:style-name="ce5" table:formula="of:=[.J20]-([.J20]*[.I20]/100)" office:value-type="float" office:value="28.5" calcext:value-type="float">
            <text:p>28,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MEDİPOL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8 + 0</text:p>
            <text:p>67 + 0</text:p>
            <text:p>42 + 0</text:p>
            <text:p>12 + 0</text:p>
          </table:table-cell>
          <table:table-cell table:style-name="ce2" office:value-type="string" calcext:value-type="string">
            <text:p>78</text:p>
            <text:p>67</text:p>
            <text:p>42</text:p>
            <text:p>12</text:p>
          </table:table-cell>
          <table:table-cell table:style-name="ce2" office:value-type="string" calcext:value-type="string">
            <text:p>17.644</text:p>
            <text:p>16.700</text:p>
            <text:p>17.600</text:p>
            <text:p>12.800</text:p>
          </table:table-cell>
          <table:table-cell table:style-name="ce2" office:value-type="string" calcext:value-type="string">
            <text:p>453,16118</text:p>
            <text:p>459,94907</text:p>
            <text:p>435,82006</text:p>
            <text:p>458,13956</text:p>
          </table:table-cell>
          <table:table-cell table:style-name="ce5" table:formula="of:=[.J21]-([.J21]*[.I21]/100)" office:value-type="float" office:value="28.5" calcext:value-type="float">
            <text:p>28,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ALİÇ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0 + 0</text:p>
            <text:p>0 + 0</text:p>
            <text:p>0 + 0</text:p>
          </table:table-cell>
          <table:table-cell table:style-name="ce2" office:value-type="string" calcext:value-type="string">
            <text:p>8</text:p>
            <text:p>0</text:p>
            <text:p>0</text:p>
            <text:p>0</text:p>
          </table:table-cell>
          <table:table-cell table:style-name="ce2" office:value-type="string" calcext:value-type="string">
            <text:p>18.841</text:p>
            <text:p>—</text:p>
            <text:p>—</text:p>
            <text:p>—</text:p>
          </table:table-cell>
          <table:table-cell table:style-name="ce2" office:value-type="string" calcext:value-type="string">
            <text:p>450,56881</text:p>
            <text:p>—</text:p>
            <text:p>—</text:p>
            <text:p>—</text:p>
          </table:table-cell>
          <table:table-cell table:style-name="ce5" table:formula="of:=[.J22]-([.J22]*[.I22]/100)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YENİ YÜZYIL ÜNİVERSİTESİ</text:p>
            <text:p>Tıp Fakültesi(Vakıf)</text:p>
          </table:table-cell>
          <table:table-cell table:style-name="ce2" office:value-type="string" calcext:value-type="string">
            <text:p>Tıp 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7 + 0</text:p>
            <text:p>15 + 0</text:p>
            <text:p>45 + 0</text:p>
            <text:p>0 + 0</text:p>
          </table:table-cell>
          <table:table-cell table:style-name="ce2" office:value-type="string" calcext:value-type="string">
            <text:p>27</text:p>
            <text:p>15</text:p>
            <text:p>45</text:p>
            <text:p>0</text:p>
          </table:table-cell>
          <table:table-cell table:style-name="ce2" office:value-type="string" calcext:value-type="string">
            <text:p>21.378</text:p>
            <text:p>19.900</text:p>
            <text:p>28.200</text:p>
            <text:p>—</text:p>
          </table:table-cell>
          <table:table-cell table:style-name="ce2" office:value-type="string" calcext:value-type="string">
            <text:p>445,46342</text:p>
            <text:p>452,74898</text:p>
            <text:p>412,66529</text:p>
            <text:p>—</text:p>
          </table:table-cell>
          <table:table-cell table:style-name="ce5" table:formula="of:=[.J23]-([.J23]*[.I23]/100)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LTINBAŞ ÜNİVERSİTESİ</text:p>
            <text:p>Tıp Fakültesi(Vakıf)</text:p>
          </table:table-cell>
          <table:table-cell table:style-name="ce3" office:value-type="string" calcext:value-type="string">
            <text:p>Tıp (İngilizce)(%50 Burslu)</text:p>
          </table:table-cell>
          <table:table-cell table:style-name="ce3" office:value-type="string" calcext:value-type="string">
            <text:p>SAYISAL</text:p>
            <text:p>(2017:MF-3)</text:p>
          </table:table-cell>
          <table:table-cell table:style-name="ce3" office:value-type="string" calcext:value-type="string">
            <text:p>7 + 0</text:p>
            <text:p>0 + 0</text:p>
            <text:p>0 + 0</text:p>
            <text:p>0 + 0</text:p>
          </table:table-cell>
          <table:table-cell table:style-name="ce3" office:value-type="string" calcext:value-type="string">
            <text:p>7</text:p>
            <text:p>0</text:p>
            <text:p>0</text:p>
            <text:p>0</text:p>
          </table:table-cell>
          <table:table-cell table:style-name="ce3" office:value-type="string" calcext:value-type="string">
            <text:p>21.993</text:p>
            <text:p>—</text:p>
            <text:p>—</text:p>
            <text:p>—</text:p>
          </table:table-cell>
          <table:table-cell table:style-name="ce3" office:value-type="string" calcext:value-type="string">
            <text:p>444,14770</text:p>
            <text:p>—</text:p>
            <text:p>—</text:p>
            <text:p>—</text:p>
          </table:table-cell>
          <table:table-cell table:style-name="ce5" table:formula="of:=[.J24]-([.J24]*[.I24]/100)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KAN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1 + 0</text:p>
            <text:p>24 + 0</text:p>
            <text:p>0 + 0</text:p>
            <text:p>0 + 0</text:p>
          </table:table-cell>
          <table:table-cell table:style-name="ce2" office:value-type="string" calcext:value-type="string">
            <text:p>21</text:p>
            <text:p>24</text:p>
            <text:p>0</text:p>
            <text:p>0</text:p>
          </table:table-cell>
          <table:table-cell table:style-name="ce2" office:value-type="string" calcext:value-type="string">
            <text:p>20.136</text:p>
            <text:p>17.900</text:p>
            <text:p>—</text:p>
            <text:p>—</text:p>
          </table:table-cell>
          <table:table-cell table:style-name="ce2" office:value-type="string" calcext:value-type="string">
            <text:p>447,95931</text:p>
            <text:p>457,27720</text:p>
            <text:p>—</text:p>
            <text:p>—</text:p>
          </table:table-cell>
          <table:table-cell table:style-name="ce5" table:formula="of:=[.J25]-([.J25]*[.I25]/100)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KAN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1 + 0</text:p>
            <text:p>24 + 0</text:p>
            <text:p>24 + 0</text:p>
            <text:p>6 + 0</text:p>
          </table:table-cell>
          <table:table-cell table:style-name="ce2" office:value-type="string" calcext:value-type="string">
            <text:p>21</text:p>
            <text:p>24</text:p>
            <text:p>24</text:p>
            <text:p>6</text:p>
          </table:table-cell>
          <table:table-cell table:style-name="ce2" office:value-type="string" calcext:value-type="string">
            <text:p>21.982</text:p>
            <text:p>19.700</text:p>
            <text:p>20.900</text:p>
            <text:p>20.900</text:p>
          </table:table-cell>
          <table:table-cell table:style-name="ce2" office:value-type="string" calcext:value-type="string">
            <text:p>444,16440</text:p>
            <text:p>453,17885</text:p>
            <text:p>428,18357</text:p>
            <text:p>436,73265</text:p>
          </table:table-cell>
          <table:table-cell table:style-name="ce5" table:formula="of:=[.J26]-([.J26]*[.I26]/100)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İNYE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0 + 0</text:p>
            <text:p>0 + 0</text:p>
            <text:p>0 + 0</text:p>
          </table:table-cell>
          <table:table-cell table:style-name="ce2" office:value-type="string" calcext:value-type="string">
            <text:p>8</text:p>
            <text:p>0</text:p>
            <text:p>0</text:p>
            <text:p>0</text:p>
          </table:table-cell>
          <table:table-cell table:style-name="ce2" office:value-type="string" calcext:value-type="string">
            <text:p>14.484</text:p>
            <text:p>—</text:p>
            <text:p>—</text:p>
            <text:p>—</text:p>
          </table:table-cell>
          <table:table-cell table:style-name="ce2" office:value-type="string" calcext:value-type="string">
            <text:p>460,14260</text:p>
            <text:p>—</text:p>
            <text:p>—</text:p>
            <text:p>—</text:p>
          </table:table-cell>
          <table:table-cell table:style-name="ce5" table:formula="of:=[.J27]-([.J27]*[.I27]/100)"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EYKENT ÜNİVERSİTESİ</text:p>
            <text:p>Tıp Fakültesi(Vakıf)</text:p>
          </table:table-cell>
          <table:table-cell table:style-name="ce2" office:value-type="string" calcext:value-type="string">
            <text:p>Tıp</text:p>
            <text:p>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0</text:p>
            <text:p>0 + 0</text:p>
            <text:p>0 + 0</text:p>
            <text:p>0 + 0</text:p>
          </table:table-cell>
          <table:table-cell table:style-name="ce2" office:value-type="string" calcext:value-type="string">
            <text:p>20</text:p>
            <text:p>0</text:p>
            <text:p>0</text:p>
            <text:p>0</text:p>
          </table:table-cell>
          <table:table-cell table:style-name="ce2" office:value-type="string" calcext:value-type="string">
            <text:p>25.091</text:p>
            <text:p>—</text:p>
            <text:p>—</text:p>
            <text:p>—</text:p>
          </table:table-cell>
          <table:table-cell table:style-name="ce2" office:value-type="string" calcext:value-type="string">
            <text:p>438,16870</text:p>
            <text:p>—</text:p>
            <text:p>—</text:p>
            <text:p>—</text:p>
          </table:table-cell>
          <table:table-cell table:style-name="ce5" table:formula="of:=[.J28]-([.J28]*[.I28]/100)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 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 + 0</text:p>
            <text:p>3 + 0</text:p>
            <text:p>0 + 0</text:p>
            <text:p>0 + 0</text:p>
          </table:table-cell>
          <table:table-cell table:style-name="ce2" office:value-type="string" calcext:value-type="string">
            <text:p>7</text:p>
            <text:p>3</text:p>
            <text:p>0</text:p>
            <text:p>0</text:p>
          </table:table-cell>
          <table:table-cell table:style-name="ce2" office:value-type="string" calcext:value-type="string">
            <text:p>19.881</text:p>
            <text:p>18.500</text:p>
            <text:p>—</text:p>
            <text:p>—</text:p>
          </table:table-cell>
          <table:table-cell table:style-name="ce2" office:value-type="string" calcext:value-type="string">
            <text:p>448,51478</text:p>
            <text:p>455,80102</text:p>
            <text:p>—</text:p>
            <text:p>—</text:p>
          </table:table-cell>
          <table:table-cell table:style-name="ce5" table:formula="of:=[.J29]-([.J29]*[.I29]/100)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 (İngilizce)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 + 0</text:p>
            <text:p>3 + 0</text:p>
            <text:p>0 + 0</text:p>
            <text:p>0 + 0</text:p>
          </table:table-cell>
          <table:table-cell table:style-name="ce2" office:value-type="string" calcext:value-type="string">
            <text:p>5</text:p>
            <text:p>3</text:p>
            <text:p>0</text:p>
            <text:p>0</text:p>
          </table:table-cell>
          <table:table-cell table:style-name="ce2" office:value-type="string" calcext:value-type="string">
            <text:p>22.080</text:p>
            <text:p>20.000</text:p>
            <text:p>—</text:p>
            <text:p>—</text:p>
          </table:table-cell>
          <table:table-cell table:style-name="ce2" office:value-type="string" calcext:value-type="string">
            <text:p>443,95319</text:p>
            <text:p>452,67065</text:p>
            <text:p>—</text:p>
            <text:p>—</text:p>
          </table:table-cell>
          <table:table-cell table:style-name="ce5" table:formula="of:=[.J30]-([.J30]*[.I30]/100)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MEDİPOL ÜNİVERSİTESİ</text:p>
            <text:p>Tıp Fakültesi(Vakıf)</text:p>
          </table:table-cell>
          <table:table-cell table:style-name="ce2" office:value-type="string" calcext:value-type="string">
            <text:p>Tıp 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8 + 0</text:p>
            <text:p>29 + 0</text:p>
            <text:p>54 + 0</text:p>
            <text:p>96 + 0</text:p>
          </table:table-cell>
          <table:table-cell table:style-name="ce2" office:value-type="string" calcext:value-type="string">
            <text:p>18</text:p>
            <text:p>29</text:p>
            <text:p>54</text:p>
            <text:p>96</text:p>
          </table:table-cell>
          <table:table-cell table:style-name="ce2" office:value-type="string" calcext:value-type="string">
            <text:p>18.592</text:p>
            <text:p>18.700</text:p>
            <text:p>20.800</text:p>
            <text:p>24.600</text:p>
          </table:table-cell>
          <table:table-cell table:style-name="ce2" office:value-type="string" calcext:value-type="string">
            <text:p>451,08500</text:p>
            <text:p>455,34068</text:p>
            <text:p>428,43412</text:p>
            <text:p>428,10932</text:p>
          </table:table-cell>
          <table:table-cell table:style-name="ce5" table:formula="of:=[.J31]-([.J31]*[.I31]/100)" office:value-type="float" office:value="42.75" calcext:value-type="float">
            <text:p>42,7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BİLİM ÜNİVERSİTESİ</text:p>
            <text:p>Tıp Fakültesi(Vakıf)</text:p>
          </table:table-cell>
          <table:table-cell table:style-name="ce2" office:value-type="string" calcext:value-type="string">
            <text:p>Tıp</text:p>
            <text:p>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1 + 0</text:p>
            <text:p>30 + 0</text:p>
            <text:p>0 + 0</text:p>
            <text:p>4 + 0</text:p>
          </table:table-cell>
          <table:table-cell table:style-name="ce2" office:value-type="string" calcext:value-type="string">
            <text:p>55</text:p>
            <text:p>30</text:p>
            <text:p>0</text:p>
            <text:p>4</text:p>
          </table:table-cell>
          <table:table-cell table:style-name="ce2" office:value-type="string" calcext:value-type="string">
            <text:p>Dolmadı</text:p>
            <text:p>12.400</text:p>
            <text:p>—</text:p>
            <text:p>15.600</text:p>
          </table:table-cell>
          <table:table-cell table:style-name="ce2" office:value-type="string" calcext:value-type="string">
            <text:p>Dolmadı</text:p>
            <text:p>470,54070</text:p>
            <text:p>—</text:p>
            <text:p>450,20852</text:p>
          </table:table-cell>
          <table:table-cell table:style-name="ce5" table:formula="of:=[.J32]-([.J32]*[.I32]/100)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OĞU AKDENİZ ÜNİVERSİTESİ</text:p>
            <text:p>Tıp Fakültesi(KKTC)</text:p>
          </table:table-cell>
          <table:table-cell table:style-name="ce2" office:value-type="string" calcext:value-type="string">
            <text:p>Tıp (İngilizce)(UOLP-Marmara Üni.)</text:p>
            <text:p>(T.C. Vatandaşları)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0 + 0</text:p>
            <text:p>0 + 0</text:p>
            <text:p>0 + 0</text:p>
          </table:table-cell>
          <table:table-cell table:style-name="ce2" office:value-type="string" calcext:value-type="string">
            <text:p>3</text:p>
            <text:p>0</text:p>
            <text:p>0</text:p>
            <text:p>0</text:p>
          </table:table-cell>
          <table:table-cell table:style-name="ce2" office:value-type="string" calcext:value-type="string">
            <text:p>25.850</text:p>
            <text:p>—</text:p>
            <text:p>—</text:p>
            <text:p>—</text:p>
          </table:table-cell>
          <table:table-cell table:style-name="ce2" office:value-type="string" calcext:value-type="string">
            <text:p>436,83621</text:p>
            <text:p>—</text:p>
            <text:p>—</text:p>
            <text:p>—</text:p>
          </table:table-cell>
          <table:table-cell table:style-name="ce5" table:formula="of:=[.J33]-([.J33]*[.I33]/100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ALİÇ ÜNİVERSİTESİ</text:p>
            <text:p>Tıp Fakültesi(Vakıf)</text:p>
          </table:table-cell>
          <table:table-cell table:style-name="ce2" office:value-type="string" calcext:value-type="string">
            <text:p>Tıp</text:p>
            <text:p>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0 + 0</text:p>
            <text:p>0 + 0</text:p>
            <text:p>0 + 0</text:p>
          </table:table-cell>
          <table:table-cell table:style-name="ce2" office:value-type="string" calcext:value-type="string">
            <text:p>8</text:p>
            <text:p>0</text:p>
            <text:p>0</text:p>
            <text:p>0</text:p>
          </table:table-cell>
          <table:table-cell table:style-name="ce2" office:value-type="string" calcext:value-type="string">
            <text:p>25.216</text:p>
            <text:p>—</text:p>
            <text:p>—</text:p>
            <text:p>—</text:p>
          </table:table-cell>
          <table:table-cell table:style-name="ce2" office:value-type="string" calcext:value-type="string">
            <text:p>437,94859</text:p>
            <text:p>—</text:p>
            <text:p>—</text:p>
            <text:p>—</text:p>
          </table:table-cell>
          <table:table-cell table:style-name="ce5" table:formula="of:=[.J34]-([.J34]*[.I34]/100)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AYDIN ÜNİVERSİTESİ</text:p>
            <text:p>Tıp Fakültesi(Vakıf)</text:p>
          </table:table-cell>
          <table:table-cell table:style-name="ce2" office:value-type="string" calcext:value-type="string">
            <text:p>Tıp</text:p>
            <text:p>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0 + 0</text:p>
            <text:p>50 + 0</text:p>
            <text:p>0 + 0</text:p>
            <text:p>0 + 0</text:p>
          </table:table-cell>
          <table:table-cell table:style-name="ce2" office:value-type="string" calcext:value-type="string">
            <text:p>50</text:p>
            <text:p>50</text:p>
            <text:p>0</text:p>
            <text:p>0</text:p>
          </table:table-cell>
          <table:table-cell table:style-name="ce2" office:value-type="string" calcext:value-type="string">
            <text:p>25.501</text:p>
            <text:p>21.800</text:p>
            <text:p>—</text:p>
            <text:p>—</text:p>
          </table:table-cell>
          <table:table-cell table:style-name="ce2" office:value-type="string" calcext:value-type="string">
            <text:p>437,47885</text:p>
            <text:p>448,85233</text:p>
            <text:p>—</text:p>
            <text:p>—</text:p>
          </table:table-cell>
          <table:table-cell table:style-name="ce5" table:formula="of:=[.J35]-([.J35]*[.I35]/100)" office:value-type="float" office:value="49.5" calcext:value-type="float">
            <text:p>49,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ALTINBAŞ ÜNİVERSİTESİ</text:p>
            <text:p>Tıp Fakültesi(Vakıf)</text:p>
          </table:table-cell>
          <table:table-cell table:style-name="ce3" office:value-type="string" calcext:value-type="string">
            <text:p>Tıp</text:p>
            <text:p>(İngilizce)(%25 Burslu)</text:p>
          </table:table-cell>
          <table:table-cell table:style-name="ce3" office:value-type="string" calcext:value-type="string">
            <text:p>SAYISAL</text:p>
            <text:p>(2017:MF-3)</text:p>
          </table:table-cell>
          <table:table-cell table:style-name="ce3" office:value-type="string" calcext:value-type="string">
            <text:p>17 + 0</text:p>
            <text:p>20 + 0</text:p>
            <text:p>42 + 0</text:p>
            <text:p>14 + 0</text:p>
          </table:table-cell>
          <table:table-cell table:style-name="ce3" office:value-type="string" calcext:value-type="string">
            <text:p>17</text:p>
            <text:p>20</text:p>
            <text:p>42</text:p>
            <text:p>14</text:p>
          </table:table-cell>
          <table:table-cell table:style-name="ce3" office:value-type="string" calcext:value-type="string">
            <text:p>27.331</text:p>
            <text:p>26.200</text:p>
            <text:p>30.200</text:p>
            <text:p>30.900</text:p>
          </table:table-cell>
          <table:table-cell table:style-name="ce3" office:value-type="string" calcext:value-type="string">
            <text:p>434,08376</text:p>
            <text:p>439,61580</text:p>
            <text:p>408,65433</text:p>
            <text:p>414,61887</text:p>
          </table:table-cell>
          <table:table-cell table:style-name="ce5" table:formula="of:=[.J36]-([.J36]*[.I36]/100)" office:value-type="float" office:value="52.5" calcext:value-type="float">
            <text:p>52,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KAN ÜNİVERSİTESİ</text:p>
            <text:p>Tıp Fakültesi(Vakıf)</text:p>
          </table:table-cell>
          <table:table-cell table:style-name="ce2" office:value-type="string" calcext:value-type="string">
            <text:p>Tıp</text:p>
            <text:p>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2 + 0</text:p>
            <text:p>30 + 0</text:p>
            <text:p>0 + 0</text:p>
            <text:p>0 + 0</text:p>
          </table:table-cell>
          <table:table-cell table:style-name="ce2" office:value-type="string" calcext:value-type="string">
            <text:p>42</text:p>
            <text:p>30</text:p>
            <text:p>0</text:p>
            <text:p>0</text:p>
          </table:table-cell>
          <table:table-cell table:style-name="ce2" office:value-type="string" calcext:value-type="string">
            <text:p>27.239</text:p>
            <text:p>25.500</text:p>
            <text:p>—</text:p>
            <text:p>—</text:p>
          </table:table-cell>
          <table:table-cell table:style-name="ce2" office:value-type="string" calcext:value-type="string">
            <text:p>434,27861</text:p>
            <text:p>441,07097</text:p>
            <text:p>—</text:p>
            <text:p>—</text:p>
          </table:table-cell>
          <table:table-cell table:style-name="ce5" table:formula="of:=[.J37]-([.J37]*[.I37]/100)" office:value-type="float" office:value="52.5" calcext:value-type="float">
            <text:p>52,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OKAN ÜNİVERSİTESİ</text:p>
            <text:p>Tıp Fakültesi(Vakıf)</text:p>
          </table:table-cell>
          <table:table-cell table:style-name="ce2" office:value-type="string" calcext:value-type="string">
            <text:p>Tıp</text:p>
            <text:p>(İngilizce)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2 + 0</text:p>
            <text:p>30 + 0</text:p>
            <text:p>30 + 0</text:p>
            <text:p>0 + 0</text:p>
          </table:table-cell>
          <table:table-cell table:style-name="ce2" office:value-type="string" calcext:value-type="string">
            <text:p>42</text:p>
            <text:p>30</text:p>
            <text:p>30</text:p>
            <text:p>0</text:p>
          </table:table-cell>
          <table:table-cell table:style-name="ce2" office:value-type="string" calcext:value-type="string">
            <text:p>31.062</text:p>
            <text:p>28.600</text:p>
            <text:p>31.700</text:p>
            <text:p>—</text:p>
          </table:table-cell>
          <table:table-cell table:style-name="ce2" office:value-type="string" calcext:value-type="string">
            <text:p>427,54116</text:p>
            <text:p>434,98658</text:p>
            <text:p>405,86918</text:p>
            <text:p>—</text:p>
          </table:table-cell>
          <table:table-cell table:style-name="ce5" table:formula="of:=[.J38]-([.J38]*[.I38]/100)" office:value-type="float" office:value="52.5" calcext:value-type="float">
            <text:p>52,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İNYE ÜNİVERSİTESİ</text:p>
            <text:p>Tıp Fakültesi(Vakıf)</text:p>
          </table:table-cell>
          <table:table-cell table:style-name="ce2" office:value-type="string" calcext:value-type="string">
            <text:p>Tıp 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9 + 0</text:p>
            <text:p>54 + 0</text:p>
            <text:p>0 + 0</text:p>
            <text:p>0 + 0</text:p>
          </table:table-cell>
          <table:table-cell table:style-name="ce2" office:value-type="string" calcext:value-type="string">
            <text:p>39</text:p>
            <text:p>54</text:p>
            <text:p>0</text:p>
            <text:p>0</text:p>
          </table:table-cell>
          <table:table-cell table:style-name="ce2" office:value-type="string" calcext:value-type="string">
            <text:p>21.874</text:p>
            <text:p>24.600</text:p>
            <text:p>—</text:p>
            <text:p>—</text:p>
          </table:table-cell>
          <table:table-cell table:style-name="ce2" office:value-type="string" calcext:value-type="string">
            <text:p>444,40626</text:p>
            <text:p>442,99863</text:p>
            <text:p>—</text:p>
            <text:p>—</text:p>
          </table:table-cell>
          <table:table-cell table:style-name="ce5" table:formula="of:=[.J39]-([.J39]*[.I39]/100)" office:value-type="float" office:value="56.25" calcext:value-type="float">
            <text:p>56,2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9 + 0</text:p>
            <text:p>44 + 0</text:p>
            <text:p>45 + 0</text:p>
            <text:p>36 + 0</text:p>
          </table:table-cell>
          <table:table-cell table:style-name="ce2" office:value-type="string" calcext:value-type="string">
            <text:p>39</text:p>
            <text:p>44</text:p>
            <text:p>45</text:p>
            <text:p>36</text:p>
          </table:table-cell>
          <table:table-cell table:style-name="ce2" office:value-type="string" calcext:value-type="string">
            <text:p>27.713</text:p>
            <text:p>26.300</text:p>
            <text:p>27.600</text:p>
            <text:p>27.500</text:p>
          </table:table-cell>
          <table:table-cell table:style-name="ce2" office:value-type="string" calcext:value-type="string">
            <text:p>433,37870</text:p>
            <text:p>439,41502</text:p>
            <text:p>413,96576</text:p>
            <text:p>421,78751</text:p>
          </table:table-cell>
          <table:table-cell table:style-name="ce5" table:formula="of:=[.J40]-([.J40]*[.I40]/100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ANBUL MEDİPOL ÜNİVERSİTESİ</text:p>
            <text:p>Tıp Fakültesi(Vakıf)</text:p>
          </table:table-cell>
          <table:table-cell table:style-name="ce2" office:value-type="string" calcext:value-type="string">
            <text:p>Tıp 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3 + 0</text:p>
            <text:p>3 + 0</text:p>
            <text:p>0 + 0</text:p>
          </table:table-cell>
          <table:table-cell table:style-name="ce2" office:value-type="string" calcext:value-type="string">
            <text:p>3</text:p>
            <text:p>3</text:p>
            <text:p>3</text:p>
            <text:p>0</text:p>
          </table:table-cell>
          <table:table-cell table:style-name="ce2" office:value-type="string" calcext:value-type="string">
            <text:p>17.710</text:p>
            <text:p>16.900</text:p>
            <text:p>17.900</text:p>
            <text:p>—</text:p>
          </table:table-cell>
          <table:table-cell table:style-name="ce2" office:value-type="string" calcext:value-type="string">
            <text:p>453,01529</text:p>
            <text:p>459,48189</text:p>
            <text:p>435,17886</text:p>
            <text:p>—</text:p>
          </table:table-cell>
          <table:table-cell table:style-name="ce5" table:formula="of:=[.J41]-([.J41]*[.I41]/100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EYKENT ÜNİVERSİTESİ</text:p>
            <text:p>Tıp Fakültesi(Vakıf)</text:p>
          </table:table-cell>
          <table:table-cell table:style-name="ce2" office:value-type="string" calcext:value-type="string">
            <text:p>Tıp</text:p>
            <text:p>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3 + 0</text:p>
            <text:p>0 + 0</text:p>
            <text:p>0 + 0</text:p>
            <text:p>0 + 0</text:p>
          </table:table-cell>
          <table:table-cell table:style-name="ce2" office:value-type="string" calcext:value-type="string">
            <text:p>13</text:p>
            <text:p>0</text:p>
            <text:p>0</text:p>
            <text:p>0</text:p>
          </table:table-cell>
          <table:table-cell table:style-name="ce2" office:value-type="string" calcext:value-type="string">
            <text:p>29.659</text:p>
            <text:p>—</text:p>
            <text:p>—</text:p>
            <text:p>—</text:p>
          </table:table-cell>
          <table:table-cell table:style-name="ce2" office:value-type="string" calcext:value-type="string">
            <text:p>429,99402</text:p>
            <text:p>—</text:p>
            <text:p>—</text:p>
            <text:p>—</text:p>
          </table:table-cell>
          <table:table-cell table:style-name="ce5" table:formula="of:=[.J42]-([.J42]*[.I42]/100)" office:value-type="float" office:value="62.25" calcext:value-type="float">
            <text:p>62,25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EZM-İ ÂLEM VAKIF ÜNİVERSİTESİ</text:p>
            <text:p>Tıp Fakültesi(Vakıf)</text:p>
          </table:table-cell>
          <table:table-cell table:style-name="ce2" office:value-type="string" calcext:value-type="string">
            <text:p>Tıp 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2 + 0</text:p>
            <text:p>20 + 0</text:p>
            <text:p>18 + 0</text:p>
            <text:p>20 + 0</text:p>
          </table:table-cell>
          <table:table-cell table:style-name="ce2" office:value-type="string" calcext:value-type="string">
            <text:p>62</text:p>
            <text:p>20</text:p>
            <text:p>18</text:p>
            <text:p>20</text:p>
          </table:table-cell>
          <table:table-cell table:style-name="ce2" office:value-type="string" calcext:value-type="string">
            <text:p>18.982</text:p>
            <text:p>9.990</text:p>
            <text:p>9.590</text:p>
            <text:p>11.600</text:p>
          </table:table-cell>
          <table:table-cell table:style-name="ce2" office:value-type="string" calcext:value-type="string">
            <text:p>450,24533</text:p>
            <text:p>477,16650</text:p>
            <text:p>458,62076</text:p>
            <text:p>461,35086</text:p>
          </table:table-cell>
          <table:table-cell table:style-name="ce5" table:formula="of:=[.J43]-([.J43]*[.I43]/100)" office:value-type="float" office:value="62.25" calcext:value-type="float">
            <text:p>62,25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İRUNİ ÜNİVERSİTESİ</text:p>
            <text:p>Tıp Fakültesi(Vakıf)</text:p>
          </table:table-cell>
          <table:table-cell table:style-name="ce2" office:value-type="string" calcext:value-type="string">
            <text:p>Tıp</text:p>
            <text:p>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4 + 0</text:p>
            <text:p>56 + 0</text:p>
            <text:p>54 + 0</text:p>
            <text:p>0 + 0</text:p>
          </table:table-cell>
          <table:table-cell table:style-name="ce2" office:value-type="string" calcext:value-type="string">
            <text:p>64</text:p>
            <text:p>56</text:p>
            <text:p>54</text:p>
            <text:p>0</text:p>
          </table:table-cell>
          <table:table-cell table:style-name="ce2" office:value-type="string" calcext:value-type="string">
            <text:p>25.509</text:p>
            <text:p>22.200</text:p>
            <text:p>25.900</text:p>
            <text:p>—</text:p>
          </table:table-cell>
          <table:table-cell table:style-name="ce2" office:value-type="string" calcext:value-type="string">
            <text:p>437,46528</text:p>
            <text:p>447,97671</text:p>
            <text:p>417,30818</text:p>
            <text:p>—</text:p>
          </table:table-cell>
          <table:table-cell table:style-name="ce5" table:formula="of:=[.J44]-([.J44]*[.I44]/100)"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İSTİNYE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6 + 0</text:p>
            <text:p>0 + 0</text:p>
            <text:p>0 + 0</text:p>
            <text:p>0 + 0</text:p>
          </table:table-cell>
          <table:table-cell table:style-name="ce2" office:value-type="string" calcext:value-type="string">
            <text:p>16</text:p>
            <text:p>0</text:p>
            <text:p>0</text:p>
            <text:p>0</text:p>
          </table:table-cell>
          <table:table-cell table:style-name="ce2" office:value-type="string" calcext:value-type="string">
            <text:p>25.410</text:p>
            <text:p>—</text:p>
            <text:p>—</text:p>
            <text:p>—</text:p>
          </table:table-cell>
          <table:table-cell table:style-name="ce2" office:value-type="string" calcext:value-type="string">
            <text:p>437,62162</text:p>
            <text:p>—</text:p>
            <text:p>—</text:p>
            <text:p>—</text:p>
          </table:table-cell>
          <table:table-cell table:style-name="ce5" table:formula="of:=[.J45]-([.J45]*[.I45]/100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MARMARA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95 + 5</text:p>
            <text:p>180 + 5</text:p>
            <text:p>166 + 5</text:p>
            <text:p>165 + 5</text:p>
          </table:table-cell>
          <table:table-cell table:style-name="ce2" office:value-type="string" calcext:value-type="string">
            <text:p>200</text:p>
            <text:p>185</text:p>
            <text:p>171</text:p>
            <text:p>170</text:p>
          </table:table-cell>
          <table:table-cell table:style-name="ce2" office:value-type="string" calcext:value-type="string">
            <text:p>3.880</text:p>
            <text:p>3.770</text:p>
            <text:p>3.700</text:p>
            <text:p>3.460</text:p>
          </table:table-cell>
          <table:table-cell table:style-name="ce2" office:value-type="string" calcext:value-type="string">
            <text:p>495,68781</text:p>
            <text:p>500,85083</text:p>
            <text:p>484,57676</text:p>
            <text:p>496,0109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RMARA ÜNİVERSİTESİ</text:p>
            <text:p>Tıp Fakültesi</text:p>
          </table:table-cell>
          <table:table-cell table:style-name="ce2" office:value-type="string" calcext:value-type="string">
            <text:p>Tıp</text:p>
            <text:p>(İngilizce)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1 + 0</text:p>
          </table:table-cell>
          <table:table-cell table:style-name="ce2" office:value-type="string" calcext:value-type="string">
            <text:p>0</text:p>
            <text:p>1</text:p>
            <text:p>0</text:p>
            <text:p>0</text:p>
          </table:table-cell>
          <table:table-cell table:style-name="ce2" office:value-type="string" calcext:value-type="string">
            <text:p>Dolmadı</text:p>
            <text:p>7.880</text:p>
            <text:p>Dolmadı</text:p>
            <text:p>Dolmadı</text:p>
          </table:table-cell>
          <table:table-cell table:style-name="ce2" office:value-type="string" calcext:value-type="string">
            <text:p>Dolmadı</text:p>
            <text:p>483,87484</text:p>
            <text:p>Dolmadı</text:p>
            <text:p>Dolmadı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 office:value-type="string" calcext:value-type="string">
            <text:p>YAKIN DOĞU ÜNİVERSİTESİ</text:p>
            <text:p>Tıp Fakültesi(KKTC)</text:p>
          </table:table-cell>
          <table:table-cell table:style-name="ce2" office:value-type="string" calcext:value-type="string">
            <text:p>Tıp</text:p>
            <text:p>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 + 0</text:p>
            <text:p>0 + 0</text:p>
            <text:p>0 + 0</text:p>
            <text:p>0 + 0</text:p>
          </table:table-cell>
          <table:table-cell table:style-name="ce2" office:value-type="string" calcext:value-type="string">
            <text:p>15</text:p>
            <text:p>0</text:p>
            <text:p>0</text:p>
            <text:p>0</text:p>
          </table:table-cell>
          <table:table-cell table:style-name="ce2" office:value-type="string" calcext:value-type="string">
            <text:p>25.450</text:p>
            <text:p>—</text:p>
            <text:p>—</text:p>
            <text:p>—</text:p>
          </table:table-cell>
          <table:table-cell table:style-name="ce2" office:value-type="string" calcext:value-type="string">
            <text:p>437,55911</text:p>
            <text:p>—</text:p>
            <text:p>—</text:p>
            <text:p>—</text:p>
          </table:table-cell>
          <table:table-cell table:style-name="ce5" table:formula="of:=[.J55]-([.J55]*[.I55]/10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AKIN DOĞU ÜNİVERSİTESİ</text:p>
            <text:p>Tıp Fakültesi(KKTC)</text:p>
          </table:table-cell>
          <table:table-cell table:style-name="ce2" office:value-type="string" calcext:value-type="string">
            <text:p>Tıp</text:p>
            <text:p>(İngilizce)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 + 0</text:p>
            <text:p>0 + 0</text:p>
            <text:p>0 + 0</text:p>
            <text:p>0 + 0</text:p>
          </table:table-cell>
          <table:table-cell table:style-name="ce2" office:value-type="string" calcext:value-type="string">
            <text:p>15</text:p>
            <text:p>0</text:p>
            <text:p>0</text:p>
            <text:p>0</text:p>
          </table:table-cell>
          <table:table-cell table:style-name="ce2" office:value-type="string" calcext:value-type="string">
            <text:p>33.122</text:p>
            <text:p>—</text:p>
            <text:p>—</text:p>
            <text:p>—</text:p>
          </table:table-cell>
          <table:table-cell table:style-name="ce2" office:value-type="string" calcext:value-type="string">
            <text:p>423,88946</text:p>
            <text:p>—</text:p>
            <text:p>—</text:p>
            <text:p>—</text:p>
          </table:table-cell>
          <table:table-cell table:style-name="ce5" table:formula="of:=[.J56]-([.J56]*[.I56]/100)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AKIN DOĞU ÜNİVERSİTESİ</text:p>
            <text:p>Tıp Fakültesi(KKTC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90 + 0</text:p>
            <text:p>90 + 0</text:p>
            <text:p>90 + 0</text:p>
            <text:p>90 + 0</text:p>
          </table:table-cell>
          <table:table-cell table:style-name="ce2" office:value-type="string" calcext:value-type="string">
            <text:p>90</text:p>
            <text:p>90</text:p>
            <text:p>90</text:p>
            <text:p>90</text:p>
          </table:table-cell>
          <table:table-cell table:style-name="ce2" office:value-type="string" calcext:value-type="string">
            <text:p>35.679</text:p>
            <text:p>36.700</text:p>
            <text:p>47.000</text:p>
            <text:p>66.800</text:p>
          </table:table-cell>
          <table:table-cell table:style-name="ce2" office:value-type="string" calcext:value-type="string">
            <text:p>419,55602</text:p>
            <text:p>420,26471</text:p>
            <text:p>379,13730</text:p>
            <text:p>351,79853</text:p>
          </table:table-cell>
          <table:table-cell table:style-name="ce5" table:formula="of:=[.J57]-([.J57]*[.I57]/100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AKIN DOĞU ÜNİVERSİTESİ</text:p>
            <text:p>Tıp Fakültesi(KKTC)</text:p>
          </table:table-cell>
          <table:table-cell table:style-name="ce2" office:value-type="string" calcext:value-type="string">
            <text:p>Tıp</text:p>
            <text:p>(İngilizce)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0</text:p>
            <text:p>90 + 0</text:p>
            <text:p>90 + 0</text:p>
            <text:p>90 + 0</text:p>
          </table:table-cell>
          <table:table-cell table:style-name="ce2" office:value-type="string" calcext:value-type="string">
            <text:p>60</text:p>
            <text:p>35</text:p>
            <text:p>90</text:p>
            <text:p>90</text:p>
          </table:table-cell>
          <table:table-cell table:style-name="ce2" office:value-type="string" calcext:value-type="string">
            <text:p>39.271</text:p>
            <text:p>Dolmadı</text:p>
            <text:p>70.800</text:p>
            <text:p>110.000</text:p>
          </table:table-cell>
          <table:table-cell table:style-name="ce2" office:value-type="string" calcext:value-type="string">
            <text:p>413,78447</text:p>
            <text:p>Dolmadı</text:p>
            <text:p>345,32640</text:p>
            <text:p>300,73302</text:p>
          </table:table-cell>
          <table:table-cell table:style-name="ce5" table:formula="of:=[.J58]-([.J58]*[.I58]/100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AKIN DOĞU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10 + 0</text:p>
            <text:p>10 + 0</text:p>
            <text:p>10 + 0</text:p>
          </table:table-cell>
          <table:table-cell table:style-name="ce2" office:value-type="string" calcext:value-type="string">
            <text:p>10</text:p>
            <text:p>10</text:p>
            <text:p>10</text:p>
            <text:p>10</text:p>
          </table:table-cell>
          <table:table-cell table:style-name="ce2" office:value-type="string" calcext:value-type="string">
            <text:p>17.511</text:p>
            <text:p>16.200</text:p>
            <text:p>15.600</text:p>
            <text:p>15.800</text:p>
          </table:table-cell>
          <table:table-cell table:style-name="ce2" office:value-type="string" calcext:value-type="string">
            <text:p>453,38664</text:p>
            <text:p>461,09102</text:p>
            <text:p>440,78899</text:p>
            <text:p>449,67327</text:p>
          </table:table-cell>
          <table:table-cell table:style-name="ce5" table:formula="of:=[.J59]-([.J59]*[.I59]/100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EDİTEPE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10 + 0</text:p>
            <text:p>10 + 0</text:p>
            <text:p>10 + 0</text:p>
          </table:table-cell>
          <table:table-cell table:style-name="ce2" office:value-type="string" calcext:value-type="string">
            <text:p>10</text:p>
            <text:p>10</text:p>
            <text:p>10</text:p>
            <text:p>10</text:p>
          </table:table-cell>
          <table:table-cell table:style-name="ce2" office:value-type="string" calcext:value-type="string">
            <text:p>1.730</text:p>
            <text:p>2.000</text:p>
            <text:p>1.110</text:p>
            <text:p>1.990</text:p>
          </table:table-cell>
          <table:table-cell table:style-name="ce2" office:value-type="string" calcext:value-type="string">
            <text:p>510,86665</text:p>
            <text:p>512,51846</text:p>
            <text:p>507,86175</text:p>
            <text:p>507,38912</text:p>
          </table:table-cell>
          <table:table-cell table:style-name="ce5" table:formula="of:=[.J60]-([.J60]*[.I60]/10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EDİTEPE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 + 0</text:p>
            <text:p>15 + 0</text:p>
            <text:p>15 + 0</text:p>
            <text:p>15 + 0</text:p>
          </table:table-cell>
          <table:table-cell table:style-name="ce2" office:value-type="string" calcext:value-type="string">
            <text:p>15</text:p>
            <text:p>15</text:p>
            <text:p>15</text:p>
            <text:p>15</text:p>
          </table:table-cell>
          <table:table-cell table:style-name="ce2" office:value-type="string" calcext:value-type="string">
            <text:p>7.555</text:p>
            <text:p>8.520</text:p>
            <text:p>8.540</text:p>
            <text:p>5.350</text:p>
          </table:table-cell>
          <table:table-cell table:style-name="ce2" office:value-type="string" calcext:value-type="string">
            <text:p>479,63444</text:p>
            <text:p>481,79402</text:p>
            <text:p>462,21995</text:p>
            <text:p>485,25229</text:p>
          </table:table-cell>
          <table:table-cell table:style-name="ce5" table:formula="of:=[.J61]-([.J61]*[.I61]/100)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ALTINBAŞ ÜNİVERSİTESİ</text:p>
            <text:p>Tıp Fakültesi(Vakıf)</text:p>
          </table:table-cell>
          <table:table-cell table:style-name="ce2" office:value-type="string" calcext:value-type="string">
            <text:p>Tıp</text:p>
            <text:p>(İngilizce)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0 + 0</text:p>
            <text:p>14 + 0</text:p>
            <text:p>0 + 0</text:p>
            <text:p>19 + 0</text:p>
          </table:table-cell>
          <table:table-cell table:style-name="ce2" office:value-type="string" calcext:value-type="string">
            <text:p>30</text:p>
            <text:p>14</text:p>
            <text:p>0</text:p>
            <text:p>19</text:p>
          </table:table-cell>
          <table:table-cell table:style-name="ce2" office:value-type="string" calcext:value-type="string">
            <text:p>33.438</text:p>
            <text:p>29.100</text:p>
            <text:p>—</text:p>
            <text:p>42.700</text:p>
          </table:table-cell>
          <table:table-cell table:style-name="ce2" office:value-type="string" calcext:value-type="string">
            <text:p>423,34330</text:p>
            <text:p>433,95092</text:p>
            <text:p>—</text:p>
            <text:p>391,2672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BANT İZZET BAYSAL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40 + 4</text:p>
            <text:p>140 + 4</text:p>
            <text:p>120 + 3</text:p>
            <text:p>120 + 3</text:p>
          </table:table-cell>
          <table:table-cell table:style-name="ce2" office:value-type="string" calcext:value-type="string">
            <text:p>144</text:p>
            <text:p>144</text:p>
            <text:p>123</text:p>
            <text:p>123</text:p>
          </table:table-cell>
          <table:table-cell table:style-name="ce2" office:value-type="string" calcext:value-type="string">
            <text:p>12.723</text:p>
            <text:p>12.000</text:p>
            <text:p>11.500</text:p>
            <text:p>11.000</text:p>
          </table:table-cell>
          <table:table-cell table:style-name="ce2" office:value-type="string" calcext:value-type="string">
            <text:p>464,67812</text:p>
            <text:p>471,42591</text:p>
            <text:p>452,61188</text:p>
            <text:p>463,2675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IBADEM MEHMET ALİ AYDINLAR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0 + 0</text:p>
            <text:p>35 + 0</text:p>
            <text:p>40 + 0</text:p>
            <text:p>10 + 0</text:p>
          </table:table-cell>
          <table:table-cell table:style-name="ce2" office:value-type="string" calcext:value-type="string">
            <text:p>30</text:p>
            <text:p>35</text:p>
            <text:p>40</text:p>
            <text:p>10</text:p>
          </table:table-cell>
          <table:table-cell table:style-name="ce2" office:value-type="string" calcext:value-type="string">
            <text:p>730</text:p>
            <text:p>1.960</text:p>
            <text:p>2.780</text:p>
            <text:p>2.490</text:p>
          </table:table-cell>
          <table:table-cell table:style-name="ce2" office:value-type="string" calcext:value-type="string">
            <text:p>523,26196</text:p>
            <text:p>512,79438</text:p>
            <text:p>490,74502</text:p>
            <text:p>503,3160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IBADEM MEHMET ALİ AYDINLAR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0 + 0</text:p>
            <text:p>35 + 0</text:p>
            <text:p>30 + 0</text:p>
            <text:p>0 + 0</text:p>
          </table:table-cell>
          <table:table-cell table:style-name="ce2" office:value-type="string" calcext:value-type="string">
            <text:p>40</text:p>
            <text:p>35</text:p>
            <text:p>30</text:p>
            <text:p>0</text:p>
          </table:table-cell>
          <table:table-cell table:style-name="ce2" office:value-type="string" calcext:value-type="string">
            <text:p>5.890</text:p>
            <text:p>7.250</text:p>
            <text:p>8.800</text:p>
            <text:p>—</text:p>
          </table:table-cell>
          <table:table-cell table:style-name="ce2" office:value-type="string" calcext:value-type="string">
            <text:p>485,96039</text:p>
            <text:p>486,00780</text:p>
            <text:p>461,30714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DNAN MENDERES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95 + 5</text:p>
            <text:p>180 + 5</text:p>
            <text:p>180 + 5</text:p>
            <text:p>170 + 5</text:p>
          </table:table-cell>
          <table:table-cell table:style-name="ce2" office:value-type="string" calcext:value-type="string">
            <text:p>200</text:p>
            <text:p>185</text:p>
            <text:p>185</text:p>
            <text:p>175</text:p>
          </table:table-cell>
          <table:table-cell table:style-name="ce2" office:value-type="string" calcext:value-type="string">
            <text:p>11.899</text:p>
            <text:p>11.200</text:p>
            <text:p>11.100</text:p>
            <text:p>11.000</text:p>
          </table:table-cell>
          <table:table-cell table:style-name="ce2" office:value-type="string" calcext:value-type="string">
            <text:p>466,70923</text:p>
            <text:p>473,84569</text:p>
            <text:p>453,59754</text:p>
            <text:p>463,3411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FYON KOCATEP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70 + 5</text:p>
            <text:p>160 + 4</text:p>
            <text:p>135 + 4</text:p>
            <text:p>135 + 4</text:p>
          </table:table-cell>
          <table:table-cell table:style-name="ce2" office:value-type="string" calcext:value-type="string">
            <text:p>175</text:p>
            <text:p>164</text:p>
            <text:p>139</text:p>
            <text:p>139</text:p>
          </table:table-cell>
          <table:table-cell table:style-name="ce2" office:value-type="string" calcext:value-type="string">
            <text:p>14.142</text:p>
            <text:p>13.100</text:p>
            <text:p>12.800</text:p>
            <text:p>12.700</text:p>
          </table:table-cell>
          <table:table-cell table:style-name="ce2" office:value-type="string" calcext:value-type="string">
            <text:p>461,07302</text:p>
            <text:p>468,46219</text:p>
            <text:p>448,72334</text:p>
            <text:p>458,3479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Hİ EVRA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60 + 2</text:p>
            <text:p>0 + 0</text:p>
            <text:p>0 + 0</text:p>
          </table:table-cell>
          <table:table-cell table:style-name="ce2" office:value-type="string" calcext:value-type="string">
            <text:p>62</text:p>
            <text:p>62</text:p>
            <text:p>0</text:p>
            <text:p>0</text:p>
          </table:table-cell>
          <table:table-cell table:style-name="ce2" office:value-type="string" calcext:value-type="string">
            <text:p>16.327</text:p>
            <text:p>15.000</text:p>
            <text:p>—</text:p>
            <text:p>—</text:p>
          </table:table-cell>
          <table:table-cell table:style-name="ce2" office:value-type="string" calcext:value-type="string">
            <text:p>455,89888</text:p>
            <text:p>463,84845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DENİZ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60 + 7</text:p>
            <text:p>260 + 7</text:p>
            <text:p>265 + 7</text:p>
            <text:p>265 + 7</text:p>
          </table:table-cell>
          <table:table-cell table:style-name="ce2" office:value-type="string" calcext:value-type="string">
            <text:p>267</text:p>
            <text:p>267</text:p>
            <text:p>272</text:p>
            <text:p>272</text:p>
          </table:table-cell>
          <table:table-cell table:style-name="ce2" office:value-type="string" calcext:value-type="string">
            <text:p>5.893</text:p>
            <text:p>5.720</text:p>
            <text:p>5.980</text:p>
            <text:p>6.730</text:p>
          </table:table-cell>
          <table:table-cell table:style-name="ce2" office:value-type="string" calcext:value-type="string">
            <text:p>485,95426</text:p>
            <text:p>491,79031</text:p>
            <text:p>472,54436</text:p>
            <text:p>478,9839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KSARAY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0 + 1</text:p>
            <text:p>0 + 0</text:p>
            <text:p>0 + 0</text:p>
            <text:p>0 + 0</text:p>
          </table:table-cell>
          <table:table-cell table:style-name="ce2" office:value-type="string" calcext:value-type="string">
            <text:p>31</text:p>
            <text:p>0</text:p>
            <text:p>0</text:p>
            <text:p>0</text:p>
          </table:table-cell>
          <table:table-cell table:style-name="ce2" office:value-type="string" calcext:value-type="string">
            <text:p>14.005</text:p>
            <text:p>—</text:p>
            <text:p>—</text:p>
            <text:p>—</text:p>
          </table:table-cell>
          <table:table-cell table:style-name="ce2" office:value-type="string" calcext:value-type="string">
            <text:p>461,41894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ANYA ALAADDİN KEYKUBA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60 + 2</text:p>
            <text:p>60 + 2</text:p>
            <text:p>0 + 0</text:p>
          </table:table-cell>
          <table:table-cell table:style-name="ce2" office:value-type="string" calcext:value-type="string">
            <text:p>62</text:p>
            <text:p>62</text:p>
            <text:p>62</text:p>
            <text:p>0</text:p>
          </table:table-cell>
          <table:table-cell table:style-name="ce2" office:value-type="string" calcext:value-type="string">
            <text:p>11.731</text:p>
            <text:p>8.540</text:p>
            <text:p>8.430</text:p>
            <text:p>—</text:p>
          </table:table-cell>
          <table:table-cell table:style-name="ce2" office:value-type="string" calcext:value-type="string">
            <text:p>467,15990</text:p>
            <text:p>481,70908</text:p>
            <text:p>462,66580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LTINBAŞ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4 + 0</text:p>
            <text:p>5 + 0</text:p>
            <text:p>4 + 0</text:p>
          </table:table-cell>
          <table:table-cell table:style-name="ce2" office:value-type="string" calcext:value-type="string">
            <text:p>6</text:p>
            <text:p>4</text:p>
            <text:p>5</text:p>
            <text:p>4</text:p>
          </table:table-cell>
          <table:table-cell table:style-name="ce2" office:value-type="string" calcext:value-type="string">
            <text:p>10.095</text:p>
            <text:p>8.180</text:p>
            <text:p>7.880</text:p>
            <text:p>7.370</text:p>
          </table:table-cell>
          <table:table-cell table:style-name="ce2" office:value-type="string" calcext:value-type="string">
            <text:p>471,49673</text:p>
            <text:p>482,86294</text:p>
            <text:p>464,72156</text:p>
            <text:p>476,3878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MASYA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0 + 1</text:p>
            <text:p>0 + 0</text:p>
            <text:p>0 + 0</text:p>
            <text:p>0 + 0</text:p>
          </table:table-cell>
          <table:table-cell table:style-name="ce2" office:value-type="string" calcext:value-type="string">
            <text:p>31</text:p>
            <text:p>0</text:p>
            <text:p>0</text:p>
            <text:p>0</text:p>
          </table:table-cell>
          <table:table-cell table:style-name="ce2" office:value-type="string" calcext:value-type="string">
            <text:p>14.694</text:p>
            <text:p>—</text:p>
            <text:p>—</text:p>
            <text:p>—</text:p>
          </table:table-cell>
          <table:table-cell table:style-name="ce2" office:value-type="string" calcext:value-type="string">
            <text:p>459,63118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ARA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20 + 8</text:p>
            <text:p>315 + 8</text:p>
            <text:p>315 + 8</text:p>
            <text:p>335 + 9</text:p>
          </table:table-cell>
          <table:table-cell table:style-name="ce2" office:value-type="string" calcext:value-type="string">
            <text:p>328</text:p>
            <text:p>323</text:p>
            <text:p>323</text:p>
            <text:p>344</text:p>
          </table:table-cell>
          <table:table-cell table:style-name="ce2" office:value-type="string" calcext:value-type="string">
            <text:p>2.997</text:p>
            <text:p>2.750</text:p>
            <text:p>3.050</text:p>
            <text:p>3.460</text:p>
          </table:table-cell>
          <table:table-cell table:style-name="ce2" office:value-type="string" calcext:value-type="string">
            <text:p>501,05088</text:p>
            <text:p>506,91201</text:p>
            <text:p>488,93736</text:p>
            <text:p>496,0182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ARA YILDIRIM BEYAZI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0 + 3</text:p>
            <text:p>160 + 4</text:p>
            <text:p>120 + 3</text:p>
            <text:p>60 + 2</text:p>
          </table:table-cell>
          <table:table-cell table:style-name="ce2" office:value-type="string" calcext:value-type="string">
            <text:p>103</text:p>
            <text:p>164</text:p>
            <text:p>123</text:p>
            <text:p>62</text:p>
          </table:table-cell>
          <table:table-cell table:style-name="ce2" office:value-type="string" calcext:value-type="string">
            <text:p>5.621</text:p>
            <text:p>5.960</text:p>
            <text:p>5.260</text:p>
            <text:p>4.980</text:p>
          </table:table-cell>
          <table:table-cell table:style-name="ce2" office:value-type="string" calcext:value-type="string">
            <text:p>487,01329</text:p>
            <text:p>490,81854</text:p>
            <text:p>475,72814</text:p>
            <text:p>487,0353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ARA YILDIRIM BEYAZIT ÜNİVERSİTESİ</text:p>
            <text:p>Tıp Fakültesi</text:p>
          </table:table-cell>
          <table:table-cell table:style-name="ce2" office:value-type="string" calcext:value-type="string">
            <text:p>Tıp 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0 + 0</text:p>
          </table:table-cell>
          <table:table-cell table:style-name="ce2" office:value-type="string" calcext:value-type="string">
            <text:p>1</text:p>
            <text:p>1</text:p>
            <text:p>1</text:p>
            <text:p>0</text:p>
          </table:table-cell>
          <table:table-cell table:style-name="ce2" office:value-type="string" calcext:value-type="string">
            <text:p>17.877</text:p>
            <text:p>16.800</text:p>
            <text:p>10.500</text:p>
            <text:p>—</text:p>
          </table:table-cell>
          <table:table-cell table:style-name="ce2" office:value-type="string" calcext:value-type="string">
            <text:p>452,63405</text:p>
            <text:p>459,77535</text:p>
            <text:p>455,70501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NKARA YILDIRIM BEYAZIT ÜNİVERSİTESİ</text:p>
            <text:p>Tıp Fakültesi(Vakıf)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60 + 4</text:p>
            <text:p>80 + 2</text:p>
            <text:p>80 + 2</text:p>
            <text:p>80 + 2</text:p>
          </table:table-cell>
          <table:table-cell table:style-name="ce2" office:value-type="string" calcext:value-type="string">
            <text:p>164</text:p>
            <text:p>82</text:p>
            <text:p>82</text:p>
            <text:p>82</text:p>
          </table:table-cell>
          <table:table-cell table:style-name="ce2" office:value-type="string" calcext:value-type="string">
            <text:p>7.871</text:p>
            <text:p>7.500</text:p>
            <text:p>6.860</text:p>
            <text:p>6.640</text:p>
          </table:table-cell>
          <table:table-cell table:style-name="ce2" office:value-type="string" calcext:value-type="string">
            <text:p>478,53154</text:p>
            <text:p>485,11637</text:p>
            <text:p>468,90382</text:p>
            <text:p>479,3357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ATÜRK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0 + 5</text:p>
            <text:p>200 + 5</text:p>
            <text:p>190 + 5</text:p>
            <text:p>205 + 6</text:p>
          </table:table-cell>
          <table:table-cell table:style-name="ce2" office:value-type="string" calcext:value-type="string">
            <text:p>205</text:p>
            <text:p>205</text:p>
            <text:p>195</text:p>
            <text:p>211</text:p>
          </table:table-cell>
          <table:table-cell table:style-name="ce2" office:value-type="string" calcext:value-type="string">
            <text:p>14.647</text:p>
            <text:p>14.000</text:p>
            <text:p>13.700</text:p>
            <text:p>13.400</text:p>
          </table:table-cell>
          <table:table-cell table:style-name="ce2" office:value-type="string" calcext:value-type="string">
            <text:p>459,75996</text:p>
            <text:p>466,19862</text:p>
            <text:p>446,10160</text:p>
            <text:p>456,0160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ATÜRK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0 + 2</text:p>
            <text:p>60 + 2</text:p>
            <text:p>60 + 2</text:p>
            <text:p>50 + 2</text:p>
          </table:table-cell>
          <table:table-cell table:style-name="ce2" office:value-type="string" calcext:value-type="string">
            <text:p>72</text:p>
            <text:p>62</text:p>
            <text:p>62</text:p>
            <text:p>52</text:p>
          </table:table-cell>
          <table:table-cell table:style-name="ce2" office:value-type="string" calcext:value-type="string">
            <text:p>16.336</text:p>
            <text:p>15.500</text:p>
            <text:p>14.700</text:p>
            <text:p>14.800</text:p>
          </table:table-cell>
          <table:table-cell table:style-name="ce2" office:value-type="string" calcext:value-type="string">
            <text:p>455,86674</text:p>
            <text:p>462,73001</text:p>
            <text:p>443,16057</text:p>
            <text:p>452,2176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ÇEŞEHİR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 + 0</text:p>
            <text:p>7 + 0</text:p>
            <text:p>7 + 0</text:p>
            <text:p>6 + 0</text:p>
          </table:table-cell>
          <table:table-cell table:style-name="ce2" office:value-type="string" calcext:value-type="string">
            <text:p>7</text:p>
            <text:p>7</text:p>
            <text:p>7</text:p>
            <text:p>6</text:p>
          </table:table-cell>
          <table:table-cell table:style-name="ce2" office:value-type="string" calcext:value-type="string">
            <text:p>1.229</text:p>
            <text:p>1.820</text:p>
            <text:p>1.060</text:p>
            <text:p>403</text:p>
          </table:table-cell>
          <table:table-cell table:style-name="ce2" office:value-type="string" calcext:value-type="string">
            <text:p>516,22387</text:p>
            <text:p>514,06990</text:p>
            <text:p>508,57995</text:p>
            <text:p>530,1339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TATÜRK ÜNİVERSİTESİ</text:p>
            <text:p>Tıp Fakültesi</text:p>
          </table:table-cell>
          <table:table-cell table:style-name="ce2" office:value-type="string" calcext:value-type="string">
            <text:p>Tıp</text:p>
            <text:p>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1 + 0</text:p>
          </table:table-cell>
          <table:table-cell table:style-name="ce2" office:value-type="string" calcext:value-type="string">
            <text:p>1</text:p>
            <text:p>1</text:p>
            <text:p>1</text:p>
            <text:p>1</text:p>
          </table:table-cell>
          <table:table-cell table:style-name="ce2" office:value-type="string" calcext:value-type="string">
            <text:p>34.488</text:p>
            <text:p>21.000</text:p>
            <text:p>28.000</text:p>
            <text:p>27.100</text:p>
          </table:table-cell>
          <table:table-cell table:style-name="ce2" office:value-type="string" calcext:value-type="string">
            <text:p>421,60490</text:p>
            <text:p>450,43786</text:p>
            <text:p>413,17539</text:p>
            <text:p>422,6282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ZERBAYCAN TIP ÜNİVERSİTESİ</text:p>
            <text:p>Tıp Fakültesi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0 + 0</text:p>
            <text:p>40 + 0</text:p>
            <text:p>30 + 0</text:p>
            <text:p>20 + 0</text:p>
          </table:table-cell>
          <table:table-cell table:style-name="ce2" office:value-type="string" calcext:value-type="string">
            <text:p>40</text:p>
            <text:p>40</text:p>
            <text:p>30</text:p>
            <text:p>20</text:p>
          </table:table-cell>
          <table:table-cell table:style-name="ce2" office:value-type="string" calcext:value-type="string">
            <text:p>25.283</text:p>
            <text:p>22.200</text:p>
            <text:p>22.400</text:p>
            <text:p>20.200</text:p>
          </table:table-cell>
          <table:table-cell table:style-name="ce2" office:value-type="string" calcext:value-type="string">
            <text:p>437,83579</text:p>
            <text:p>447,79815</text:p>
            <text:p>424,63209</text:p>
            <text:p>438,3343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HÇEŞEHİR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5 + 0</text:p>
            <text:p>63 + 0</text:p>
            <text:p>63 + 0</text:p>
            <text:p>2 + 0</text:p>
          </table:table-cell>
          <table:table-cell table:style-name="ce2" office:value-type="string" calcext:value-type="string">
            <text:p>65</text:p>
            <text:p>63</text:p>
            <text:p>46</text:p>
            <text:p>2</text:p>
          </table:table-cell>
          <table:table-cell table:style-name="ce2" office:value-type="string" calcext:value-type="string">
            <text:p>9.240</text:p>
            <text:p>14.800</text:p>
            <text:p>Dolmadı</text:p>
            <text:p>522</text:p>
          </table:table-cell>
          <table:table-cell table:style-name="ce2" office:value-type="string" calcext:value-type="string">
            <text:p>474,06986</text:p>
            <text:p>464,33174</text:p>
            <text:p>Dolmadı</text:p>
            <text:p>527,42334</text:p>
          </table:table-cell>
          <table:table-cell table:style-name="ce5" table:formula="of:=[.J91]-([.J91]*[.I91]/100)" office:value-type="float" office:value="37.5" calcext:value-type="float">
            <text:p>37,5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ALIKESİR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10 + 3</text:p>
            <text:p>100 + 3</text:p>
            <text:p>80 + 2</text:p>
            <text:p>75 + 2</text:p>
          </table:table-cell>
          <table:table-cell table:style-name="ce2" office:value-type="string" calcext:value-type="string">
            <text:p>113</text:p>
            <text:p>103</text:p>
            <text:p>82</text:p>
            <text:p>77</text:p>
          </table:table-cell>
          <table:table-cell table:style-name="ce2" office:value-type="string" calcext:value-type="string">
            <text:p>13.175</text:p>
            <text:p>12.500</text:p>
            <text:p>12.300</text:p>
            <text:p>11.900</text:p>
          </table:table-cell>
          <table:table-cell table:style-name="ce2" office:value-type="string" calcext:value-type="string">
            <text:p>463,54376</text:p>
            <text:p>470,11474</text:p>
            <text:p>450,21113</text:p>
            <text:p>460,6907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ŞKENT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8 + 0</text:p>
            <text:p>7 + 0</text:p>
            <text:p>5 + 0</text:p>
          </table:table-cell>
          <table:table-cell table:style-name="ce2" office:value-type="string" calcext:value-type="string">
            <text:p>8</text:p>
            <text:p>8</text:p>
            <text:p>7</text:p>
            <text:p>5</text:p>
          </table:table-cell>
          <table:table-cell table:style-name="ce2" office:value-type="string" calcext:value-type="string">
            <text:p>3.312</text:p>
            <text:p>3.010</text:p>
            <text:p>3.380</text:p>
            <text:p>3.790</text:p>
          </table:table-cell>
          <table:table-cell table:style-name="ce2" office:value-type="string" calcext:value-type="string">
            <text:p>499,07642</text:p>
            <text:p>505,35049</text:p>
            <text:p>486,56689</text:p>
            <text:p>493,9867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ŞKENT ÜNİVERSİTESİ</text:p>
            <text:p>Tıp Fakültesi(Vakıf)</text:p>
          </table:table-cell>
          <table:table-cell table:style-name="ce2" office:value-type="string" calcext:value-type="string">
            <text:p>Tıp (%7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8 + 0</text:p>
            <text:p>7 + 0</text:p>
            <text:p>0 + 0</text:p>
          </table:table-cell>
          <table:table-cell table:style-name="ce2" office:value-type="string" calcext:value-type="string">
            <text:p>10</text:p>
            <text:p>8</text:p>
            <text:p>7</text:p>
            <text:p>0</text:p>
          </table:table-cell>
          <table:table-cell table:style-name="ce2" office:value-type="string" calcext:value-type="string">
            <text:p>4.897</text:p>
            <text:p>4.540</text:p>
            <text:p>5.270</text:p>
            <text:p>—</text:p>
          </table:table-cell>
          <table:table-cell table:style-name="ce2" office:value-type="string" calcext:value-type="string">
            <text:p>490,51974</text:p>
            <text:p>496,92905</text:p>
            <text:p>475,70399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ŞKENT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8 + 0</text:p>
            <text:p>8 + 0</text:p>
            <text:p>4 + 0</text:p>
          </table:table-cell>
          <table:table-cell table:style-name="ce2" office:value-type="string" calcext:value-type="string">
            <text:p>10</text:p>
            <text:p>8</text:p>
            <text:p>8</text:p>
            <text:p>4</text:p>
          </table:table-cell>
          <table:table-cell table:style-name="ce2" office:value-type="string" calcext:value-type="string">
            <text:p>6.135</text:p>
            <text:p>5.810</text:p>
            <text:p>6.390</text:p>
            <text:p>5.380</text:p>
          </table:table-cell>
          <table:table-cell table:style-name="ce2" office:value-type="string" calcext:value-type="string">
            <text:p>485,05322</text:p>
            <text:p>491,41205</text:p>
            <text:p>470,73462</text:p>
            <text:p>485,1159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AŞKENT ÜNİVERSİTESİ</text:p>
            <text:p>Tıp Fakültesi(Vakıf)</text:p>
          </table:table-cell>
          <table:table-cell table:style-name="ce2" office:value-type="string" calcext:value-type="string">
            <text:p>Tıp 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2 + 0</text:p>
            <text:p>46 + 0</text:p>
            <text:p>38 + 0</text:p>
            <text:p>41 + 0</text:p>
          </table:table-cell>
          <table:table-cell table:style-name="ce2" office:value-type="string" calcext:value-type="string">
            <text:p>52</text:p>
            <text:p>46</text:p>
            <text:p>38</text:p>
            <text:p>41</text:p>
          </table:table-cell>
          <table:table-cell table:style-name="ce2" office:value-type="string" calcext:value-type="string">
            <text:p>15.252</text:p>
            <text:p>14.800</text:p>
            <text:p>13.300</text:p>
            <text:p>15.800</text:p>
          </table:table-cell>
          <table:table-cell table:style-name="ce2" office:value-type="string" calcext:value-type="string">
            <text:p>458,28143</text:p>
            <text:p>464,31768</text:p>
            <text:p>447,36121</text:p>
            <text:p>449,4890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YKENT ÜNİVERSİTESİ</text:p>
            <text:p>Tıp Fakültesi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0 + 0</text:p>
            <text:p>0 + 0</text:p>
            <text:p>0 + 0</text:p>
          </table:table-cell>
          <table:table-cell table:style-name="ce2" office:value-type="string" calcext:value-type="string">
            <text:p>3</text:p>
            <text:p>0</text:p>
            <text:p>0</text:p>
            <text:p>0</text:p>
          </table:table-cell>
          <table:table-cell table:style-name="ce2" office:value-type="string" calcext:value-type="string">
            <text:p>31.566</text:p>
            <text:p>—</text:p>
            <text:p>—</text:p>
            <text:p>—</text:p>
          </table:table-cell>
          <table:table-cell table:style-name="ce2" office:value-type="string" calcext:value-type="string">
            <text:p>426,54957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YKENT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 + 0</text:p>
            <text:p>0 + 0</text:p>
            <text:p>0 + 0</text:p>
            <text:p>0 + 0</text:p>
          </table:table-cell>
          <table:table-cell table:style-name="ce2" office:value-type="string" calcext:value-type="string">
            <text:p>4</text:p>
            <text:p>0</text:p>
            <text:p>0</text:p>
            <text:p>0</text:p>
          </table:table-cell>
          <table:table-cell table:style-name="ce2" office:value-type="string" calcext:value-type="string">
            <text:p>10.009</text:p>
            <text:p>—</text:p>
            <text:p>—</text:p>
            <text:p>—</text:p>
          </table:table-cell>
          <table:table-cell table:style-name="ce2" office:value-type="string" calcext:value-type="string">
            <text:p>471,74726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ZM-İ ÂLEM VAKIF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9 + 0</text:p>
            <text:p>24 + 0</text:p>
            <text:p>18 + 0</text:p>
            <text:p>20 + 0</text:p>
          </table:table-cell>
          <table:table-cell table:style-name="ce2" office:value-type="string" calcext:value-type="string">
            <text:p>19</text:p>
            <text:p>24</text:p>
            <text:p>18</text:p>
            <text:p>20</text:p>
          </table:table-cell>
          <table:table-cell table:style-name="ce2" office:value-type="string" calcext:value-type="string">
            <text:p>3.472</text:p>
            <text:p>3.080</text:p>
            <text:p>2.850</text:p>
            <text:p>3.650</text:p>
          </table:table-cell>
          <table:table-cell table:style-name="ce2" office:value-type="string" calcext:value-type="string">
            <text:p>498,13673</text:p>
            <text:p>504,94058</text:p>
            <text:p>490,26130</text:p>
            <text:p>494,8365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EZM-İ ÂLEM VAKIF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9 + 0</text:p>
            <text:p>22 + 0</text:p>
            <text:p>18 + 0</text:p>
            <text:p>20 + 0</text:p>
          </table:table-cell>
          <table:table-cell table:style-name="ce2" office:value-type="string" calcext:value-type="string">
            <text:p>29</text:p>
            <text:p>22</text:p>
            <text:p>18</text:p>
            <text:p>20</text:p>
          </table:table-cell>
          <table:table-cell table:style-name="ce2" office:value-type="string" calcext:value-type="string">
            <text:p>7.339</text:p>
            <text:p>7.290</text:p>
            <text:p>5.930</text:p>
            <text:p>6.510</text:p>
          </table:table-cell>
          <table:table-cell table:style-name="ce2" office:value-type="string" calcext:value-type="string">
            <text:p>480,43508</text:p>
            <text:p>485,85316</text:p>
            <text:p>472,81063</text:p>
            <text:p>479,9114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İRUNİ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7 + 0</text:p>
            <text:p>6 + 0</text:p>
            <text:p>0 + 0</text:p>
          </table:table-cell>
          <table:table-cell table:style-name="ce2" office:value-type="string" calcext:value-type="string">
            <text:p>8</text:p>
            <text:p>7</text:p>
            <text:p>6</text:p>
            <text:p>0</text:p>
          </table:table-cell>
          <table:table-cell table:style-name="ce2" office:value-type="string" calcext:value-type="string">
            <text:p>4.031</text:p>
            <text:p>5.270</text:p>
            <text:p>4.630</text:p>
            <text:p>—</text:p>
          </table:table-cell>
          <table:table-cell table:style-name="ce2" office:value-type="string" calcext:value-type="string">
            <text:p>494,90787</text:p>
            <text:p>493,66292</text:p>
            <text:p>479,14180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İRUNİ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7 + 0</text:p>
            <text:p>0 + 0</text:p>
            <text:p>0 + 0</text:p>
          </table:table-cell>
          <table:table-cell table:style-name="ce2" office:value-type="string" calcext:value-type="string">
            <text:p>8</text:p>
            <text:p>7</text:p>
            <text:p>0</text:p>
            <text:p>0</text:p>
          </table:table-cell>
          <table:table-cell table:style-name="ce2" office:value-type="string" calcext:value-type="string">
            <text:p>15.073</text:p>
            <text:p>13.000</text:p>
            <text:p>—</text:p>
            <text:p>—</text:p>
          </table:table-cell>
          <table:table-cell table:style-name="ce2" office:value-type="string" calcext:value-type="string">
            <text:p>458,72209</text:p>
            <text:p>468,89647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OZOK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60 + 2</text:p>
            <text:p>50 + 2</text:p>
            <text:p>55 + 2</text:p>
          </table:table-cell>
          <table:table-cell table:style-name="ce2" office:value-type="string" calcext:value-type="string">
            <text:p>62</text:p>
            <text:p>62</text:p>
            <text:p>52</text:p>
            <text:p>57</text:p>
          </table:table-cell>
          <table:table-cell table:style-name="ce2" office:value-type="string" calcext:value-type="string">
            <text:p>16.769</text:p>
            <text:p>15.400</text:p>
            <text:p>11.000</text:p>
            <text:p>9.790</text:p>
          </table:table-cell>
          <table:table-cell table:style-name="ce2" office:value-type="string" calcext:value-type="string">
            <text:p>454,96610</text:p>
            <text:p>462,90348</text:p>
            <text:p>454,18263</text:p>
            <text:p>467,3415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ÜLENT ECEVİ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30 + 4</text:p>
            <text:p>120 + 3</text:p>
            <text:p>115 + 3</text:p>
            <text:p>115 + 3</text:p>
          </table:table-cell>
          <table:table-cell table:style-name="ce2" office:value-type="string" calcext:value-type="string">
            <text:p>134</text:p>
            <text:p>123</text:p>
            <text:p>118</text:p>
            <text:p>118</text:p>
          </table:table-cell>
          <table:table-cell table:style-name="ce2" office:value-type="string" calcext:value-type="string">
            <text:p>15.246</text:p>
            <text:p>14.100</text:p>
            <text:p>13.800</text:p>
            <text:p>13.700</text:p>
          </table:table-cell>
          <table:table-cell table:style-name="ce2" office:value-type="string" calcext:value-type="string">
            <text:p>458,32868</text:p>
            <text:p>465,91581</text:p>
            <text:p>445,76316</text:p>
            <text:p>455,3435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MHURİYE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90 + 5</text:p>
            <text:p>180 + 5</text:p>
            <text:p>180 + 5</text:p>
            <text:p>205 + 6</text:p>
          </table:table-cell>
          <table:table-cell table:style-name="ce2" office:value-type="string" calcext:value-type="string">
            <text:p>195</text:p>
            <text:p>185</text:p>
            <text:p>185</text:p>
            <text:p>211</text:p>
          </table:table-cell>
          <table:table-cell table:style-name="ce2" office:value-type="string" calcext:value-type="string">
            <text:p>15.328</text:p>
            <text:p>14.400</text:p>
            <text:p>14.000</text:p>
            <text:p>13.900</text:p>
          </table:table-cell>
          <table:table-cell table:style-name="ce2" office:value-type="string" calcext:value-type="string">
            <text:p>458,09699</text:p>
            <text:p>465,17358</text:p>
            <text:p>445,26566</text:p>
            <text:p>454,6365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ÇANAKKALE ONSEKİZ MAR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30 + 4</text:p>
            <text:p>120 + 3</text:p>
            <text:p>120 + 3</text:p>
            <text:p>100 + 3</text:p>
          </table:table-cell>
          <table:table-cell table:style-name="ce2" office:value-type="string" calcext:value-type="string">
            <text:p>134</text:p>
            <text:p>123</text:p>
            <text:p>123</text:p>
            <text:p>103</text:p>
          </table:table-cell>
          <table:table-cell table:style-name="ce2" office:value-type="string" calcext:value-type="string">
            <text:p>11.347</text:p>
            <text:p>10.700</text:p>
            <text:p>10.700</text:p>
            <text:p>10.400</text:p>
          </table:table-cell>
          <table:table-cell table:style-name="ce2" office:value-type="string" calcext:value-type="string">
            <text:p>468,18991</text:p>
            <text:p>475,10866</text:p>
            <text:p>455,20936</text:p>
            <text:p>465,4812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ÇUKUROVA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75 + 7</text:p>
            <text:p>260 + 7</text:p>
            <text:p>260 + 7</text:p>
            <text:p>265 + 7</text:p>
          </table:table-cell>
          <table:table-cell table:style-name="ce2" office:value-type="string" calcext:value-type="string">
            <text:p>282</text:p>
            <text:p>267</text:p>
            <text:p>267</text:p>
            <text:p>272</text:p>
          </table:table-cell>
          <table:table-cell table:style-name="ce2" office:value-type="string" calcext:value-type="string">
            <text:p>8.302</text:p>
            <text:p>8.020</text:p>
            <text:p>7.490</text:p>
            <text:p>7.730</text:p>
          </table:table-cell>
          <table:table-cell table:style-name="ce2" office:value-type="string" calcext:value-type="string">
            <text:p>477,09601</text:p>
            <text:p>483,35591</text:p>
            <text:p>466,32290</text:p>
            <text:p>474,9753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ÇUKUROVA ÜNİVERSİTESİ</text:p>
            <text:p>Tıp Fakültesi</text:p>
          </table:table-cell>
          <table:table-cell table:style-name="ce2" office:value-type="string" calcext:value-type="string">
            <text:p>Tıp 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0 + 0</text:p>
          </table:table-cell>
          <table:table-cell table:style-name="ce2" office:value-type="string" calcext:value-type="string">
            <text:p>1</text:p>
            <text:p>1</text:p>
            <text:p>1</text:p>
            <text:p>0</text:p>
          </table:table-cell>
          <table:table-cell table:style-name="ce2" office:value-type="string" calcext:value-type="string">
            <text:p>21.886</text:p>
            <text:p>14.500</text:p>
            <text:p>8.610</text:p>
            <text:p>—</text:p>
          </table:table-cell>
          <table:table-cell table:style-name="ce2" office:value-type="string" calcext:value-type="string">
            <text:p>444,37548</text:p>
            <text:p>464,96536</text:p>
            <text:p>461,94621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İCL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80 + 5</text:p>
            <text:p>160 + 4</text:p>
            <text:p>160 + 4</text:p>
            <text:p>135 + 4</text:p>
          </table:table-cell>
          <table:table-cell table:style-name="ce2" office:value-type="string" calcext:value-type="string">
            <text:p>185</text:p>
            <text:p>164</text:p>
            <text:p>164</text:p>
            <text:p>139</text:p>
          </table:table-cell>
          <table:table-cell table:style-name="ce2" office:value-type="string" calcext:value-type="string">
            <text:p>13.904</text:p>
            <text:p>13.400</text:p>
            <text:p>12.800</text:p>
            <text:p>11.500</text:p>
          </table:table-cell>
          <table:table-cell table:style-name="ce2" office:value-type="string" calcext:value-type="string">
            <text:p>461,69648</text:p>
            <text:p>467,63378</text:p>
            <text:p>448,48177</text:p>
            <text:p>461,7750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OKUZ EYLÜL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80 + 7</text:p>
            <text:p>270 + 7</text:p>
            <text:p>270 + 7</text:p>
            <text:p>290 + 8</text:p>
          </table:table-cell>
          <table:table-cell table:style-name="ce2" office:value-type="string" calcext:value-type="string">
            <text:p>287</text:p>
            <text:p>277</text:p>
            <text:p>277</text:p>
            <text:p>298</text:p>
          </table:table-cell>
          <table:table-cell table:style-name="ce2" office:value-type="string" calcext:value-type="string">
            <text:p>4.989</text:p>
            <text:p>4.890</text:p>
            <text:p>4.940</text:p>
            <text:p>5.180</text:p>
          </table:table-cell>
          <table:table-cell table:style-name="ce2" office:value-type="string" calcext:value-type="string">
            <text:p>490,06184</text:p>
            <text:p>495,31786</text:p>
            <text:p>477,45963</text:p>
            <text:p>486,0358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UMLUPINAR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0 + 3</text:p>
            <text:p>100 + 3</text:p>
            <text:p>80 + 2</text:p>
            <text:p>50 + 2</text:p>
          </table:table-cell>
          <table:table-cell table:style-name="ce2" office:value-type="string" calcext:value-type="string">
            <text:p>103</text:p>
            <text:p>103</text:p>
            <text:p>82</text:p>
            <text:p>52</text:p>
          </table:table-cell>
          <table:table-cell table:style-name="ce2" office:value-type="string" calcext:value-type="string">
            <text:p>14.947</text:p>
            <text:p>13.800</text:p>
            <text:p>13.300</text:p>
            <text:p>12.900</text:p>
          </table:table-cell>
          <table:table-cell table:style-name="ce2" office:value-type="string" calcext:value-type="string">
            <text:p>459,00344</text:p>
            <text:p>466,77072</text:p>
            <text:p>447,17819</text:p>
            <text:p>457,6715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DÜZC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20 + 3</text:p>
            <text:p>110 + 3</text:p>
            <text:p>110 + 3</text:p>
            <text:p>110 + 3</text:p>
          </table:table-cell>
          <table:table-cell table:style-name="ce2" office:value-type="string" calcext:value-type="string">
            <text:p>123</text:p>
            <text:p>113</text:p>
            <text:p>113</text:p>
            <text:p>113</text:p>
          </table:table-cell>
          <table:table-cell table:style-name="ce2" office:value-type="string" calcext:value-type="string">
            <text:p>14.449</text:p>
            <text:p>13.500</text:p>
            <text:p>13.400</text:p>
            <text:p>13.000</text:p>
          </table:table-cell>
          <table:table-cell table:style-name="ce2" office:value-type="string" calcext:value-type="string">
            <text:p>460,24030</text:p>
            <text:p>467,56118</text:p>
            <text:p>446,96441</text:p>
            <text:p>457,3052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G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40 + 9</text:p>
            <text:p>340 + 9</text:p>
            <text:p>340 + 9</text:p>
            <text:p>360 + 9</text:p>
          </table:table-cell>
          <table:table-cell table:style-name="ce2" office:value-type="string" calcext:value-type="string">
            <text:p>349</text:p>
            <text:p>349</text:p>
            <text:p>349</text:p>
            <text:p>369</text:p>
          </table:table-cell>
          <table:table-cell table:style-name="ce2" office:value-type="string" calcext:value-type="string">
            <text:p>3.598</text:p>
            <text:p>3.690</text:p>
            <text:p>3.770</text:p>
            <text:p>3.960</text:p>
          </table:table-cell>
          <table:table-cell table:style-name="ce2" office:value-type="string" calcext:value-type="string">
            <text:p>497,29869</text:p>
            <text:p>501,30606</text:p>
            <text:p>484,17938</text:p>
            <text:p>492,8777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CİYES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70 + 7</text:p>
            <text:p>260 + 7</text:p>
            <text:p>250 + 7</text:p>
            <text:p>255 + 7</text:p>
          </table:table-cell>
          <table:table-cell table:style-name="ce2" office:value-type="string" calcext:value-type="string">
            <text:p>277</text:p>
            <text:p>267</text:p>
            <text:p>257</text:p>
            <text:p>262</text:p>
          </table:table-cell>
          <table:table-cell table:style-name="ce2" office:value-type="string" calcext:value-type="string">
            <text:p>9.452</text:p>
            <text:p>8.960</text:p>
            <text:p>8.830</text:p>
            <text:p>9.100</text:p>
          </table:table-cell>
          <table:table-cell table:style-name="ce2" office:value-type="string" calcext:value-type="string">
            <text:p>473,41097</text:p>
            <text:p>480,44753</text:p>
            <text:p>461,20982</text:p>
            <text:p>469,6655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ZİNCA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5 + 2</text:p>
            <text:p>60 + 2</text:p>
            <text:p>60 + 2</text:p>
            <text:p>30 + 1</text:p>
          </table:table-cell>
          <table:table-cell table:style-name="ce2" office:value-type="string" calcext:value-type="string">
            <text:p>77</text:p>
            <text:p>62</text:p>
            <text:p>62</text:p>
            <text:p>31</text:p>
          </table:table-cell>
          <table:table-cell table:style-name="ce2" office:value-type="string" calcext:value-type="string">
            <text:p>16.942</text:p>
            <text:p>15.700</text:p>
            <text:p>14.800</text:p>
            <text:p>14.700</text:p>
          </table:table-cell>
          <table:table-cell table:style-name="ce2" office:value-type="string" calcext:value-type="string">
            <text:p>454,58043</text:p>
            <text:p>462,27241</text:p>
            <text:p>442,89469</text:p>
            <text:p>452,5294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SKİŞEHİR OSMANGAZİ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20 + 6</text:p>
            <text:p>205 + 6</text:p>
            <text:p>205 + 6</text:p>
            <text:p>205 + 6</text:p>
          </table:table-cell>
          <table:table-cell table:style-name="ce2" office:value-type="string" calcext:value-type="string">
            <text:p>226</text:p>
            <text:p>211</text:p>
            <text:p>211</text:p>
            <text:p>211</text:p>
          </table:table-cell>
          <table:table-cell table:style-name="ce2" office:value-type="string" calcext:value-type="string">
            <text:p>6.901</text:p>
            <text:p>6.840</text:p>
            <text:p>6.920</text:p>
            <text:p>7.060</text:p>
          </table:table-cell>
          <table:table-cell table:style-name="ce2" office:value-type="string" calcext:value-type="string">
            <text:p>482,07700</text:p>
            <text:p>487,49065</text:p>
            <text:p>468,66563</text:p>
            <text:p>477,6204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IRA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40 + 4</text:p>
            <text:p>135 + 4</text:p>
            <text:p>135 + 4</text:p>
            <text:p>135 + 4</text:p>
          </table:table-cell>
          <table:table-cell table:style-name="ce2" office:value-type="string" calcext:value-type="string">
            <text:p>144</text:p>
            <text:p>139</text:p>
            <text:p>139</text:p>
            <text:p>139</text:p>
          </table:table-cell>
          <table:table-cell table:style-name="ce2" office:value-type="string" calcext:value-type="string">
            <text:p>15.582</text:p>
            <text:p>14.700</text:p>
            <text:p>14.100</text:p>
            <text:p>13.600</text:p>
          </table:table-cell>
          <table:table-cell table:style-name="ce2" office:value-type="string" calcext:value-type="string">
            <text:p>457,52078</text:p>
            <text:p>464,48266</text:p>
            <text:p>444,93087</text:p>
            <text:p>455,5972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Zİ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90 + 8</text:p>
            <text:p>280 + 7</text:p>
            <text:p>280 + 7</text:p>
            <text:p>295 + 8</text:p>
          </table:table-cell>
          <table:table-cell table:style-name="ce2" office:value-type="string" calcext:value-type="string">
            <text:p>298</text:p>
            <text:p>287</text:p>
            <text:p>287</text:p>
            <text:p>303</text:p>
          </table:table-cell>
          <table:table-cell table:style-name="ce2" office:value-type="string" calcext:value-type="string">
            <text:p>4.252</text:p>
            <text:p>3.980</text:p>
            <text:p>3.980</text:p>
            <text:p>4.220</text:p>
          </table:table-cell>
          <table:table-cell table:style-name="ce2" office:value-type="string" calcext:value-type="string">
            <text:p>493,74921</text:p>
            <text:p>499,83352</text:p>
            <text:p>482,95005</text:p>
            <text:p>491,1874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Zİ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0 + 3</text:p>
            <text:p>100 + 3</text:p>
            <text:p>100 + 3</text:p>
            <text:p>105 + 3</text:p>
          </table:table-cell>
          <table:table-cell table:style-name="ce2" office:value-type="string" calcext:value-type="string">
            <text:p>103</text:p>
            <text:p>103</text:p>
            <text:p>103</text:p>
            <text:p>108</text:p>
          </table:table-cell>
          <table:table-cell table:style-name="ce2" office:value-type="string" calcext:value-type="string">
            <text:p>4.941</text:p>
            <text:p>4.690</text:p>
            <text:p>4.530</text:p>
            <text:p>4.860</text:p>
          </table:table-cell>
          <table:table-cell table:style-name="ce2" office:value-type="string" calcext:value-type="string">
            <text:p>490,31894</text:p>
            <text:p>496,16372</text:p>
            <text:p>479,76752</text:p>
            <text:p>487,6527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Zİ ÜNİVERSİTESİ</text:p>
            <text:p>Tıp Fakültesi</text:p>
          </table:table-cell>
          <table:table-cell table:style-name="ce2" office:value-type="string" calcext:value-type="string">
            <text:p>Tıp 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1 + 0</text:p>
          </table:table-cell>
          <table:table-cell table:style-name="ce2" office:value-type="string" calcext:value-type="string">
            <text:p>1</text:p>
            <text:p>1</text:p>
            <text:p>1</text:p>
            <text:p>1</text:p>
          </table:table-cell>
          <table:table-cell table:style-name="ce2" office:value-type="string" calcext:value-type="string">
            <text:p>13.002</text:p>
            <text:p>8.310</text:p>
            <text:p>6.370</text:p>
            <text:p>6.840</text:p>
          </table:table-cell>
          <table:table-cell table:style-name="ce2" office:value-type="string" calcext:value-type="string">
            <text:p>463,99701</text:p>
            <text:p>482,41437</text:p>
            <text:p>470,84305</text:p>
            <text:p>478,5765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ZİANTEP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0 + 4</text:p>
            <text:p>140 + 4</text:p>
            <text:p>130 + 4</text:p>
            <text:p>170 + 5</text:p>
          </table:table-cell>
          <table:table-cell table:style-name="ce2" office:value-type="string" calcext:value-type="string">
            <text:p>154</text:p>
            <text:p>144</text:p>
            <text:p>134</text:p>
            <text:p>175</text:p>
          </table:table-cell>
          <table:table-cell table:style-name="ce2" office:value-type="string" calcext:value-type="string">
            <text:p>12.209</text:p>
            <text:p>11.300</text:p>
            <text:p>11.100</text:p>
            <text:p>12.000</text:p>
          </table:table-cell>
          <table:table-cell table:style-name="ce2" office:value-type="string" calcext:value-type="string">
            <text:p>465,98465</text:p>
            <text:p>473,42134</text:p>
            <text:p>453,83090</text:p>
            <text:p>460,2043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ZİANTEP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0 + 2</text:p>
            <text:p>50 + 2</text:p>
            <text:p>50 + 2</text:p>
            <text:p>50 + 2</text:p>
          </table:table-cell>
          <table:table-cell table:style-name="ce2" office:value-type="string" calcext:value-type="string">
            <text:p>52</text:p>
            <text:p>52</text:p>
            <text:p>52</text:p>
            <text:p>52</text:p>
          </table:table-cell>
          <table:table-cell table:style-name="ce2" office:value-type="string" calcext:value-type="string">
            <text:p>15.160</text:p>
            <text:p>14.600</text:p>
            <text:p>13.800</text:p>
            <text:p>13.400</text:p>
          </table:table-cell>
          <table:table-cell table:style-name="ce2" office:value-type="string" calcext:value-type="string">
            <text:p>458,50498</text:p>
            <text:p>464,90528</text:p>
            <text:p>445,64086</text:p>
            <text:p>456,0005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AZİOSMANPAŞA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0 + 3</text:p>
            <text:p>100 + 3</text:p>
            <text:p>90 + 3</text:p>
            <text:p>90 + 3</text:p>
          </table:table-cell>
          <table:table-cell table:style-name="ce2" office:value-type="string" calcext:value-type="string">
            <text:p>103</text:p>
            <text:p>103</text:p>
            <text:p>93</text:p>
            <text:p>93</text:p>
          </table:table-cell>
          <table:table-cell table:style-name="ce2" office:value-type="string" calcext:value-type="string">
            <text:p>16.547</text:p>
            <text:p>15.200</text:p>
            <text:p>14.600</text:p>
            <text:p>14.400</text:p>
          </table:table-cell>
          <table:table-cell table:style-name="ce2" office:value-type="string" calcext:value-type="string">
            <text:p>455,43436</text:p>
            <text:p>463,42915</text:p>
            <text:p>443,71142</text:p>
            <text:p>453,3485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İRESU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0 + 2</text:p>
            <text:p>50 + 2</text:p>
            <text:p>50 + 2</text:p>
            <text:p>30 + 1</text:p>
          </table:table-cell>
          <table:table-cell table:style-name="ce2" office:value-type="string" calcext:value-type="string">
            <text:p>52</text:p>
            <text:p>52</text:p>
            <text:p>52</text:p>
            <text:p>31</text:p>
          </table:table-cell>
          <table:table-cell table:style-name="ce2" office:value-type="string" calcext:value-type="string">
            <text:p>16.280</text:p>
            <text:p>14.900</text:p>
            <text:p>14.500</text:p>
            <text:p>14.300</text:p>
          </table:table-cell>
          <table:table-cell table:style-name="ce2" office:value-type="string" calcext:value-type="string">
            <text:p>455,99861</text:p>
            <text:p>464,04181</text:p>
            <text:p>443,76507</text:p>
            <text:p>453,4578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İRNE ÜNİVERSİTESİ</text:p>
            <text:p>Tıp Fakültesi(KKTC)</text:p>
          </table:table-cell>
          <table:table-cell table:style-name="ce2" office:value-type="string" calcext:value-type="string">
            <text:p>Tıp</text:p>
            <text:p>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9 + 0</text:p>
            <text:p>0 + 0</text:p>
            <text:p>0 + 0</text:p>
            <text:p>0 + 0</text:p>
          </table:table-cell>
          <table:table-cell table:style-name="ce2" office:value-type="string" calcext:value-type="string">
            <text:p>9</text:p>
            <text:p>0</text:p>
            <text:p>0</text:p>
            <text:p>0</text:p>
          </table:table-cell>
          <table:table-cell table:style-name="ce2" office:value-type="string" calcext:value-type="string">
            <text:p>24.050</text:p>
            <text:p>—</text:p>
            <text:p>—</text:p>
            <text:p>—</text:p>
          </table:table-cell>
          <table:table-cell table:style-name="ce2" office:value-type="string" calcext:value-type="string">
            <text:p>440,16576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İRNE ÜNİVERSİTESİ</text:p>
            <text:p>Tıp Fakültesi(KKTC)</text:p>
          </table:table-cell>
          <table:table-cell table:style-name="ce2" office:value-type="string" calcext:value-type="string">
            <text:p>Tıp</text:p>
            <text:p>(%2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0 + 0</text:p>
            <text:p>0 + 0</text:p>
            <text:p>0 + 0</text:p>
          </table:table-cell>
          <table:table-cell table:style-name="ce2" office:value-type="string" calcext:value-type="string">
            <text:p>8</text:p>
            <text:p>0</text:p>
            <text:p>0</text:p>
            <text:p>0</text:p>
          </table:table-cell>
          <table:table-cell table:style-name="ce2" office:value-type="string" calcext:value-type="string">
            <text:p>28.535</text:p>
            <text:p>—</text:p>
            <text:p>—</text:p>
            <text:p>—</text:p>
          </table:table-cell>
          <table:table-cell table:style-name="ce2" office:value-type="string" calcext:value-type="string">
            <text:p>431,91051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İRNE ÜNİVERSİTESİ</text:p>
            <text:p>Tıp Fakültesi(KKTC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7 + 0</text:p>
            <text:p>5 + 0</text:p>
            <text:p>0 + 0</text:p>
            <text:p>0 + 0</text:p>
          </table:table-cell>
          <table:table-cell table:style-name="ce2" office:value-type="string" calcext:value-type="string">
            <text:p>17</text:p>
            <text:p>5</text:p>
            <text:p>0</text:p>
            <text:p>0</text:p>
          </table:table-cell>
          <table:table-cell table:style-name="ce2" office:value-type="string" calcext:value-type="string">
            <text:p>32.189</text:p>
            <text:p>33.900</text:p>
            <text:p>—</text:p>
            <text:p>—</text:p>
          </table:table-cell>
          <table:table-cell table:style-name="ce2" office:value-type="string" calcext:value-type="string">
            <text:p>425,49581</text:p>
            <text:p>425,31714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İRNE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5 + 0</text:p>
            <text:p>0 + 0</text:p>
            <text:p>0 + 0</text:p>
          </table:table-cell>
          <table:table-cell table:style-name="ce2" office:value-type="string" calcext:value-type="string">
            <text:p>6</text:p>
            <text:p>5</text:p>
            <text:p>0</text:p>
            <text:p>0</text:p>
          </table:table-cell>
          <table:table-cell table:style-name="ce2" office:value-type="string" calcext:value-type="string">
            <text:p>17.803</text:p>
            <text:p>16.600</text:p>
            <text:p>—</text:p>
            <text:p>—</text:p>
          </table:table-cell>
          <table:table-cell table:style-name="ce2" office:value-type="string" calcext:value-type="string">
            <text:p>452,79336</text:p>
            <text:p>460,04226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CETTEPE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70 + 5</text:p>
            <text:p>170 + 5</text:p>
            <text:p>170 + 5</text:p>
            <text:p>180 + 5</text:p>
          </table:table-cell>
          <table:table-cell table:style-name="ce2" office:value-type="string" calcext:value-type="string">
            <text:p>175</text:p>
            <text:p>175</text:p>
            <text:p>175</text:p>
            <text:p>185</text:p>
          </table:table-cell>
          <table:table-cell table:style-name="ce2" office:value-type="string" calcext:value-type="string">
            <text:p>723</text:p>
            <text:p>589</text:p>
            <text:p>757</text:p>
            <text:p>697</text:p>
          </table:table-cell>
          <table:table-cell table:style-name="ce2" office:value-type="string" calcext:value-type="string">
            <text:p>523,36181</text:p>
            <text:p>528,86958</text:p>
            <text:p>513,76847</text:p>
            <text:p>524,0017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CETTEP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10 + 6</text:p>
            <text:p>200 + 5</text:p>
            <text:p>190 + 5</text:p>
            <text:p>205 + 6</text:p>
          </table:table-cell>
          <table:table-cell table:style-name="ce2" office:value-type="string" calcext:value-type="string">
            <text:p>216</text:p>
            <text:p>205</text:p>
            <text:p>195</text:p>
            <text:p>211</text:p>
          </table:table-cell>
          <table:table-cell table:style-name="ce2" office:value-type="string" calcext:value-type="string">
            <text:p>1.339</text:p>
            <text:p>1.080</text:p>
            <text:p>1.240</text:p>
            <text:p>1.160</text:p>
          </table:table-cell>
          <table:table-cell table:style-name="ce2" office:value-type="string" calcext:value-type="string">
            <text:p>515,08850</text:p>
            <text:p>521,88920</text:p>
            <text:p>506,13493</text:p>
            <text:p>517,0255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İÇ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 + 0</text:p>
            <text:p>0 + 0</text:p>
            <text:p>0 + 0</text:p>
            <text:p>0 + 0</text:p>
          </table:table-cell>
          <table:table-cell table:style-name="ce2" office:value-type="string" calcext:value-type="string">
            <text:p>4</text:p>
            <text:p>0</text:p>
            <text:p>0</text:p>
            <text:p>0</text:p>
          </table:table-cell>
          <table:table-cell table:style-name="ce2" office:value-type="string" calcext:value-type="string">
            <text:p>10.210</text:p>
            <text:p>—</text:p>
            <text:p>—</text:p>
            <text:p>—</text:p>
          </table:table-cell>
          <table:table-cell table:style-name="ce2" office:value-type="string" calcext:value-type="string">
            <text:p>471,22921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LİÇ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0</text:p>
            <text:p>0 + 0</text:p>
            <text:p>0 + 0</text:p>
            <text:p>0 + 0</text:p>
          </table:table-cell>
          <table:table-cell table:style-name="ce2" office:value-type="string" calcext:value-type="string">
            <text:p>20</text:p>
            <text:p>0</text:p>
            <text:p>0</text:p>
            <text:p>0</text:p>
          </table:table-cell>
          <table:table-cell table:style-name="ce2" office:value-type="string" calcext:value-type="string">
            <text:p>28.793</text:p>
            <text:p>—</text:p>
            <text:p>—</text:p>
            <text:p>—</text:p>
          </table:table-cell>
          <table:table-cell table:style-name="ce2" office:value-type="string" calcext:value-type="string">
            <text:p>431,49082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ARRA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20 + 3</text:p>
            <text:p>110 + 3</text:p>
            <text:p>100 + 3</text:p>
            <text:p>100 + 3</text:p>
          </table:table-cell>
          <table:table-cell table:style-name="ce2" office:value-type="string" calcext:value-type="string">
            <text:p>123</text:p>
            <text:p>113</text:p>
            <text:p>103</text:p>
            <text:p>103</text:p>
          </table:table-cell>
          <table:table-cell table:style-name="ce2" office:value-type="string" calcext:value-type="string">
            <text:p>16.802</text:p>
            <text:p>15.700</text:p>
            <text:p>14.800</text:p>
            <text:p>14.600</text:p>
          </table:table-cell>
          <table:table-cell table:style-name="ce2" office:value-type="string" calcext:value-type="string">
            <text:p>454,87044</text:p>
            <text:p>462,34089</text:p>
            <text:p>442,97556</text:p>
            <text:p>452,7884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NÖNÜ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65 + 5</text:p>
            <text:p>150 + 4</text:p>
            <text:p>140 + 4</text:p>
            <text:p>150 + 4</text:p>
          </table:table-cell>
          <table:table-cell table:style-name="ce2" office:value-type="string" calcext:value-type="string">
            <text:p>170</text:p>
            <text:p>154</text:p>
            <text:p>144</text:p>
            <text:p>154</text:p>
          </table:table-cell>
          <table:table-cell table:style-name="ce2" office:value-type="string" calcext:value-type="string">
            <text:p>11.689</text:p>
            <text:p>11.300</text:p>
            <text:p>10.800</text:p>
            <text:p>11.200</text:p>
          </table:table-cell>
          <table:table-cell table:style-name="ce2" office:value-type="string" calcext:value-type="string">
            <text:p>467,26274</text:p>
            <text:p>473,45092</text:p>
            <text:p>454,78410</text:p>
            <text:p>462,7303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NÖNÜ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60 + 2</text:p>
            <text:p>60 + 2</text:p>
            <text:p>50 + 2</text:p>
          </table:table-cell>
          <table:table-cell table:style-name="ce2" office:value-type="string" calcext:value-type="string">
            <text:p>60 + 2</text:p>
            <text:p>60 + 2</text:p>
            <text:p>60 + 2</text:p>
            <text:p>50 + 2</text:p>
          </table:table-cell>
          <table:table-cell table:style-name="ce2" office:value-type="string" calcext:value-type="string">
            <text:p>15.057</text:p>
            <text:p>14.200</text:p>
            <text:p>14.000</text:p>
            <text:p>13.600</text:p>
          </table:table-cell>
          <table:table-cell table:style-name="ce2" office:value-type="string" calcext:value-type="string">
            <text:p>458,76392</text:p>
            <text:p>465,77096</text:p>
            <text:p>445,09113</text:p>
            <text:p>455,6740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AYDIN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6 + 0</text:p>
            <text:p>0 + 0</text:p>
            <text:p>0 + 0</text:p>
          </table:table-cell>
          <table:table-cell table:style-name="ce2" office:value-type="string" calcext:value-type="string">
            <text:p>6</text:p>
            <text:p>6</text:p>
            <text:p>0</text:p>
            <text:p>0</text:p>
          </table:table-cell>
          <table:table-cell table:style-name="ce2" office:value-type="string" calcext:value-type="string">
            <text:p>5.087</text:p>
            <text:p>4.070</text:p>
            <text:p>—</text:p>
            <text:p>—</text:p>
          </table:table-cell>
          <table:table-cell table:style-name="ce2" office:value-type="string" calcext:value-type="string">
            <text:p>489,61510</text:p>
            <text:p>499,22103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AYDIN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 + 0</text:p>
            <text:p>4 + 0</text:p>
            <text:p>0 + 0</text:p>
            <text:p>0 + 0</text:p>
          </table:table-cell>
          <table:table-cell table:style-name="ce2" office:value-type="string" calcext:value-type="string">
            <text:p>4</text:p>
            <text:p>4</text:p>
            <text:p>0</text:p>
            <text:p>0</text:p>
          </table:table-cell>
          <table:table-cell table:style-name="ce2" office:value-type="string" calcext:value-type="string">
            <text:p>7.047</text:p>
            <text:p>6.770</text:p>
            <text:p>—</text:p>
            <text:p>—</text:p>
          </table:table-cell>
          <table:table-cell table:style-name="ce2" office:value-type="string" calcext:value-type="string">
            <text:p>481,50072</text:p>
            <text:p>487,69742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MEDENİYET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20 + 3</text:p>
            <text:p>120 + 3</text:p>
            <text:p>120 + 3</text:p>
            <text:p>100 + 3</text:p>
          </table:table-cell>
          <table:table-cell table:style-name="ce2" office:value-type="string" calcext:value-type="string">
            <text:p>123</text:p>
            <text:p>123</text:p>
            <text:p>123</text:p>
            <text:p>103</text:p>
          </table:table-cell>
          <table:table-cell table:style-name="ce2" office:value-type="string" calcext:value-type="string">
            <text:p>6.529</text:p>
            <text:p>5.980</text:p>
            <text:p>6.380</text:p>
            <text:p>6.310</text:p>
          </table:table-cell>
          <table:table-cell table:style-name="ce2" office:value-type="string" calcext:value-type="string">
            <text:p>483,39051</text:p>
            <text:p>490,75248</text:p>
            <text:p>470,82738</text:p>
            <text:p>480,7850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MEDENİYET ÜNİVERSİTESİ</text:p>
            <text:p>Tıp Fakültesi</text:p>
          </table:table-cell>
          <table:table-cell table:style-name="ce2" office:value-type="string" calcext:value-type="string">
            <text:p>Tıp</text:p>
            <text:p>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0 + 0</text:p>
            <text:p>0 + 0</text:p>
            <text:p>0 + 0</text:p>
          </table:table-cell>
          <table:table-cell table:style-name="ce2" office:value-type="string" calcext:value-type="string">
            <text:p>1</text:p>
            <text:p>0</text:p>
            <text:p>0</text:p>
            <text:p>0</text:p>
          </table:table-cell>
          <table:table-cell table:style-name="ce2" office:value-type="string" calcext:value-type="string">
            <text:p>23.512</text:p>
            <text:p>—</text:p>
            <text:p>—</text:p>
            <text:p>—</text:p>
          </table:table-cell>
          <table:table-cell table:style-name="ce2" office:value-type="string" calcext:value-type="string">
            <text:p>441,19738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MEDİPOL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10 + 0</text:p>
            <text:p>10 + 0</text:p>
            <text:p>10 + 0</text:p>
          </table:table-cell>
          <table:table-cell table:style-name="ce2" office:value-type="string" calcext:value-type="string">
            <text:p>10</text:p>
            <text:p>10</text:p>
            <text:p>10</text:p>
            <text:p>10</text:p>
          </table:table-cell>
          <table:table-cell table:style-name="ce2" office:value-type="string" calcext:value-type="string">
            <text:p>134</text:p>
            <text:p>3.530</text:p>
            <text:p>4.190</text:p>
            <text:p>4.390</text:p>
          </table:table-cell>
          <table:table-cell table:style-name="ce2" office:value-type="string" calcext:value-type="string">
            <text:p>537,67522</text:p>
            <text:p>502,25882</text:p>
            <text:p>481,68571</text:p>
            <text:p>490,2310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MEDİPOL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1 + 0</text:p>
            <text:p>11 + 0</text:p>
            <text:p>11 + 0</text:p>
            <text:p>12 + 0</text:p>
          </table:table-cell>
          <table:table-cell table:style-name="ce2" office:value-type="string" calcext:value-type="string">
            <text:p>11</text:p>
            <text:p>11</text:p>
            <text:p>11</text:p>
            <text:p>12</text:p>
          </table:table-cell>
          <table:table-cell table:style-name="ce2" office:value-type="string" calcext:value-type="string">
            <text:p>3.884</text:p>
            <text:p>4.010</text:p>
            <text:p>3.820</text:p>
            <text:p>4.170</text:p>
          </table:table-cell>
          <table:table-cell table:style-name="ce2" office:value-type="string" calcext:value-type="string">
            <text:p>495,66962</text:p>
            <text:p>499,58493</text:p>
            <text:p>483,86439</text:p>
            <text:p>491,5423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ÜNİVERSİTESİ</text:p>
            <text:p>Cerrahpaşa Tıp Fakültesi</text:p>
          </table:table-cell>
          <table:table-cell table:style-name="ce2" office:value-type="string" calcext:value-type="string">
            <text:p>Tıp (Cerrahpaşa)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0 + 2</text:p>
            <text:p>70 + 2</text:p>
            <text:p>75 + 2</text:p>
            <text:p>75 + 2</text:p>
          </table:table-cell>
          <table:table-cell table:style-name="ce2" office:value-type="string" calcext:value-type="string">
            <text:p>72</text:p>
            <text:p>72</text:p>
            <text:p>77</text:p>
            <text:p>77</text:p>
          </table:table-cell>
          <table:table-cell table:style-name="ce2" office:value-type="string" calcext:value-type="string">
            <text:p>409</text:p>
            <text:p>364</text:p>
            <text:p>448</text:p>
            <text:p>365</text:p>
          </table:table-cell>
          <table:table-cell table:style-name="ce2" office:value-type="string" calcext:value-type="string">
            <text:p>529,17563</text:p>
            <text:p>533,71039</text:p>
            <text:p>521,47222</text:p>
            <text:p>531,1477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ÜNİVERSİTESİ</text:p>
            <text:p>Cerrahpaşa Tıp Fakültesi</text:p>
          </table:table-cell>
          <table:table-cell table:style-name="ce2" office:value-type="string" calcext:value-type="string">
            <text:p>Tıp (Cerrahpaşa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00 + 8</text:p>
            <text:p>310 + 8</text:p>
            <text:p>320 + 8</text:p>
            <text:p>360 + 9</text:p>
          </table:table-cell>
          <table:table-cell table:style-name="ce2" office:value-type="string" calcext:value-type="string">
            <text:p>308</text:p>
            <text:p>318</text:p>
            <text:p>328</text:p>
            <text:p>369</text:p>
          </table:table-cell>
          <table:table-cell table:style-name="ce2" office:value-type="string" calcext:value-type="string">
            <text:p>1.707</text:p>
            <text:p>1.720</text:p>
            <text:p>1.730</text:p>
            <text:p>2.260</text:p>
          </table:table-cell>
          <table:table-cell table:style-name="ce2" office:value-type="string" calcext:value-type="string">
            <text:p>511,16210</text:p>
            <text:p>514,98161</text:p>
            <text:p>500,25967</text:p>
            <text:p>505,1416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ÜNİVERSİTESİ</text:p>
            <text:p>İstanbul Tıp Fakültesi</text:p>
          </table:table-cell>
          <table:table-cell table:style-name="ce2" office:value-type="string" calcext:value-type="string">
            <text:p>Tıp (İstanbul)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0 + 0</text:p>
            <text:p>0 + 0</text:p>
            <text:p>0 + 0</text:p>
          </table:table-cell>
          <table:table-cell table:style-name="ce2" office:value-type="string" calcext:value-type="string">
            <text:p>62</text:p>
            <text:p>0</text:p>
            <text:p>0</text:p>
            <text:p>0</text:p>
          </table:table-cell>
          <table:table-cell table:style-name="ce2" office:value-type="string" calcext:value-type="string">
            <text:p>1.855</text:p>
            <text:p>—</text:p>
            <text:p>—</text:p>
            <text:p>—</text:p>
          </table:table-cell>
          <table:table-cell table:style-name="ce2" office:value-type="string" calcext:value-type="string">
            <text:p>509,63865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ÜNİVERSİTESİ</text:p>
            <text:p>İstanbul Tıp Fakültesi</text:p>
          </table:table-cell>
          <table:table-cell table:style-name="ce2" office:value-type="string" calcext:value-type="string">
            <text:p>Tıp (İstanbul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10 + 8</text:p>
            <text:p>380 + 10</text:p>
            <text:p>450 + 12</text:p>
            <text:p>485 + 13</text:p>
          </table:table-cell>
          <table:table-cell table:style-name="ce2" office:value-type="string" calcext:value-type="string">
            <text:p>318</text:p>
            <text:p>390</text:p>
            <text:p>462</text:p>
            <text:p>498</text:p>
          </table:table-cell>
          <table:table-cell table:style-name="ce2" office:value-type="string" calcext:value-type="string">
            <text:p>2.547</text:p>
            <text:p>2.680</text:p>
            <text:p>2.770</text:p>
            <text:p>2.790</text:p>
          </table:table-cell>
          <table:table-cell table:style-name="ce2" office:value-type="string" calcext:value-type="string">
            <text:p>504,29493</text:p>
            <text:p>507,43985</text:p>
            <text:p>490,82154</text:p>
            <text:p>500,9021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ANBUL YENİ YÜZYIL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4 + 0</text:p>
            <text:p>5 + 0</text:p>
            <text:p>4 + 0</text:p>
          </table:table-cell>
          <table:table-cell table:style-name="ce2" office:value-type="string" calcext:value-type="string">
            <text:p>3</text:p>
            <text:p>4</text:p>
            <text:p>5</text:p>
            <text:p>4</text:p>
          </table:table-cell>
          <table:table-cell table:style-name="ce2" office:value-type="string" calcext:value-type="string">
            <text:p>7.950</text:p>
            <text:p>8.760</text:p>
            <text:p>8.300</text:p>
            <text:p>7.450</text:p>
          </table:table-cell>
          <table:table-cell table:style-name="ce2" office:value-type="string" calcext:value-type="string">
            <text:p>478,27981</text:p>
            <text:p>481,08091</text:p>
            <text:p>463,14591</text:p>
            <text:p>476,0675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STİNYE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 + 0</text:p>
            <text:p>6 + 0</text:p>
            <text:p>0 + 0</text:p>
            <text:p>0 + 0</text:p>
          </table:table-cell>
          <table:table-cell table:style-name="ce2" office:value-type="string" calcext:value-type="string">
            <text:p>7</text:p>
            <text:p>6</text:p>
            <text:p>0</text:p>
            <text:p>0</text:p>
          </table:table-cell>
          <table:table-cell table:style-name="ce2" office:value-type="string" calcext:value-type="string">
            <text:p>4.725</text:p>
            <text:p>6.860</text:p>
            <text:p>—</text:p>
            <text:p>—</text:p>
          </table:table-cell>
          <table:table-cell table:style-name="ce2" office:value-type="string" calcext:value-type="string">
            <text:p>491,29407</text:p>
            <text:p>487,43726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ZMİR DEMOKRASİ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0 + 1</text:p>
            <text:p>0 + 0</text:p>
            <text:p>0 + 0</text:p>
            <text:p>0 + 0</text:p>
          </table:table-cell>
          <table:table-cell table:style-name="ce2" office:value-type="string" calcext:value-type="string">
            <text:p>31</text:p>
            <text:p>0</text:p>
            <text:p>0</text:p>
            <text:p>0</text:p>
          </table:table-cell>
          <table:table-cell table:style-name="ce2" office:value-type="string" calcext:value-type="string">
            <text:p>10.810</text:p>
            <text:p>—</text:p>
            <text:p>—</text:p>
            <text:p>—</text:p>
          </table:table-cell>
          <table:table-cell table:style-name="ce2" office:value-type="string" calcext:value-type="string">
            <text:p>469,62637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ZMİR EKONOMİ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0</text:p>
            <text:p>0 + 0</text:p>
            <text:p>0 + 0</text:p>
            <text:p>0 + 0</text:p>
          </table:table-cell>
          <table:table-cell table:style-name="ce2" office:value-type="string" calcext:value-type="string">
            <text:p>20</text:p>
            <text:p>0</text:p>
            <text:p>0</text:p>
            <text:p>0</text:p>
          </table:table-cell>
          <table:table-cell table:style-name="ce2" office:value-type="string" calcext:value-type="string">
            <text:p>9.826</text:p>
            <text:p>—</text:p>
            <text:p>—</text:p>
            <text:p>—</text:p>
          </table:table-cell>
          <table:table-cell table:style-name="ce2" office:value-type="string" calcext:value-type="string">
            <text:p>472,23130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ZMİR EKONOMİ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0</text:p>
            <text:p>0 + 0</text:p>
            <text:p>0 + 0</text:p>
            <text:p>0 + 0</text:p>
          </table:table-cell>
          <table:table-cell table:style-name="ce2" office:value-type="string" calcext:value-type="string">
            <text:p>20</text:p>
            <text:p>0</text:p>
            <text:p>0</text:p>
            <text:p>0</text:p>
          </table:table-cell>
          <table:table-cell table:style-name="ce2" office:value-type="string" calcext:value-type="string">
            <text:p>17.110</text:p>
            <text:p>—</text:p>
            <text:p>—</text:p>
            <text:p>—</text:p>
          </table:table-cell>
          <table:table-cell table:style-name="ce2" office:value-type="string" calcext:value-type="string">
            <text:p>454,18818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ZMİR EKONOMİ ÜNİVERSİTESİ</text:p>
            <text:p>Tıp Fakültesi(Vakıf)</text:p>
          </table:table-cell>
          <table:table-cell table:style-name="ce2" office:value-type="string" calcext:value-type="string">
            <text:p>Tıp</text:p>
            <text:p>(İngilizce)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0</text:p>
            <text:p>0 + 0</text:p>
            <text:p>0 + 0</text:p>
            <text:p>0 + 0</text:p>
          </table:table-cell>
          <table:table-cell table:style-name="ce2" office:value-type="string" calcext:value-type="string">
            <text:p>20</text:p>
            <text:p>0</text:p>
            <text:p>0</text:p>
            <text:p>0</text:p>
          </table:table-cell>
          <table:table-cell table:style-name="ce2" office:value-type="string" calcext:value-type="string">
            <text:p>23.112</text:p>
            <text:p>—</text:p>
            <text:p>—</text:p>
            <text:p>—</text:p>
          </table:table-cell>
          <table:table-cell table:style-name="ce2" office:value-type="string" calcext:value-type="string">
            <text:p>441,93111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ZMİR KATİP ÇELEBİ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30 + 4</text:p>
            <text:p>130 + 4</text:p>
            <text:p>126 + 4</text:p>
            <text:p>125 + 4</text:p>
          </table:table-cell>
          <table:table-cell table:style-name="ce2" office:value-type="string" calcext:value-type="string">
            <text:p>134</text:p>
            <text:p>134</text:p>
            <text:p>130</text:p>
            <text:p>129</text:p>
          </table:table-cell>
          <table:table-cell table:style-name="ce2" office:value-type="string" calcext:value-type="string">
            <text:p>7.659</text:p>
            <text:p>7.960</text:p>
            <text:p>8.040</text:p>
            <text:p>8.310</text:p>
          </table:table-cell>
          <table:table-cell table:style-name="ce2" office:value-type="string" calcext:value-type="string">
            <text:p>479,23653</text:p>
            <text:p>483,55176</text:p>
            <text:p>464,04681</text:p>
            <text:p>472,5878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İZMİR KATİP ÇELEBİ ÜNİVERSİTESİ</text:p>
            <text:p>Tıp Fakültesi</text:p>
          </table:table-cell>
          <table:table-cell table:style-name="ce2" office:value-type="string" calcext:value-type="string">
            <text:p>Tıp</text:p>
            <text:p>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1 + 0</text:p>
          </table:table-cell>
          <table:table-cell table:style-name="ce2" office:value-type="string" calcext:value-type="string">
            <text:p>1</text:p>
            <text:p>1</text:p>
            <text:p>1</text:p>
            <text:p>1</text:p>
          </table:table-cell>
          <table:table-cell table:style-name="ce2" office:value-type="string" calcext:value-type="string">
            <text:p>24.829</text:p>
            <text:p>20.100</text:p>
            <text:p>20.700</text:p>
            <text:p>17.100</text:p>
          </table:table-cell>
          <table:table-cell table:style-name="ce2" office:value-type="string" calcext:value-type="string">
            <text:p>438,72879</text:p>
            <text:p>452,41677</text:p>
            <text:p>428,69211</text:p>
            <text:p>446,1562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FKAS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0 + 2</text:p>
            <text:p>70 + 2</text:p>
            <text:p>60 + 2</text:p>
            <text:p>25 + 1</text:p>
          </table:table-cell>
          <table:table-cell table:style-name="ce2" office:value-type="string" calcext:value-type="string">
            <text:p>82</text:p>
            <text:p>72</text:p>
            <text:p>62</text:p>
            <text:p>26</text:p>
          </table:table-cell>
          <table:table-cell table:style-name="ce2" office:value-type="string" calcext:value-type="string">
            <text:p>17.385</text:p>
            <text:p>16.400</text:p>
            <text:p>15.500</text:p>
            <text:p>15.000</text:p>
          </table:table-cell>
          <table:table-cell table:style-name="ce2" office:value-type="string" calcext:value-type="string">
            <text:p>453,64204</text:p>
            <text:p>460,63200</text:p>
            <text:p>441,20149</text:p>
            <text:p>451,6169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HRAMANMARAŞ SÜTÇÜ İMAM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10 + 3</text:p>
            <text:p>100 + 3</text:p>
            <text:p>90 + 3</text:p>
            <text:p>60 + 2</text:p>
          </table:table-cell>
          <table:table-cell table:style-name="ce2" office:value-type="string" calcext:value-type="string">
            <text:p>113</text:p>
            <text:p>103</text:p>
            <text:p>93</text:p>
            <text:p>62</text:p>
          </table:table-cell>
          <table:table-cell table:style-name="ce2" office:value-type="string" calcext:value-type="string">
            <text:p>15.095</text:p>
            <text:p>13.700</text:p>
            <text:p>13.000</text:p>
            <text:p>12.700</text:p>
          </table:table-cell>
          <table:table-cell table:style-name="ce2" office:value-type="string" calcext:value-type="string">
            <text:p>458,66781</text:p>
            <text:p>467,04976</text:p>
            <text:p>448,01923</text:p>
            <text:p>458,3483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BÜK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60 + 2</text:p>
            <text:p>20 + 1</text:p>
            <text:p>20 + 1</text:p>
          </table:table-cell>
          <table:table-cell table:style-name="ce2" office:value-type="string" calcext:value-type="string">
            <text:p>62</text:p>
            <text:p>62</text:p>
            <text:p>21</text:p>
            <text:p>21</text:p>
          </table:table-cell>
          <table:table-cell table:style-name="ce2" office:value-type="string" calcext:value-type="string">
            <text:p>15.790</text:p>
            <text:p>14.500</text:p>
            <text:p>14.000</text:p>
            <text:p>13.700</text:p>
          </table:table-cell>
          <table:table-cell table:style-name="ce2" office:value-type="string" calcext:value-type="string">
            <text:p>457,07716</text:p>
            <text:p>464,95638</text:p>
            <text:p>445,30710</text:p>
            <text:p>455,1871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RADENİZ TEKNİK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0 + 5</text:p>
            <text:p>200 + 5</text:p>
            <text:p>200 + 5</text:p>
            <text:p>205 + 6</text:p>
          </table:table-cell>
          <table:table-cell table:style-name="ce2" office:value-type="string" calcext:value-type="string">
            <text:p>205</text:p>
            <text:p>205</text:p>
            <text:p>205</text:p>
            <text:p>211</text:p>
          </table:table-cell>
          <table:table-cell table:style-name="ce2" office:value-type="string" calcext:value-type="string">
            <text:p>12.929</text:p>
            <text:p>12.600</text:p>
            <text:p>12.500</text:p>
            <text:p>12.500</text:p>
          </table:table-cell>
          <table:table-cell table:style-name="ce2" office:value-type="string" calcext:value-type="string">
            <text:p>464,20935</text:p>
            <text:p>469,89975</text:p>
            <text:p>449,45071</text:p>
            <text:p>458,9085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ASTAMONU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0 + 0</text:p>
            <text:p>0 + 0</text:p>
            <text:p>0 + 0</text:p>
          </table:table-cell>
          <table:table-cell table:style-name="ce2" office:value-type="string" calcext:value-type="string">
            <text:p>62</text:p>
            <text:p>0</text:p>
            <text:p>0</text:p>
            <text:p>0</text:p>
          </table:table-cell>
          <table:table-cell table:style-name="ce2" office:value-type="string" calcext:value-type="string">
            <text:p>14.324</text:p>
            <text:p>—</text:p>
            <text:p>—</text:p>
            <text:p>—</text:p>
          </table:table-cell>
          <table:table-cell table:style-name="ce2" office:value-type="string" calcext:value-type="string">
            <text:p>460,59605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IKKAL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35 + 4</text:p>
            <text:p>125 + 4</text:p>
            <text:p>125 + 4</text:p>
            <text:p>125 + 4</text:p>
          </table:table-cell>
          <table:table-cell table:style-name="ce2" office:value-type="string" calcext:value-type="string">
            <text:p>139</text:p>
            <text:p>129</text:p>
            <text:p>129</text:p>
            <text:p>129</text:p>
          </table:table-cell>
          <table:table-cell table:style-name="ce2" office:value-type="string" calcext:value-type="string">
            <text:p>13.488</text:p>
            <text:p>12.300</text:p>
            <text:p>12.200</text:p>
            <text:p>12.300</text:p>
          </table:table-cell>
          <table:table-cell table:style-name="ce2" office:value-type="string" calcext:value-type="string">
            <text:p>462,77479</text:p>
            <text:p>470,66095</text:p>
            <text:p>450,50656</text:p>
            <text:p>459,4422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IRIKKALE ÜNİVERSİTESİ</text:p>
            <text:p>Tıp Fakültesi</text:p>
          </table:table-cell>
          <table:table-cell table:style-name="ce2" office:value-type="string" calcext:value-type="string">
            <text:p>Tıp</text:p>
            <text:p>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0 + 0</text:p>
            <text:p>0 + 0</text:p>
            <text:p>0 + 0</text:p>
          </table:table-cell>
          <table:table-cell table:style-name="ce2" office:value-type="string" calcext:value-type="string">
            <text:p>1</text:p>
            <text:p>0</text:p>
            <text:p>0</text:p>
            <text:p>0</text:p>
          </table:table-cell>
          <table:table-cell table:style-name="ce2" office:value-type="string" calcext:value-type="string">
            <text:p>35.335</text:p>
            <text:p>—</text:p>
            <text:p>—</text:p>
            <text:p>—</text:p>
          </table:table-cell>
          <table:table-cell table:style-name="ce2" office:value-type="string" calcext:value-type="string">
            <text:p>420,12884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CAELİ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50 + 7</text:p>
            <text:p>250 + 7</text:p>
            <text:p>240 + 6</text:p>
            <text:p>240 + 6</text:p>
          </table:table-cell>
          <table:table-cell table:style-name="ce2" office:value-type="string" calcext:value-type="string">
            <text:p>257</text:p>
            <text:p>257</text:p>
            <text:p>246</text:p>
            <text:p>246</text:p>
          </table:table-cell>
          <table:table-cell table:style-name="ce2" office:value-type="string" calcext:value-type="string">
            <text:p>8.235</text:p>
            <text:p>7.950</text:p>
            <text:p>7.750</text:p>
            <text:p>7.760</text:p>
          </table:table-cell>
          <table:table-cell table:style-name="ce2" office:value-type="string" calcext:value-type="string">
            <text:p>477,32277</text:p>
            <text:p>483,57129</text:p>
            <text:p>465,23635</text:p>
            <text:p>474,8538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Ç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5 + 0</text:p>
            <text:p>15 + 0</text:p>
            <text:p>15 + 0</text:p>
            <text:p>15 + 0</text:p>
          </table:table-cell>
          <table:table-cell table:style-name="ce2" office:value-type="string" calcext:value-type="string">
            <text:p>15</text:p>
            <text:p>15</text:p>
            <text:p>15</text:p>
            <text:p>15</text:p>
          </table:table-cell>
          <table:table-cell table:style-name="ce2" office:value-type="string" calcext:value-type="string">
            <text:p>48</text:p>
            <text:p>68</text:p>
            <text:p>83</text:p>
            <text:p>96</text:p>
          </table:table-cell>
          <table:table-cell table:style-name="ce2" office:value-type="string" calcext:value-type="string">
            <text:p>543,73313</text:p>
            <text:p>545,94210</text:p>
            <text:p>537,23259</text:p>
            <text:p>541,8813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OÇ ÜNİVERSİTESİ</text:p>
            <text:p>Tıp Fakültesi(Vakıf)</text:p>
          </table:table-cell>
          <table:table-cell table:style-name="ce2" office:value-type="string" calcext:value-type="string">
            <text:p>Tıp (İngilizce)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5 + 0</text:p>
            <text:p>25 + 0</text:p>
            <text:p>25 + 0</text:p>
            <text:p>25 + 0</text:p>
          </table:table-cell>
          <table:table-cell table:style-name="ce2" office:value-type="string" calcext:value-type="string">
            <text:p>25</text:p>
            <text:p>25</text:p>
            <text:p>25</text:p>
            <text:p>25</text:p>
          </table:table-cell>
          <table:table-cell table:style-name="ce2" office:value-type="string" calcext:value-type="string">
            <text:p>2.150</text:p>
            <text:p>2.070</text:p>
            <text:p>2.860</text:p>
            <text:p>1.850</text:p>
          </table:table-cell>
          <table:table-cell table:style-name="ce2" office:value-type="string" calcext:value-type="string">
            <text:p>507,12607</text:p>
            <text:p>511,88167</text:p>
            <text:p>490,12906</text:p>
            <text:p>508,6434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TO KARATAY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6 + 0</text:p>
            <text:p>6 + 0</text:p>
            <text:p>0 + 0</text:p>
          </table:table-cell>
          <table:table-cell table:style-name="ce2" office:value-type="string" calcext:value-type="string">
            <text:p>6</text:p>
            <text:p>6</text:p>
            <text:p>6</text:p>
            <text:p>0</text:p>
          </table:table-cell>
          <table:table-cell table:style-name="ce2" office:value-type="string" calcext:value-type="string">
            <text:p>6.410</text:p>
            <text:p>2.880</text:p>
            <text:p>4.950</text:p>
            <text:p>—</text:p>
          </table:table-cell>
          <table:table-cell table:style-name="ce2" office:value-type="string" calcext:value-type="string">
            <text:p>483,92663</text:p>
            <text:p>506,16875</text:p>
            <text:p>477,41895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TO KARATAY ÜNİVERSİTESİ</text:p>
            <text:p>Tıp Fakültesi(Vakıf)</text:p>
          </table:table-cell>
          <table:table-cell table:style-name="ce2" office:value-type="string" calcext:value-type="string">
            <text:p>Tıp (%7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6 + 0</text:p>
            <text:p>9 + 0</text:p>
            <text:p>0 + 0</text:p>
          </table:table-cell>
          <table:table-cell table:style-name="ce2" office:value-type="string" calcext:value-type="string">
            <text:p>3</text:p>
            <text:p>6</text:p>
            <text:p>9</text:p>
            <text:p>0</text:p>
          </table:table-cell>
          <table:table-cell table:style-name="ce2" office:value-type="string" calcext:value-type="string">
            <text:p>12.276</text:p>
            <text:p>11.600</text:p>
            <text:p>14.000</text:p>
            <text:p>—</text:p>
          </table:table-cell>
          <table:table-cell table:style-name="ce2" office:value-type="string" calcext:value-type="string">
            <text:p>465,79772</text:p>
            <text:p>472,71003</text:p>
            <text:p>445,16664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TO KARATAY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 + 0</text:p>
            <text:p>6 + 0</text:p>
            <text:p>9 + 0</text:p>
            <text:p>0 + 0</text:p>
          </table:table-cell>
          <table:table-cell table:style-name="ce2" office:value-type="string" calcext:value-type="string">
            <text:p>3</text:p>
            <text:p>6</text:p>
            <text:p>9</text:p>
            <text:p>0</text:p>
          </table:table-cell>
          <table:table-cell table:style-name="ce2" office:value-type="string" calcext:value-type="string">
            <text:p>15.792</text:p>
            <text:p>14.100</text:p>
            <text:p>15.700</text:p>
            <text:p>—</text:p>
          </table:table-cell>
          <table:table-cell table:style-name="ce2" office:value-type="string" calcext:value-type="string">
            <text:p>457,07397</text:p>
            <text:p>466,08124</text:p>
            <text:p>440,51257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KTO KARATAY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8 + 0</text:p>
            <text:p>42 + 0</text:p>
            <text:p>36 + 0</text:p>
            <text:p>0 + 0</text:p>
          </table:table-cell>
          <table:table-cell table:style-name="ce2" office:value-type="string" calcext:value-type="string">
            <text:p>48</text:p>
            <text:p>42</text:p>
            <text:p>36</text:p>
            <text:p>0</text:p>
          </table:table-cell>
          <table:table-cell table:style-name="ce2" office:value-type="string" calcext:value-type="string">
            <text:p>24.409</text:p>
            <text:p>23.600</text:p>
            <text:p>21.800</text:p>
            <text:p>—</text:p>
          </table:table-cell>
          <table:table-cell table:style-name="ce2" office:value-type="string" calcext:value-type="string">
            <text:p>439,49046</text:p>
            <text:p>444,99204</text:p>
            <text:p>426,08979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TEPE ÜNİVERSİTESİ</text:p>
            <text:p>Tıp Fakültesi</text:p>
          </table:table-cell>
          <table:table-cell table:style-name="ce2" office:value-type="string" calcext:value-type="string">
            <text:p>Tıp</text:p>
            <text:p>(İngilizce)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33 + 0</text:p>
            <text:p>34 + 0</text:p>
            <text:p>36 + 0</text:p>
            <text:p>27 + 0</text:p>
          </table:table-cell>
          <table:table-cell table:style-name="ce2" office:value-type="string" calcext:value-type="string">
            <text:p>33</text:p>
            <text:p>34</text:p>
            <text:p>36</text:p>
            <text:p>27</text:p>
          </table:table-cell>
          <table:table-cell table:style-name="ce2" office:value-type="string" calcext:value-type="string">
            <text:p>31.571</text:p>
            <text:p>28.800</text:p>
            <text:p>31.300</text:p>
            <text:p>34.200</text:p>
          </table:table-cell>
          <table:table-cell table:style-name="ce2" office:value-type="string" calcext:value-type="string">
            <text:p>426,53080</text:p>
            <text:p>434,47106</text:p>
            <text:p>406,57320</text:p>
            <text:p>407,7622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 + 0</text:p>
            <text:p>4 + 0</text:p>
            <text:p>4 + 0</text:p>
            <text:p>3 + 0</text:p>
          </table:table-cell>
          <table:table-cell table:style-name="ce2" office:value-type="string" calcext:value-type="string">
            <text:p>5</text:p>
            <text:p>4</text:p>
            <text:p>4</text:p>
            <text:p>3</text:p>
          </table:table-cell>
          <table:table-cell table:style-name="ce2" office:value-type="string" calcext:value-type="string">
            <text:p>5.721</text:p>
            <text:p>6.030</text:p>
            <text:p>6.740</text:p>
            <text:p>5.660</text:p>
          </table:table-cell>
          <table:table-cell table:style-name="ce2" office:value-type="string" calcext:value-type="string">
            <text:p>486,62620</text:p>
            <text:p>490,52487</text:p>
            <text:p>469,38183</text:p>
            <text:p>483,9103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LTEPE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6 + 0</text:p>
            <text:p>5 + 0</text:p>
            <text:p>4 + 0</text:p>
          </table:table-cell>
          <table:table-cell table:style-name="ce2" office:value-type="string" calcext:value-type="string">
            <text:p>6</text:p>
            <text:p>6</text:p>
            <text:p>5</text:p>
            <text:p>4</text:p>
          </table:table-cell>
          <table:table-cell table:style-name="ce2" office:value-type="string" calcext:value-type="string">
            <text:p>7.194</text:p>
            <text:p>8.010</text:p>
            <text:p>7.550</text:p>
            <text:p>7.410</text:p>
          </table:table-cell>
          <table:table-cell table:style-name="ce2" office:value-type="string" calcext:value-type="string">
            <text:p>480,94689</text:p>
            <text:p>483,37810</text:p>
            <text:p>466,07943</text:p>
            <text:p>476,1892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İSA CELÂL BAYAR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80 + 5</text:p>
            <text:p>170 + 5</text:p>
            <text:p>170 + 5</text:p>
            <text:p>170 + 5</text:p>
          </table:table-cell>
          <table:table-cell table:style-name="ce2" office:value-type="string" calcext:value-type="string">
            <text:p>185</text:p>
            <text:p>175</text:p>
            <text:p>175</text:p>
            <text:p>175</text:p>
          </table:table-cell>
          <table:table-cell table:style-name="ce2" office:value-type="string" calcext:value-type="string">
            <text:p>10.015</text:p>
            <text:p>9.970</text:p>
            <text:p>9.800</text:p>
            <text:p>9.930</text:p>
          </table:table-cell>
          <table:table-cell table:style-name="ce2" office:value-type="string" calcext:value-type="string">
            <text:p>471,73910</text:p>
            <text:p>477,23563</text:p>
            <text:p>457,94059</text:p>
            <text:p>466,8842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ANİSA CELÂL BAYAR ÜNİVERSİTESİ</text:p>
            <text:p>Tıp Fakültesi</text:p>
          </table:table-cell>
          <table:table-cell table:style-name="ce2" office:value-type="string" calcext:value-type="string">
            <text:p>Tıp 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1 + 0</text:p>
          </table:table-cell>
          <table:table-cell table:style-name="ce2" office:value-type="string" calcext:value-type="string">
            <text:p>1</text:p>
            <text:p>1</text:p>
            <text:p>1</text:p>
            <text:p>1</text:p>
          </table:table-cell>
          <table:table-cell table:style-name="ce2" office:value-type="string" calcext:value-type="string">
            <text:p>22.229</text:p>
            <text:p>11.900</text:p>
            <text:p>11.900</text:p>
            <text:p>17.200</text:p>
          </table:table-cell>
          <table:table-cell table:style-name="ce2" office:value-type="string" calcext:value-type="string">
            <text:p>443,66308</text:p>
            <text:p>471,88144</text:p>
            <text:p>451,29470</text:p>
            <text:p>445,8192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ERSİ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10 + 6</text:p>
            <text:p>205 + 6</text:p>
            <text:p>205 + 6</text:p>
            <text:p>205 + 6</text:p>
          </table:table-cell>
          <table:table-cell table:style-name="ce2" office:value-type="string" calcext:value-type="string">
            <text:p>216</text:p>
            <text:p>211</text:p>
            <text:p>211</text:p>
            <text:p>211</text:p>
          </table:table-cell>
          <table:table-cell table:style-name="ce2" office:value-type="string" calcext:value-type="string">
            <text:p>10.612</text:p>
            <text:p>10.200</text:p>
            <text:p>9.930</text:p>
            <text:p>9.890</text:p>
          </table:table-cell>
          <table:table-cell table:style-name="ce2" office:value-type="string" calcext:value-type="string">
            <text:p>470,13035</text:p>
            <text:p>476,48456</text:p>
            <text:p>457,47045</text:p>
            <text:p>467,0169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ĞLA SITKI KOÇMA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0 + 3</text:p>
            <text:p>80 + 2</text:p>
            <text:p>80 + 2</text:p>
            <text:p>55 + 2</text:p>
          </table:table-cell>
          <table:table-cell table:style-name="ce2" office:value-type="string" calcext:value-type="string">
            <text:p>103</text:p>
            <text:p>82</text:p>
            <text:p>82</text:p>
            <text:p>57</text:p>
          </table:table-cell>
          <table:table-cell table:style-name="ce2" office:value-type="string" calcext:value-type="string">
            <text:p>12.410</text:p>
            <text:p>12.200</text:p>
            <text:p>12.200</text:p>
            <text:p>12.100</text:p>
          </table:table-cell>
          <table:table-cell table:style-name="ce2" office:value-type="string" calcext:value-type="string">
            <text:p>465,43279</text:p>
            <text:p>471,04032</text:p>
            <text:p>450,44200</text:p>
            <text:p>459,9976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ĞLA SITKI KOÇMAN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40 + 1</text:p>
            <text:p>40 + 1</text:p>
            <text:p>0 + 0</text:p>
            <text:p>0 + 0</text:p>
          </table:table-cell>
          <table:table-cell table:style-name="ce2" office:value-type="string" calcext:value-type="string">
            <text:p>41</text:p>
            <text:p>41</text:p>
            <text:p>0</text:p>
            <text:p>0</text:p>
          </table:table-cell>
          <table:table-cell table:style-name="ce2" office:value-type="string" calcext:value-type="string">
            <text:p>13.278</text:p>
            <text:p>13.300</text:p>
            <text:p>—</text:p>
            <text:p>—</text:p>
          </table:table-cell>
          <table:table-cell table:style-name="ce2" office:value-type="string" calcext:value-type="string">
            <text:p>463,30809</text:p>
            <text:p>467,95394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MUSTAFA KEMAL ÜNİVERSİTESİ</text:p>
            <text:p>Tayfur Ata Sökmen Tıp Fakültesi</text:p>
          </table:table-cell>
          <table:table-cell table:style-name="ce2" office:value-type="string" calcext:value-type="string">
            <text:p>Tıp (Tayfur Ata Sökmen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70 + 5</text:p>
            <text:p>160 + 4</text:p>
            <text:p>160 + 4</text:p>
            <text:p>170 + 5</text:p>
          </table:table-cell>
          <table:table-cell table:style-name="ce2" office:value-type="string" calcext:value-type="string">
            <text:p>175</text:p>
            <text:p>164</text:p>
            <text:p>164</text:p>
            <text:p>175</text:p>
          </table:table-cell>
          <table:table-cell table:style-name="ce2" office:value-type="string" calcext:value-type="string">
            <text:p>15.858</text:p>
            <text:p>15.200</text:p>
            <text:p>14.600</text:p>
            <text:p>14.400</text:p>
          </table:table-cell>
          <table:table-cell table:style-name="ce2" office:value-type="string" calcext:value-type="string">
            <text:p>456,92313</text:p>
            <text:p>463,38042</text:p>
            <text:p>443,66322</text:p>
            <text:p>453,2733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AMIK KEMAL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10 + 3</text:p>
            <text:p>100 + 3</text:p>
            <text:p>100 + 3</text:p>
            <text:p>85 + 3</text:p>
          </table:table-cell>
          <table:table-cell table:style-name="ce2" office:value-type="string" calcext:value-type="string">
            <text:p>113</text:p>
            <text:p>103</text:p>
            <text:p>103</text:p>
            <text:p>88</text:p>
          </table:table-cell>
          <table:table-cell table:style-name="ce2" office:value-type="string" calcext:value-type="string">
            <text:p>13.532</text:p>
            <text:p>12.800</text:p>
            <text:p>12.800</text:p>
            <text:p>12.600</text:p>
          </table:table-cell>
          <table:table-cell table:style-name="ce2" office:value-type="string" calcext:value-type="string">
            <text:p>462,66851</text:p>
            <text:p>469,50546</text:p>
            <text:p>448,69090</text:p>
            <text:p>458,5861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ECMETTİN ERBAKAN ÜNİVERSİTESİ</text:p>
            <text:p>Meram Tıp Fakültesi</text:p>
          </table:table-cell>
          <table:table-cell table:style-name="ce2" office:value-type="string" calcext:value-type="string">
            <text:p>Tıp (Meram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20 + 6</text:p>
            <text:p>230 + 6</text:p>
            <text:p>230 + 6</text:p>
            <text:p>230 + 6</text:p>
          </table:table-cell>
          <table:table-cell table:style-name="ce2" office:value-type="string" calcext:value-type="string">
            <text:p>226</text:p>
            <text:p>236</text:p>
            <text:p>236</text:p>
            <text:p>236</text:p>
          </table:table-cell>
          <table:table-cell table:style-name="ce2" office:value-type="string" calcext:value-type="string">
            <text:p>10.795</text:p>
            <text:p>10.100</text:p>
            <text:p>9.680</text:p>
            <text:p>9.490</text:p>
          </table:table-cell>
          <table:table-cell table:style-name="ce2" office:value-type="string" calcext:value-type="string">
            <text:p>469,66716</text:p>
            <text:p>476,81158</text:p>
            <text:p>458,34861</text:p>
            <text:p>468,3546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NİĞDE ÖMER HALİSDEMİR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0 + 0</text:p>
            <text:p>0 + 0</text:p>
            <text:p>0 + 0</text:p>
          </table:table-cell>
          <table:table-cell table:style-name="ce2" office:value-type="string" calcext:value-type="string">
            <text:p>62</text:p>
            <text:p>0</text:p>
            <text:p>0</text:p>
            <text:p>0</text:p>
          </table:table-cell>
          <table:table-cell table:style-name="ce2" office:value-type="string" calcext:value-type="string">
            <text:p>16.537</text:p>
            <text:p>—</text:p>
            <text:p>—</text:p>
            <text:p>—</text:p>
          </table:table-cell>
          <table:table-cell table:style-name="ce2" office:value-type="string" calcext:value-type="string">
            <text:p>455,45685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KAN ÜNİVERSİTESİ</text:p>
            <text:p>Tıp Fakültesi(Vakıf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 + 0</text:p>
            <text:p>6 + 0</text:p>
            <text:p>6 + 0</text:p>
            <text:p>9 + 0</text:p>
          </table:table-cell>
          <table:table-cell table:style-name="ce2" office:value-type="string" calcext:value-type="string">
            <text:p>7</text:p>
            <text:p>6</text:p>
            <text:p>6</text:p>
            <text:p>9</text:p>
          </table:table-cell>
          <table:table-cell table:style-name="ce2" office:value-type="string" calcext:value-type="string">
            <text:p>9.316</text:p>
            <text:p>10.100</text:p>
            <text:p>9.000</text:p>
            <text:p>10.100</text:p>
          </table:table-cell>
          <table:table-cell table:style-name="ce2" office:value-type="string" calcext:value-type="string">
            <text:p>473,80964</text:p>
            <text:p>476,90245</text:p>
            <text:p>460,60156</text:p>
            <text:p>466,3612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KAN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 + 0</text:p>
            <text:p>6 + 0</text:p>
            <text:p>0 + 0</text:p>
            <text:p>0 + 0</text:p>
          </table:table-cell>
          <table:table-cell table:style-name="ce2" office:value-type="string" calcext:value-type="string">
            <text:p>7</text:p>
            <text:p>6</text:p>
            <text:p>0</text:p>
            <text:p>0</text:p>
          </table:table-cell>
          <table:table-cell table:style-name="ce2" office:value-type="string" calcext:value-type="string">
            <text:p>9.321</text:p>
            <text:p>10.000</text:p>
            <text:p>—</text:p>
            <text:p>—</text:p>
          </table:table-cell>
          <table:table-cell table:style-name="ce2" office:value-type="string" calcext:value-type="string">
            <text:p>473,79579</text:p>
            <text:p>477,01241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NDOKUZ MAYIS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80 + 5</text:p>
            <text:p>180 + 5</text:p>
            <text:p>180 + 5</text:p>
            <text:p>195 + 5</text:p>
          </table:table-cell>
          <table:table-cell table:style-name="ce2" office:value-type="string" calcext:value-type="string">
            <text:p>185</text:p>
            <text:p>185</text:p>
            <text:p>185</text:p>
            <text:p>200</text:p>
          </table:table-cell>
          <table:table-cell table:style-name="ce2" office:value-type="string" calcext:value-type="string">
            <text:p>9.025</text:p>
            <text:p>8.990</text:p>
            <text:p>9.190</text:p>
            <text:p>9.550</text:p>
          </table:table-cell>
          <table:table-cell table:style-name="ce2" office:value-type="string" calcext:value-type="string">
            <text:p>474,65413</text:p>
            <text:p>480,32652</text:p>
            <text:p>459,98688</text:p>
            <text:p>468,1367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NDOKUZ MAYIS ÜNİVERSİTESİ</text:p>
            <text:p>Tıp Fakültesi</text:p>
          </table:table-cell>
          <table:table-cell table:style-name="ce2" office:value-type="string" calcext:value-type="string">
            <text:p>Tıp (İngilizce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60 + 2</text:p>
            <text:p>60 + 2</text:p>
            <text:p>45 + 2</text:p>
          </table:table-cell>
          <table:table-cell table:style-name="ce2" office:value-type="string" calcext:value-type="string">
            <text:p>62</text:p>
            <text:p>62</text:p>
            <text:p>62</text:p>
            <text:p>47</text:p>
          </table:table-cell>
          <table:table-cell table:style-name="ce2" office:value-type="string" calcext:value-type="string">
            <text:p>10.853</text:p>
            <text:p>11.300</text:p>
            <text:p>11.400</text:p>
            <text:p>11.200</text:p>
          </table:table-cell>
          <table:table-cell table:style-name="ce2" office:value-type="string" calcext:value-type="string">
            <text:p>469,51688</text:p>
            <text:p>473,47500</text:p>
            <text:p>452,89488</text:p>
            <text:p>462,5277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ORDU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0 + 2</text:p>
            <text:p>60 + 2</text:p>
            <text:p>60 + 2</text:p>
            <text:p>45 + 2</text:p>
          </table:table-cell>
          <table:table-cell table:style-name="ce2" office:value-type="string" calcext:value-type="string">
            <text:p>72</text:p>
            <text:p>62</text:p>
            <text:p>62</text:p>
            <text:p>47</text:p>
          </table:table-cell>
          <table:table-cell table:style-name="ce2" office:value-type="string" calcext:value-type="string">
            <text:p>15.941</text:p>
            <text:p>14.600</text:p>
            <text:p>14.300</text:p>
            <text:p>13.800</text:p>
          </table:table-cell>
          <table:table-cell table:style-name="ce2" office:value-type="string" calcext:value-type="string">
            <text:p>456,74237</text:p>
            <text:p>464,75295</text:p>
            <text:p>444,46426</text:p>
            <text:p>454,8551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MUKKALE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90 + 5</text:p>
            <text:p>180 + 5</text:p>
            <text:p>180 + 5</text:p>
            <text:p>155 + 4</text:p>
          </table:table-cell>
          <table:table-cell table:style-name="ce2" office:value-type="string" calcext:value-type="string">
            <text:p>195</text:p>
            <text:p>185</text:p>
            <text:p>185</text:p>
            <text:p>159</text:p>
          </table:table-cell>
          <table:table-cell table:style-name="ce2" office:value-type="string" calcext:value-type="string">
            <text:p>10.894</text:p>
            <text:p>10.300</text:p>
            <text:p>10.600</text:p>
            <text:p>10.800</text:p>
          </table:table-cell>
          <table:table-cell table:style-name="ce2" office:value-type="string" calcext:value-type="string">
            <text:p>469,42410</text:p>
            <text:p>476,21147</text:p>
            <text:p>455,41921</text:p>
            <text:p>464,1219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PAMUKKALE ÜNİVERSİTESİ</text:p>
            <text:p>Tıp Fakültesi</text:p>
          </table:table-cell>
          <table:table-cell table:style-name="ce2" office:value-type="string" calcext:value-type="string">
            <text:p>Tıp</text:p>
            <text:p>(KKTC Uyruk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 + 0</text:p>
            <text:p>1 + 0</text:p>
            <text:p>1 + 0</text:p>
            <text:p>1 + 0</text:p>
          </table:table-cell>
          <table:table-cell table:style-name="ce2" office:value-type="string" calcext:value-type="string">
            <text:p>1</text:p>
            <text:p>1</text:p>
            <text:p>1</text:p>
            <text:p>1</text:p>
          </table:table-cell>
          <table:table-cell table:style-name="ce2" office:value-type="string" calcext:value-type="string">
            <text:p>24.284</text:p>
            <text:p>18.600</text:p>
            <text:p>25.500</text:p>
            <text:p>14.800</text:p>
          </table:table-cell>
          <table:table-cell table:style-name="ce2" office:value-type="string" calcext:value-type="string">
            <text:p>439,69541</text:p>
            <text:p>455,68876</text:p>
            <text:p>418,10183</text:p>
            <text:p>452,2181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RECEP TAYYİP ERDOĞAN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95 + 3</text:p>
            <text:p>85 + 3</text:p>
            <text:p>75 + 2</text:p>
            <text:p>75 + 2</text:p>
          </table:table-cell>
          <table:table-cell table:style-name="ce2" office:value-type="string" calcext:value-type="string">
            <text:p>98</text:p>
            <text:p>88</text:p>
            <text:p>77</text:p>
            <text:p>77</text:p>
          </table:table-cell>
          <table:table-cell table:style-name="ce2" office:value-type="string" calcext:value-type="string">
            <text:p>15.691</text:p>
            <text:p>13.700</text:p>
            <text:p>13.500</text:p>
            <text:p>14.500</text:p>
          </table:table-cell>
          <table:table-cell table:style-name="ce2" office:value-type="string" calcext:value-type="string">
            <text:p>457,25646</text:p>
            <text:p>466,87267</text:p>
            <text:p>446,48224</text:p>
            <text:p>453,07768</text:p>
          </table:table-cell>
          <table:table-cell table:number-columns-repeated="1017"/>
        </table:table-row>
        <table:table-row table:style-name="ro3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3">
          <table:table-cell table:style-name="ce2" office:value-type="string" calcext:value-type="string">
            <text:p>SAKARYA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20 + 3</text:p>
            <text:p>110 + 3</text:p>
            <text:p>90 + 3</text:p>
            <text:p>60 + 2</text:p>
          </table:table-cell>
          <table:table-cell table:style-name="ce2" office:value-type="string" calcext:value-type="string">
            <text:p>123</text:p>
            <text:p>113</text:p>
            <text:p>93</text:p>
            <text:p>62</text:p>
          </table:table-cell>
          <table:table-cell table:style-name="ce2" office:value-type="string" calcext:value-type="string">
            <text:p>10.233</text:p>
            <text:p>9.540</text:p>
            <text:p>9.320</text:p>
            <text:p>8.790</text:p>
          </table:table-cell>
          <table:table-cell table:style-name="ce2" office:value-type="string" calcext:value-type="string">
            <text:p>471,16137</text:p>
            <text:p>478,49980</text:p>
            <text:p>459,53686</text:p>
            <text:p>470,68415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O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6 + 0</text:p>
            <text:p>6 + 0</text:p>
            <text:p>5 + 0</text:p>
          </table:table-cell>
          <table:table-cell table:style-name="ce2" office:value-type="string" calcext:value-type="string">
            <text:p>6</text:p>
            <text:p>6</text:p>
            <text:p>6</text:p>
            <text:p>5</text:p>
          </table:table-cell>
          <table:table-cell table:style-name="ce2" office:value-type="string" calcext:value-type="string">
            <text:p>12.211</text:p>
            <text:p>12.200</text:p>
            <text:p>11.400</text:p>
            <text:p>12.800</text:p>
          </table:table-cell>
          <table:table-cell table:style-name="ce2" office:value-type="string" calcext:value-type="string">
            <text:p>465,98229</text:p>
            <text:p>471,05275</text:p>
            <text:p>452,88861</text:p>
            <text:p>457,8137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ANKO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4 + 0</text:p>
            <text:p>54 + 0</text:p>
            <text:p>54 + 0</text:p>
            <text:p>45 + 0</text:p>
          </table:table-cell>
          <table:table-cell table:style-name="ce2" office:value-type="string" calcext:value-type="string">
            <text:p>54</text:p>
            <text:p>54</text:p>
            <text:p>54</text:p>
            <text:p>45</text:p>
          </table:table-cell>
          <table:table-cell table:style-name="ce2" office:value-type="string" calcext:value-type="string">
            <text:p>26.443</text:p>
            <text:p>24.700</text:p>
            <text:p>29.400</text:p>
            <text:p>32.500</text:p>
          </table:table-cell>
          <table:table-cell table:style-name="ce2" office:value-type="string" calcext:value-type="string">
            <text:p>435,72697</text:p>
            <text:p>442,59639</text:p>
            <text:p>410,34279</text:p>
            <text:p>411,24744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ELÇUK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70 + 5</text:p>
            <text:p>160 + 4</text:p>
            <text:p>145 + 4</text:p>
            <text:p>145 + 4</text:p>
          </table:table-cell>
          <table:table-cell table:style-name="ce2" office:value-type="string" calcext:value-type="string">
            <text:p>175</text:p>
            <text:p>164</text:p>
            <text:p>149</text:p>
            <text:p>149</text:p>
          </table:table-cell>
          <table:table-cell table:style-name="ce2" office:value-type="string" calcext:value-type="string">
            <text:p>8.936</text:p>
            <text:p>8.520</text:p>
            <text:p>8.200</text:p>
            <text:p>8.920</text:p>
          </table:table-cell>
          <table:table-cell table:style-name="ce2" office:value-type="string" calcext:value-type="string">
            <text:p>474,92593</text:p>
            <text:p>481,80843</text:p>
            <text:p>463,51431</text:p>
            <text:p>470,2184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ÜLEYMAN DEMİREL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10 + 6</text:p>
            <text:p>205 + 6</text:p>
            <text:p>205 + 6</text:p>
            <text:p>205 + 6</text:p>
          </table:table-cell>
          <table:table-cell table:style-name="ce2" office:value-type="string" calcext:value-type="string">
            <text:p>216</text:p>
            <text:p>211</text:p>
            <text:p>211</text:p>
            <text:p>211</text:p>
          </table:table-cell>
          <table:table-cell table:style-name="ce2" office:value-type="string" calcext:value-type="string">
            <text:p>12.369</text:p>
            <text:p>11.900</text:p>
            <text:p>11.600</text:p>
            <text:p>11.700</text:p>
          </table:table-cell>
          <table:table-cell table:style-name="ce2" office:value-type="string" calcext:value-type="string">
            <text:p>465,55194</text:p>
            <text:p>471,74974</text:p>
            <text:p>452,30156</text:p>
            <text:p>461,1499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OBB EKONOMİ VE TEKNOLOJİ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10 + 0</text:p>
            <text:p>10 + 0</text:p>
            <text:p>10 + 0</text:p>
          </table:table-cell>
          <table:table-cell table:style-name="ce2" office:value-type="string" calcext:value-type="string">
            <text:p>10</text:p>
            <text:p>10</text:p>
            <text:p>10</text:p>
            <text:p>10</text:p>
          </table:table-cell>
          <table:table-cell table:style-name="ce2" office:value-type="string" calcext:value-type="string">
            <text:p>1.429</text:p>
            <text:p>334</text:p>
            <text:p>940</text:p>
            <text:p>711</text:p>
          </table:table-cell>
          <table:table-cell table:style-name="ce2" office:value-type="string" calcext:value-type="string">
            <text:p>513,99430</text:p>
            <text:p>534,31345</text:p>
            <text:p>510,58483</text:p>
            <text:p>523,849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BB EKONOMİ VE TEKNOLOJİ ÜNİVERSİTESİ</text:p>
            <text:p>Tıp Fakültesi(Vakıf)</text:p>
          </table:table-cell>
          <table:table-cell table:style-name="ce2" office:value-type="string" calcext:value-type="string">
            <text:p>Tıp (%50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10 + 0</text:p>
            <text:p>10 + 0</text:p>
            <text:p>10 + 0</text:p>
          </table:table-cell>
          <table:table-cell table:style-name="ce2" office:value-type="string" calcext:value-type="string">
            <text:p>10</text:p>
            <text:p>10</text:p>
            <text:p>10</text:p>
            <text:p>10</text:p>
          </table:table-cell>
          <table:table-cell table:style-name="ce2" office:value-type="string" calcext:value-type="string">
            <text:p>8.591</text:p>
            <text:p>7.860</text:p>
            <text:p>8.350</text:p>
            <text:p>6.900</text:p>
          </table:table-cell>
          <table:table-cell table:style-name="ce2" office:value-type="string" calcext:value-type="string">
            <text:p>476,07678</text:p>
            <text:p>483,91168</text:p>
            <text:p>462,99276</text:p>
            <text:p>478,312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BB EKONOMİ VE TEKNOLOJİ ÜNİVERSİTESİ</text:p>
            <text:p>Tıp Fakültesi(Vakıf)</text:p>
          </table:table-cell>
          <table:table-cell table:style-name="ce2" office:value-type="string" calcext:value-type="string">
            <text:p>Tıp 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0 + 0</text:p>
            <text:p>20 + 0</text:p>
            <text:p>20 + 0</text:p>
            <text:p>20 + 0</text:p>
          </table:table-cell>
          <table:table-cell table:style-name="ce2" office:value-type="string" calcext:value-type="string">
            <text:p>20</text:p>
            <text:p>20</text:p>
            <text:p>20</text:p>
            <text:p>20</text:p>
          </table:table-cell>
          <table:table-cell table:style-name="ce2" office:value-type="string" calcext:value-type="string">
            <text:p>18.828</text:p>
            <text:p>17.900</text:p>
            <text:p>16.700</text:p>
            <text:p>17.500</text:p>
          </table:table-cell>
          <table:table-cell table:style-name="ce2" office:value-type="string" calcext:value-type="string">
            <text:p>450,59817</text:p>
            <text:p>457,26858</text:p>
            <text:p>438,13932</text:p>
            <text:p>445,16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RAKYA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10 + 6</text:p>
            <text:p>205 + 6</text:p>
            <text:p>205 + 6</text:p>
            <text:p>205 + 6</text:p>
          </table:table-cell>
          <table:table-cell table:style-name="ce2" office:value-type="string" calcext:value-type="string">
            <text:p>216</text:p>
            <text:p>211</text:p>
            <text:p>211</text:p>
            <text:p>211</text:p>
          </table:table-cell>
          <table:table-cell table:style-name="ce2" office:value-type="string" calcext:value-type="string">
            <text:p>11.768</text:p>
            <text:p>11.500</text:p>
            <text:p>11.500</text:p>
            <text:p>11.500</text:p>
          </table:table-cell>
          <table:table-cell table:style-name="ce2" office:value-type="string" calcext:value-type="string">
            <text:p>467,04594</text:p>
            <text:p>473,02740</text:p>
            <text:p>452,43885</text:p>
            <text:p>461,8899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FUK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8 + 0</text:p>
            <text:p>7 + 0</text:p>
            <text:p>6 + 0</text:p>
            <text:p>5 + 0</text:p>
          </table:table-cell>
          <table:table-cell table:style-name="ce2" office:value-type="string" calcext:value-type="string">
            <text:p>8</text:p>
            <text:p>7</text:p>
            <text:p>6</text:p>
            <text:p>5</text:p>
          </table:table-cell>
          <table:table-cell table:style-name="ce2" office:value-type="string" calcext:value-type="string">
            <text:p>8.911</text:p>
            <text:p>7.220</text:p>
            <text:p>7.250</text:p>
            <text:p>6.030</text:p>
          </table:table-cell>
          <table:table-cell table:style-name="ce2" office:value-type="string" calcext:value-type="string">
            <text:p>474,99590</text:p>
            <text:p>486,12844</text:p>
            <text:p>467,21139</text:p>
            <text:p>482,093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UFUK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72 + 0</text:p>
            <text:p>63 + 0</text:p>
            <text:p>54 + 0</text:p>
            <text:p>50 + 0</text:p>
          </table:table-cell>
          <table:table-cell table:style-name="ce2" office:value-type="string" calcext:value-type="string">
            <text:p>72</text:p>
            <text:p>63</text:p>
            <text:p>54</text:p>
            <text:p>50</text:p>
          </table:table-cell>
          <table:table-cell table:style-name="ce2" office:value-type="string" calcext:value-type="string">
            <text:p>25.127</text:p>
            <text:p>25.600</text:p>
            <text:p>20.200</text:p>
            <text:p>21.500</text:p>
          </table:table-cell>
          <table:table-cell table:style-name="ce2" office:value-type="string" calcext:value-type="string">
            <text:p>438,10636</text:p>
            <text:p>440,69240</text:p>
            <text:p>429,78929</text:p>
            <text:p>435,48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ULUDAĞ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70 + 7</text:p>
            <text:p>270 + 7</text:p>
            <text:p>275 + 7</text:p>
            <text:p>275 + 7</text:p>
          </table:table-cell>
          <table:table-cell table:style-name="ce2" office:value-type="string" calcext:value-type="string">
            <text:p>277</text:p>
            <text:p>277</text:p>
            <text:p>282</text:p>
            <text:p>282</text:p>
          </table:table-cell>
          <table:table-cell table:style-name="ce2" office:value-type="string" calcext:value-type="string">
            <text:p>6.606</text:p>
            <text:p>6.400</text:p>
            <text:p>6.480</text:p>
            <text:p>6.450</text:p>
          </table:table-cell>
          <table:table-cell table:style-name="ce2" office:value-type="string" calcext:value-type="string">
            <text:p>483,12480</text:p>
            <text:p>489,07783</text:p>
            <text:p>470,36204</text:p>
            <text:p>480,1844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UŞAK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2</text:p>
            <text:p>0 + 0</text:p>
            <text:p>0 + 0</text:p>
            <text:p>0 + 0</text:p>
          </table:table-cell>
          <table:table-cell table:style-name="ce2" office:value-type="string" calcext:value-type="string">
            <text:p>62</text:p>
            <text:p>0</text:p>
            <text:p>0</text:p>
            <text:p>0</text:p>
          </table:table-cell>
          <table:table-cell table:style-name="ce2" office:value-type="string" calcext:value-type="string">
            <text:p>15.684</text:p>
            <text:p>—</text:p>
            <text:p>—</text:p>
            <text:p>—</text:p>
          </table:table-cell>
          <table:table-cell table:style-name="ce2" office:value-type="string" calcext:value-type="string">
            <text:p>457,28198</text:p>
            <text:p>—</text:p>
            <text:p>—</text:p>
            <text:p>—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AN YÜZÜNCÜ YIL ÜNİVERSİTESİ</text:p>
            <text:p>Tıp Fakültesi</text:p>
          </table:table-cell>
          <table:table-cell table:style-name="ce2" office:value-type="string" calcext:value-type="string">
            <text:p>Tıp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40 + 4</text:p>
            <text:p>130 + 4</text:p>
            <text:p>130 + 4</text:p>
            <text:p>110 + 3</text:p>
          </table:table-cell>
          <table:table-cell table:style-name="ce2" office:value-type="string" calcext:value-type="string">
            <text:p>144</text:p>
            <text:p>134</text:p>
            <text:p>134</text:p>
            <text:p>113</text:p>
          </table:table-cell>
          <table:table-cell table:style-name="ce2" office:value-type="string" calcext:value-type="string">
            <text:p>17.172</text:p>
            <text:p>16.100</text:p>
            <text:p>15.400</text:p>
            <text:p>15.000</text:p>
          </table:table-cell>
          <table:table-cell table:style-name="ce2" office:value-type="string" calcext:value-type="string">
            <text:p>454,07947</text:p>
            <text:p>461,29529</text:p>
            <text:p>441,38995</text:p>
            <text:p>451,6143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YAKIN DOĞU ÜNİVERSİTESİ</text:p>
            <text:p>Tıp Fakültesi(KKTC)</text:p>
          </table:table-cell>
          <table:table-cell table:style-name="ce2" office:value-type="string" calcext:value-type="string">
            <text:p>Tıp (İngilizce)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10 + 0</text:p>
            <text:p>10 + 0</text:p>
            <text:p>10 + 0</text:p>
            <text:p>10 + 0</text:p>
          </table:table-cell>
          <table:table-cell table:style-name="ce2" office:value-type="string" calcext:value-type="string">
            <text:p>10</text:p>
            <text:p>10</text:p>
            <text:p>10</text:p>
            <text:p>10</text:p>
          </table:table-cell>
          <table:table-cell table:style-name="ce2" office:value-type="string" calcext:value-type="string">
            <text:p>17.924</text:p>
            <text:p>16.600</text:p>
            <text:p>16.100</text:p>
            <text:p>16.500</text:p>
          </table:table-cell>
          <table:table-cell table:style-name="ce2" office:value-type="string" calcext:value-type="string">
            <text:p>452,53474</text:p>
            <text:p>460,07938</text:p>
            <text:p>439,72803</text:p>
            <text:p>447,777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EDİTEPE ÜNİVERSİTESİ</text:p>
            <text:p>Tıp Fakültesi(Vakıf)</text:p>
          </table:table-cell>
          <table:table-cell table:style-name="ce2" office:value-type="string" calcext:value-type="string">
            <text:p>Tıp</text:p>
            <text:p>(İngilizce)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0 + 0</text:p>
            <text:p>60 + 0</text:p>
            <text:p>60 + 0</text:p>
            <text:p>55 + 0</text:p>
          </table:table-cell>
          <table:table-cell table:style-name="ce2" office:value-type="string" calcext:value-type="string">
            <text:p>60</text:p>
            <text:p>60</text:p>
            <text:p>60</text:p>
            <text:p>55</text:p>
          </table:table-cell>
          <table:table-cell table:style-name="ce2" office:value-type="string" calcext:value-type="string">
            <text:p>24.193</text:p>
            <text:p>24.700</text:p>
            <text:p>23.800</text:p>
            <text:p>24.300</text:p>
          </table:table-cell>
          <table:table-cell table:style-name="ce2" office:value-type="string" calcext:value-type="string">
            <text:p>439,87659</text:p>
            <text:p>442,76992</text:p>
            <text:p>421,54482</text:p>
            <text:p>428,944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ÜKSEK İHTİSAS ÜNİVERSİTESİ</text:p>
            <text:p>Tıp Fakültesi(Vakıf)</text:p>
          </table:table-cell>
          <table:table-cell table:style-name="ce2" office:value-type="string" calcext:value-type="string">
            <text:p>Tıp (Tam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6 + 0</text:p>
            <text:p>6 + 0</text:p>
            <text:p>5 + 0</text:p>
            <text:p>0 + 0</text:p>
          </table:table-cell>
          <table:table-cell table:style-name="ce2" office:value-type="string" calcext:value-type="string">
            <text:p>6</text:p>
            <text:p>6</text:p>
            <text:p>5</text:p>
            <text:p>0</text:p>
          </table:table-cell>
          <table:table-cell table:style-name="ce2" office:value-type="string" calcext:value-type="string">
            <text:p>8.526</text:p>
            <text:p>6.900</text:p>
            <text:p>6.090</text:p>
            <text:p>—</text:p>
          </table:table-cell>
          <table:table-cell table:style-name="ce2" office:value-type="string" calcext:value-type="string">
            <text:p>476,32066</text:p>
            <text:p>487,28940</text:p>
            <text:p>472,09102</text:p>
            <text:p>—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ÜKSEK İHTİSAS ÜNİVERSİTESİ</text:p>
            <text:p>Tıp Fakültesi(Vakıf)</text:p>
          </table:table-cell>
          <table:table-cell table:style-name="ce2" office:value-type="string" calcext:value-type="string">
            <text:p>Tıp (%75 Burslu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2 + 0</text:p>
            <text:p>4 + 0</text:p>
            <text:p>10 + 0</text:p>
            <text:p>0 + 0</text:p>
          </table:table-cell>
          <table:table-cell table:style-name="ce2" office:value-type="string" calcext:value-type="string">
            <text:p>2</text:p>
            <text:p>4</text:p>
            <text:p>10</text:p>
            <text:p>0</text:p>
          </table:table-cell>
          <table:table-cell table:style-name="ce2" office:value-type="string" calcext:value-type="string">
            <text:p>10.341</text:p>
            <text:p>7.960</text:p>
            <text:p>8.080</text:p>
            <text:p>—</text:p>
          </table:table-cell>
          <table:table-cell table:style-name="ce2" office:value-type="string" calcext:value-type="string">
            <text:p>470,86702</text:p>
            <text:p>483,55016</text:p>
            <text:p>463,92526</text:p>
            <text:p>—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YÜKSEK İHTİSAS ÜNİVERSİTESİ</text:p>
            <text:p>Tıp Fakültesi(Vakıf)</text:p>
          </table:table-cell>
          <table:table-cell table:style-name="ce2" office:value-type="string" calcext:value-type="string">
            <text:p>Tıp</text:p>
            <text:p>(Ücretli)</text:p>
          </table:table-cell>
          <table:table-cell table:style-name="ce2" office:value-type="string" calcext:value-type="string">
            <text:p>SAYISAL</text:p>
            <text:p>(2017:MF-3)</text:p>
          </table:table-cell>
          <table:table-cell table:style-name="ce2" office:value-type="string" calcext:value-type="string">
            <text:p>52 + 0</text:p>
            <text:p>50 + 0</text:p>
            <text:p>35 + 0</text:p>
            <text:p>0 + 0</text:p>
          </table:table-cell>
          <table:table-cell table:style-name="ce2" office:value-type="string" calcext:value-type="string">
            <text:p>52</text:p>
            <text:p>50</text:p>
            <text:p>35</text:p>
            <text:p>0</text:p>
          </table:table-cell>
          <table:table-cell table:style-name="ce2" office:value-type="string" calcext:value-type="string">
            <text:p>24.138</text:p>
            <text:p>21.200</text:p>
            <text:p>18.600</text:p>
            <text:p>—</text:p>
          </table:table-cell>
          <table:table-cell table:style-name="ce2" office:value-type="string" calcext:value-type="string">
            <text:p>439,98781</text:p>
            <text:p>450,05701</text:p>
            <text:p>433,58260</text:p>
            <text:p>—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yfa3" table:style-name="ta1">
        <table:table-column table:style-name="co10" table:default-cell-style-name="ce1"/>
        <table:table-column table:style-name="co3" table:default-cell-style-name="ce2"/>
        <table:table-row table:style-name="ro5">
          <table:table-cell table:style-name="ce7" office:value-type="string" calcext:value-type="string">
            <text:p>YÜKSEKÖĞRETİM LİSANS PROGRAMLARI</text:p>
          </table:table-cell>
          <table:table-cell table:style-name="ce7" office:value-type="string" calcext:value-type="string">
            <text:p>PUAN TÜRÜ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cil-yardim-ve-afet-yonetimi-basari-siralamasi-taban-puanlari/" xlink:type="simple">Acil Yardım ve Afet Yönetimi (Fakülte)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cil-yardim-ve-afet-yonetimi-basari-siralamasi-taban-puanlari/" xlink:type="simple">Acil Yardım ve Afet Yönetimi (Yüksekokul)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dli-bilimler-bolumu-basari-siralamasi-taban-puanlari/" xlink:type="simple">Adli Bilimler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dli-bilisim-muhendisligi-basari-siralamasi-taban-puanlari/" xlink:type="simple">Adli Bilişim Mühendisliği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gac-isleri-endustri-muhendisligi-basari-siralamasi-taban-puanlari/" xlink:type="simple">Ağaç İşleri Endüstri Mühendisliği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ktuerya-bolumu-basari-siralamasi-taban-puanlari/" xlink:type="simple">Aktüerya (Fakülte)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ktuerya-bolumu-basari-siralamasi-taban-puanlari/" xlink:type="simple">Aktüerya (Yüksekokul)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ktuerya-bolumu-basari-siralamasi-taban-puanlari/" xlink:type="simple">Aktüerya Bilimleri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astronomi-ve-uzay-bilimleri-bolumu-basari-siralamasi-taban-puanlari/" xlink:type="simple">Astronomi ve Uzay Bilimleri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bahce-bitkileri-bolumu-basari-siralamasi-taban-puanlari/" xlink:type="simple">Bahçe Bitkileri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3" office:value-type="string" calcext:value-type="string">
            <text:p><text:a xlink:href="https://www.basarisiralamalari.com/bahce-bitkileri-bolumu-basari-siralamasi-taban-puanlari/" xlink:type="simple">Bahçe Bitkileri Üretimi ve Pazarlaması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alıkçılık Teknolojis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alıkçılık Teknolojis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asım Teknolojiler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eslenme ve Diyetetik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eslenme ve Diyetetik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lgisayar Bilim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2" office:value-type="string" calcext:value-type="string">
            <text:p><text:a xlink:href="https://www.basarisiralamalari.com/bilgisayar-muhendisligi-basari-siralamasi-taban-puanlari/" xlink:type="simple">Bilgisayar Mühendisliği</text:a>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Bilgisayar Teknolojisi ve Bilişim Sistemleri (Yüksekokul)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Bilgisayar ve Öğretim Teknolojileri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lgisayar ve Yazılım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lgisayar-Enformat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lişim Sistemler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lişim Sistemleri ve Teknoloji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tki Koruma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tkisel Üretim ve Teknoloji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enformatik ve Genet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kimya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loj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loji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medikal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mühendisl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sistem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teknoloj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Biyoteknoloji ve Moleküler Biyoloji</text:p>
          </table:table-cell>
          <table:table-cell office:value-type="string" calcext:value-type="string">
            <text:p><text:a xlink:href="https://www.basarisiralamalari.com/sayisal-puaniyla-ogrenci-alan-bolumler-taban-puanlari/" xlink:type="simple">SAY</text:a></text:p>
          </table:table-cell>
        </table:table-row>
        <table:table-row table:style-name="ro4">
          <table:table-cell office:value-type="string" calcext:value-type="string">
            <text:p>Cevher Hazırlama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Çevre Mühendisliği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Deniz Ulaştırma İşletme Mühendisliği (Fakülte)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Deniz Ulaştırma İşletme Mühendisliğ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Der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Dijital Oyun Tasarım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Dil ve Konuşma Terapis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Diş Hekim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belik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belik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czacılı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lektr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lektrik-Elektron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lektron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lektronik ve Haberleşm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 Mühendisliği Programlar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 Ürünleri Tasarımı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 Ürünleri Tasarımı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 ve Sistem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yel Tasarım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düstriyel Tasarım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er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nerji Sistemler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rgoterapi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Ergoterap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Fen Bilgisi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Fiz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Fiz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Fizik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Fizyoterapi ve Rehabilitasyon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Fizyoterapi ve Rehabilitasyon (Y<text:a xlink:href="https://www.basarisiralamalari.com/sayisal-puaniyla-ogrenci-alan-bolumler-taban-puanlari/" xlink:type="simple">ü</text:a>ksekokul)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Gemi İnşaatı ve Gemi Makineleri Mühendisliği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Gemi Makineleri İşletme Mühendisliği (Fakülte)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Gemi Makineleri İşletme Mühendisliğ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emi ve Deniz Teknolojis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emi ve Yat Tasarım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enetik ve Biyomühendisl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enetik ve Yaşam Bilimleri Programlar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eomat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erontoloj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ıda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ıda Teknolojis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Güverte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arita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avacılık Elektrik ve Elektroniği (Fakülte)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Havacılık Elektrik ve Elektroniği (Y<text:a xlink:href="https://www.basarisiralamalari.com/sayisal-puaniyla-ogrenci-alan-bolumler-taban-puanlari/" xlink:type="simple">ü</text:a>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avacılık ve Uzay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ayvansal Üretim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emşirelik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emşirelik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emşirelik ve Sağlık Hizmetleri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emşirelik ve Sağlık Hizmetler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Hidrojeolo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ç Mimarlı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lköğretim Matematik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malat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nşaat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statist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statistik ve Bilgisayar Bilim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ş Sağlığı ve Güvenliği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ş Sağlığı ve Güvenliğ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İşletm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Jeofiz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Jeolo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anatlı Hayvan yetiştiriciliği</text:p>
          </table:table-cell>
          <table:table-cell office:value-type="string" calcext:value-type="string">
            <text:p><text:a xlink:href="https://www.basarisiralamalari.com/sayisal-puaniyla-ogrenci-alan-bolumler-taban-puanlari/" xlink:type="simple">SAY</text:a></text:p>
          </table:table-cell>
        </table:table-row>
        <table:table-row table:style-name="ro4">
          <table:table-cell office:value-type="string" calcext:value-type="string">
            <text:p>Kentsel Tasarım ve Peyzaj Mimarlığ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imya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imya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imya Mühendisliği ve Uygulamalı Kimya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imya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imya ve Süreç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imya-Biyolo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Kontrol ve Otomasyon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Lif ve Polimer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den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kin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kine ve İmalat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lzeme Bilimi v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lzeme Bilimi ve Nanoteknolo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lzeme Bilimi ve Teknoloji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lzem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temat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temat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tematik Öğretmen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tematik ve Bilgisayar Bilim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atematik-Bilgisayar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ekatron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ekatronik Sistemler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etalurji ve Malzem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eteorolo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imarlı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oleküler Biyoloji ve Genetik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oleküler Biyoteknoloj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ühendislik Programlar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Mühendislik ve Doğa Bilimleri Programlar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Nanobilim ve Nanoteknoloj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Nanoteknolo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Nükleer Enerj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dyoloji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dyoloj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ptik ve Akust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rman Endüstris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rman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rtez-Protez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rtez-Protez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Otomotiv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Perfüzyon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Perfüzyon (Yüksekokul)</text:p>
          </table:table-cell>
          <table:table-cell office:value-type="string" calcext:value-type="string">
            <text:p><text:a xlink:href="https://www.basarisiralamalari.com/sayisal-puaniyla-ogrenci-alan-bolumler-taban-puanlari/" xlink:type="simple">SAY</text:a></text:p>
          </table:table-cell>
        </table:table-row>
        <table:table-row table:style-name="ro4">
          <table:table-cell office:value-type="string" calcext:value-type="string">
            <text:p>Petrol ve Doğalgaz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Peyzaj Mimarlığ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Pilotaj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Polimer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Raylı Sistemler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Su Bilimleri ve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Su Ürünler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Süt Teknolojis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Şehir ve Bölge Planlama</text:p>
          </table:table-cell>
          <table:table-cell office:value-type="string" calcext:value-type="string">
            <text:p>SAY</text:p>
          </table:table-cell>
        </table:table-row>
        <table:table-row table:style-name="ro5">
          <table:table-cell office:value-type="string" calcext:value-type="string">
            <text:p>Tarım Makineleri ve Teknolojileri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arımsal Biyoteknoloj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arımsal Geneti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arımsal Yapılar ve Sulama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arla Bitki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ekstil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table:style-name="ce2" office:value-type="string" calcext:value-type="string">
            <text:p><text:a xlink:href="https://www.basarisiralamalari.com/tip-fakultesi-basari-siralamasi-taban-puanlari/" xlink:type="simple">Tıp Fakültesi</text:a>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ıp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oprak Bilimi ve Bitki Besleme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Tütün Eksperliği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çak Elektrik-Elektronik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çak Elektrik-Elektronik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çak Gövde-Motor Bakım (Fakülte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çak Gövde-Motor Bakım (Yüksekokul)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çak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çak ve Uzay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laştırma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zay Bilimleri ve Teknolojiler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Uzay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Veteriner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Yaban Hayatı Ekolojisi ve Yönetim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Yazılım Mühendisliği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Yer Bilimleri Mühendisliği Programlar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Ziraat Mühendisliği Programları</text:p>
          </table:table-cell>
          <table:table-cell office:value-type="string" calcext:value-type="string">
            <text:p>SAY</text:p>
          </table:table-cell>
        </table:table-row>
        <table:table-row table:style-name="ro4">
          <table:table-cell office:value-type="string" calcext:value-type="string">
            <text:p>Zootekni</text:p>
          </table:table-cell>
          <table:table-cell office:value-type="string" calcext:value-type="string">
            <text:p>SAY</text:p>
          </table:table-cell>
        </table:table-row>
      </table:table>
      <table:table table:name="Sayfa2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4">
          <table:table-cell table:number-columns-repeated="6"/>
          <table:table-cell office:value-type="string" calcext:value-type="string">
            <text:p>okul</text:p>
          </table:table-cell>
          <table:table-cell office:value-type="float" office:value="92.87" calcext:value-type="float">
            <text:p>92,87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ham puan</text:p>
          </table:table-cell>
          <table:table-cell office:value-type="string" calcext:value-type="string">
            <text:p>obp</text:p>
          </table:table-cell>
          <table:table-cell table:number-columns-repeated="2"/>
          <table:table-cell office:value-type="string" calcext:value-type="string">
            <text:p>Obp *5</text:p>
          </table:table-cell>
          <table:table-cell table:formula="of:=[.H1]*5" office:value-type="float" office:value="464.35" calcext:value-type="float">
            <text:p>464,35</text:p>
          </table:table-cell>
        </table:table-row>
        <table:table-row table:style-name="ro4">
          <table:table-cell/>
          <table:table-cell office:value-type="string" calcext:value-type="string">
            <text:p>tyt</text:p>
          </table:table-cell>
          <table:table-cell office:value-type="float" office:value="413.11848" calcext:value-type="float">
            <text:p>413,11848</text:p>
          </table:table-cell>
          <table:table-cell table:style-name="ce11" table:formula="of:=[.H3]" office:value-type="float" office:value="55.722" calcext:value-type="float">
            <text:p>55,722</text:p>
          </table:table-cell>
          <table:table-cell table:style-name="ce12" table:formula="of:=SUM([.C3:.D3])" office:value-type="float" office:value="468.84048" calcext:value-type="float">
            <text:p>468,84048</text:p>
          </table:table-cell>
          <table:table-cell/>
          <table:table-cell office:value-type="string" calcext:value-type="string">
            <text:p>Katsayı 0,12</text:p>
          </table:table-cell>
          <table:table-cell table:style-name="ce11" table:formula="of:=[.H2]*0.12" office:value-type="float" office:value="55.722" calcext:value-type="float">
            <text:p>55,722</text:p>
          </table:table-cell>
        </table:table-row>
        <table:table-row table:style-name="ro4">
          <table:table-cell/>
          <table:table-cell office:value-type="string" calcext:value-type="string">
            <text:p>say</text:p>
          </table:table-cell>
          <table:table-cell office:value-type="float" office:value="398.98808" calcext:value-type="float">
            <text:p>398,98808</text:p>
          </table:table-cell>
          <table:table-cell table:style-name="ce11" table:formula="of:=[.D3]" office:value-type="float" office:value="55.722" calcext:value-type="float">
            <text:p>55,722</text:p>
          </table:table-cell>
          <table:table-cell table:style-name="ce13" table:formula="of:=SUM([.C4:.D4])" office:value-type="float" office:value="454.71008" calcext:value-type="float">
            <text:p>454,71008</text:p>
          </table:table-cell>
          <table:table-cell table:number-columns-repeated="3"/>
        </table:table-row>
        <table:table-row table:style-name="ro4" table:number-rows-repeated="3">
          <table:table-cell table:number-columns-repeated="8"/>
        </table:table-row>
        <table:table-row table:style-name="ro4">
          <table:table-cell/>
          <table:table-cell table:style-name="ce1"/>
          <table:table-cell table:style-name="ce1" office:value-type="string" calcext:value-type="string">
            <text:p>Puan</text:p>
          </table:table-cell>
          <table:table-cell table:style-name="ce1" office:value-type="string" calcext:value-type="string">
            <text:p>sıralama</text:p>
          </table:table-cell>
          <table:table-cell table:style-name="ce1" office:value-type="string" calcext:value-type="string">
            <text:p>%</text:p>
          </table:table-cell>
          <table:table-cell table:number-columns-repeated="3"/>
        </table:table-row>
        <table:table-row table:style-name="ro6">
          <table:table-cell/>
          <table:table-cell table:style-name="ce8" office:value-type="string" calcext:value-type="string">
            <text:p>tyt</text:p>
          </table:table-cell>
          <table:table-cell table:style-name="ce9" office:value-type="float" office:value="468.84048" calcext:value-type="float">
            <text:p>468,84048</text:p>
          </table:table-cell>
          <table:table-cell table:style-name="ce8" office:value-type="float" office:value="19184" calcext:value-type="float">
            <text:p>19184</text:p>
          </table:table-cell>
          <table:table-cell table:style-name="ce1" office:value-type="float" office:value="40" calcext:value-type="float">
            <text:p>40</text:p>
          </table:table-cell>
          <table:table-cell table:style-name="ce14" table:formula="of:=[.C9]*[.E9]/100" office:value-type="float" office:value="187.536192" calcext:value-type="float">
            <text:p>187,536192</text:p>
          </table:table-cell>
          <table:table-cell table:style-name="ce14"/>
          <table:table-cell/>
        </table:table-row>
        <table:table-row table:style-name="ro6">
          <table:table-cell/>
          <table:table-cell table:style-name="ce8" office:value-type="string" calcext:value-type="string">
            <text:p>say</text:p>
          </table:table-cell>
          <table:table-cell table:style-name="ce10" office:value-type="float" office:value="454.71008" calcext:value-type="float">
            <text:p>454,71008</text:p>
          </table:table-cell>
          <table:table-cell table:style-name="ce8" office:value-type="float" office:value="22047" calcext:value-type="float">
            <text:p>22047</text:p>
          </table:table-cell>
          <table:table-cell table:style-name="ce1" office:value-type="float" office:value="60" calcext:value-type="float">
            <text:p>60</text:p>
          </table:table-cell>
          <table:table-cell table:style-name="ce14" table:formula="of:=[.C10]*[.E10]/100" office:value-type="float" office:value="272.826048" calcext:value-type="float">
            <text:p>272,826048</text:p>
          </table:table-cell>
          <table:table-cell table:number-columns-repeated="2"/>
        </table:table-row>
        <table:table-row table:style-name="ro4">
          <table:table-cell table:number-columns-repeated="8"/>
        </table:table-row>
        <table:table-row table:style-name="ro7">
          <table:table-cell table:number-columns-repeated="5"/>
          <table:table-cell table:style-name="ce15" table:formula="of:=[.F10]+[.F9]" office:value-type="float" office:value="460.36224" calcext:value-type="float">
            <text:p>460,3622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ayfa1.A16:Sayfa1.J4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.00.0000</text:date>, <text:time style:data-style-name="N2" text:time-value="18:50:28.628839789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2:44:25.424837457</meta:creation-date>
    <dc:date>2018-08-01T19:21:24.445335345</dc:date>
    <meta:editing-duration>PT9H56M38S</meta:editing-duration>
    <meta:editing-cycles>5</meta:editing-cycles>
    <meta:generator>LibreOffice/5.2.7.2$Linux_X86_64 LibreOffice_project/20m0$Build-2</meta:generator>
    <meta:document-statistic meta:table-count="3" meta:cell-count="1820" meta:object-count="0"/>
  </office:meta>
</office:document-meta>
</file>